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DEBF7"/>
    </style:style>
    <style:style style:name="ce3" style:family="table-cell" style:parent-style-name="Default" style:data-style-name="N0">
      <style:table-cell-properties style:vertical-align="automatic" fo:background-color="#FFF2CC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#FFF2CC"/>
    </style:style>
    <style:style style:name="ce5" style:family="table-cell" style:parent-style-name="Default" style:data-style-name="N0">
      <style:table-cell-properties style:vertical-align="middle" fo:wrap-option="wrap" fo:background-color="#E2EFDA"/>
    </style:style>
    <style:style style:name="ce6" style:family="table-cell" style:parent-style-name="Default" style:data-style-name="N0">
      <style:table-cell-properties fo:background-color="#E2EFDA"/>
    </style:style>
    <style:style style:name="ce7" style:family="table-cell" style:parent-style-name="Default" style:data-style-name="N0">
      <style:table-cell-properties style:vertical-align="middle" fo:wrap-option="wrap" fo:background-color="#DDEBF7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DDEBF7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4472C4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BF8F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70AD47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AGpkin_templat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his is a prefilled example.<text:s/><text:span text:style-name="T2">Remove the data below and fill with your data according to the following instructions:<text:s/>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. Place the values of<text:s/><text:span text:style-name="T3">time</text:span><text:s/>over the blue column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. Place the values of<text:s/><text:span text:style-name="T4">protein concentration</text:span><text:s/>(from 1 up to 100 different values) over the yellow row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. Place over the green cells the measured values of<text:s/><text:span text:style-name="T5">protein mass<text:s/></text:span>or<text:s/><text:span text:style-name="T5">protein size</text:span>. To remove outliers just delete the respective cell(s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4. Save this file<text:s/><text:span text:style-name="T2">keeping the .ods forma</text:span>t and upload the file into the NAGpkin Web application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Time<text:s/></text:p>
          </table:table-cell>
          <table:table-cell office:value-type="string" table:style-name="ce3">
            <text:p>C1</text:p>
          </table:table-cell>
          <table:table-cell office:value-type="string" table:style-name="ce3">
            <text:p>C2</text:p>
          </table:table-cell>
          <table:table-cell office:value-type="string" table:style-name="ce4">
            <text:p>…</text:p>
          </table:table-cell>
          <table:table-cell table:number-columns-repeated="19" table:style-name="ce4"/>
          <table:table-cell table:number-columns-repeated="16361" table:style-name="ce1"/>
        </table:table-row>
        <table:table-row table:style-name="ro1">
          <table:table-cell office:value-type="float" office:value="0" table:style-name="ce7">
            <text:p>0</text:p>
          </table:table-cell>
          <table:table-cell office:value-type="float" office:value="128942" table:style-name="ce8">
            <text:p>128942</text:p>
          </table:table-cell>
          <table:table-cell office:value-type="float" office:value="143767" table:style-name="ce8">
            <text:p>143767</text:p>
          </table:table-cell>
          <table:table-cell table:number-columns-repeated="3" table:style-name="ce5"/>
          <table:table-cell table:number-columns-repeated="22" table:style-name="ce6"/>
          <table:table-cell table:number-columns-repeated="16356"/>
        </table:table-row>
        <table:table-row table:style-name="ro1">
          <table:table-cell office:value-type="float" office:value="608" table:style-name="ce7">
            <text:p>608</text:p>
          </table:table-cell>
          <table:table-cell office:value-type="float" office:value="127784" table:style-name="ce8">
            <text:p>127784</text:p>
          </table:table-cell>
          <table:table-cell office:value-type="float" office:value="144753" table:style-name="ce8">
            <text:p>144753</text:p>
          </table:table-cell>
          <table:table-cell table:number-columns-repeated="3" table:style-name="ce5"/>
          <table:table-cell table:number-columns-repeated="22" table:style-name="ce6"/>
          <table:table-cell table:number-columns-repeated="16356"/>
        </table:table-row>
        <table:table-row table:style-name="ro1">
          <table:table-cell office:value-type="float" office:value="1215" table:style-name="ce7">
            <text:p>1215</text:p>
          </table:table-cell>
          <table:table-cell office:value-type="float" office:value="130063" table:style-name="ce8">
            <text:p>130063</text:p>
          </table:table-cell>
          <table:table-cell office:value-type="float" office:value="145943" table:style-name="ce8">
            <text:p>145943</text:p>
          </table:table-cell>
          <table:table-cell table:number-columns-repeated="3" table:style-name="ce5"/>
          <table:table-cell table:number-columns-repeated="22" table:style-name="ce6"/>
          <table:table-cell table:number-columns-repeated="16356"/>
        </table:table-row>
        <table:table-row table:style-name="ro1">
          <table:table-cell office:value-type="float" office:value="1822" table:style-name="ce7">
            <text:p>1822</text:p>
          </table:table-cell>
          <table:table-cell office:value-type="float" office:value="127807" table:style-name="ce8">
            <text:p>127807</text:p>
          </table:table-cell>
          <table:table-cell office:value-type="float" office:value="142936" table:style-name="ce8">
            <text:p>142936</text:p>
          </table:table-cell>
          <table:table-cell table:number-columns-repeated="3" table:style-name="ce5"/>
          <table:table-cell table:number-columns-repeated="22" table:style-name="ce6"/>
          <table:table-cell table:number-columns-repeated="16356"/>
        </table:table-row>
        <table:table-row table:style-name="ro1">
          <table:table-cell office:value-type="float" office:value="2429" table:style-name="ce7">
            <text:p>2429</text:p>
          </table:table-cell>
          <table:table-cell office:value-type="float" office:value="130168" table:style-name="ce8">
            <text:p>130168</text:p>
          </table:table-cell>
          <table:table-cell office:value-type="float" office:value="144947" table:style-name="ce8">
            <text:p>144947</text:p>
          </table:table-cell>
          <table:table-cell table:number-columns-repeated="3" table:style-name="ce5"/>
          <table:table-cell table:number-columns-repeated="22" table:style-name="ce6"/>
          <table:table-cell table:number-columns-repeated="16356"/>
        </table:table-row>
        <table:table-row table:style-name="ro1">
          <table:table-cell office:value-type="float" office:value="3036" table:style-name="ce9">
            <text:p>3036</text:p>
          </table:table-cell>
          <table:table-cell office:value-type="float" office:value="131285" table:style-name="ce8">
            <text:p>131285</text:p>
          </table:table-cell>
          <table:table-cell office:value-type="float" office:value="145345" table:style-name="ce8">
            <text:p>145345</text:p>
          </table:table-cell>
          <table:table-cell table:number-columns-repeated="25" table:style-name="ce6"/>
          <table:table-cell table:number-columns-repeated="16356"/>
        </table:table-row>
        <table:table-row table:style-name="ro1">
          <table:table-cell office:value-type="float" office:value="3643" table:style-name="ce9">
            <text:p>3643</text:p>
          </table:table-cell>
          <table:table-cell office:value-type="float" office:value="130531" table:style-name="ce8">
            <text:p>130531</text:p>
          </table:table-cell>
          <table:table-cell office:value-type="float" office:value="144969" table:style-name="ce8">
            <text:p>144969</text:p>
          </table:table-cell>
          <table:table-cell table:number-columns-repeated="25" table:style-name="ce6"/>
          <table:table-cell table:number-columns-repeated="16356"/>
        </table:table-row>
        <table:table-row table:style-name="ro1">
          <table:table-cell office:value-type="float" office:value="4250" table:style-name="ce9">
            <text:p>4250</text:p>
          </table:table-cell>
          <table:table-cell office:value-type="float" office:value="129416" table:style-name="ce8">
            <text:p>129416</text:p>
          </table:table-cell>
          <table:table-cell office:value-type="float" office:value="144806" table:style-name="ce8">
            <text:p>144806</text:p>
          </table:table-cell>
          <table:table-cell table:number-columns-repeated="25" table:style-name="ce6"/>
          <table:table-cell table:number-columns-repeated="16356"/>
        </table:table-row>
        <table:table-row table:style-name="ro1">
          <table:table-cell office:value-type="float" office:value="4857" table:style-name="ce9">
            <text:p>4857</text:p>
          </table:table-cell>
          <table:table-cell office:value-type="float" office:value="131261" table:style-name="ce8">
            <text:p>131261</text:p>
          </table:table-cell>
          <table:table-cell office:value-type="float" office:value="145368" table:style-name="ce8">
            <text:p>145368</text:p>
          </table:table-cell>
          <table:table-cell table:number-columns-repeated="25" table:style-name="ce6"/>
          <table:table-cell table:number-columns-repeated="16356"/>
        </table:table-row>
        <table:table-row table:style-name="ro1">
          <table:table-cell office:value-type="float" office:value="5464" table:style-name="ce9">
            <text:p>5464</text:p>
          </table:table-cell>
          <table:table-cell office:value-type="float" office:value="127625" table:style-name="ce8">
            <text:p>127625</text:p>
          </table:table-cell>
          <table:table-cell office:value-type="float" office:value="145429" table:style-name="ce8">
            <text:p>145429</text:p>
          </table:table-cell>
          <table:table-cell table:number-columns-repeated="25" table:style-name="ce6"/>
          <table:table-cell table:number-columns-repeated="16356"/>
        </table:table-row>
        <table:table-row table:style-name="ro1">
          <table:table-cell office:value-type="float" office:value="6071" table:style-name="ce9">
            <text:p>6071</text:p>
          </table:table-cell>
          <table:table-cell office:value-type="float" office:value="128154" table:style-name="ce8">
            <text:p>128154</text:p>
          </table:table-cell>
          <table:table-cell office:value-type="float" office:value="144965" table:style-name="ce8">
            <text:p>144965</text:p>
          </table:table-cell>
          <table:table-cell table:number-columns-repeated="25" table:style-name="ce6"/>
          <table:table-cell table:number-columns-repeated="16356"/>
        </table:table-row>
        <table:table-row table:style-name="ro1">
          <table:table-cell office:value-type="float" office:value="6678" table:style-name="ce9">
            <text:p>6678</text:p>
          </table:table-cell>
          <table:table-cell office:value-type="float" office:value="129880" table:style-name="ce8">
            <text:p>129880</text:p>
          </table:table-cell>
          <table:table-cell office:value-type="float" office:value="145377" table:style-name="ce8">
            <text:p>145377</text:p>
          </table:table-cell>
          <table:table-cell table:number-columns-repeated="25" table:style-name="ce6"/>
          <table:table-cell table:number-columns-repeated="16356"/>
        </table:table-row>
        <table:table-row table:style-name="ro1">
          <table:table-cell office:value-type="float" office:value="7285" table:style-name="ce9">
            <text:p>7285</text:p>
          </table:table-cell>
          <table:table-cell office:value-type="float" office:value="127719" table:style-name="ce8">
            <text:p>127719</text:p>
          </table:table-cell>
          <table:table-cell office:value-type="float" office:value="145534" table:style-name="ce8">
            <text:p>145534</text:p>
          </table:table-cell>
          <table:table-cell table:number-columns-repeated="25" table:style-name="ce6"/>
          <table:table-cell table:number-columns-repeated="16356"/>
        </table:table-row>
        <table:table-row table:style-name="ro1">
          <table:table-cell office:value-type="float" office:value="7892" table:style-name="ce9">
            <text:p>7892</text:p>
          </table:table-cell>
          <table:table-cell office:value-type="float" office:value="127841" table:style-name="ce8">
            <text:p>127841</text:p>
          </table:table-cell>
          <table:table-cell office:value-type="float" office:value="144804" table:style-name="ce8">
            <text:p>144804</text:p>
          </table:table-cell>
          <table:table-cell table:number-columns-repeated="25" table:style-name="ce6"/>
          <table:table-cell table:number-columns-repeated="16356"/>
        </table:table-row>
        <table:table-row table:style-name="ro1">
          <table:table-cell office:value-type="float" office:value="8499" table:style-name="ce9">
            <text:p>8499</text:p>
          </table:table-cell>
          <table:table-cell office:value-type="float" office:value="130145" table:style-name="ce8">
            <text:p>130145</text:p>
          </table:table-cell>
          <table:table-cell office:value-type="float" office:value="144642" table:style-name="ce8">
            <text:p>144642</text:p>
          </table:table-cell>
          <table:table-cell table:number-columns-repeated="25" table:style-name="ce6"/>
          <table:table-cell table:number-columns-repeated="16356"/>
        </table:table-row>
        <table:table-row table:style-name="ro1">
          <table:table-cell office:value-type="float" office:value="9106" table:style-name="ce9">
            <text:p>9106</text:p>
          </table:table-cell>
          <table:table-cell office:value-type="float" office:value="130452" table:style-name="ce8">
            <text:p>130452</text:p>
          </table:table-cell>
          <table:table-cell office:value-type="float" office:value="145885" table:style-name="ce8">
            <text:p>145885</text:p>
          </table:table-cell>
          <table:table-cell table:number-columns-repeated="25" table:style-name="ce6"/>
          <table:table-cell table:number-columns-repeated="16356"/>
        </table:table-row>
        <table:table-row table:style-name="ro1">
          <table:table-cell office:value-type="float" office:value="9713" table:style-name="ce9">
            <text:p>9713</text:p>
          </table:table-cell>
          <table:table-cell office:value-type="float" office:value="127832" table:style-name="ce8">
            <text:p>127832</text:p>
          </table:table-cell>
          <table:table-cell office:value-type="float" office:value="144174" table:style-name="ce8">
            <text:p>144174</text:p>
          </table:table-cell>
          <table:table-cell table:number-columns-repeated="25" table:style-name="ce6"/>
          <table:table-cell table:number-columns-repeated="16356"/>
        </table:table-row>
        <table:table-row table:style-name="ro1">
          <table:table-cell office:value-type="float" office:value="10320" table:style-name="ce9">
            <text:p>10320</text:p>
          </table:table-cell>
          <table:table-cell office:value-type="float" office:value="131231" table:style-name="ce8">
            <text:p>131231</text:p>
          </table:table-cell>
          <table:table-cell office:value-type="float" office:value="145711" table:style-name="ce8">
            <text:p>145711</text:p>
          </table:table-cell>
          <table:table-cell table:number-columns-repeated="25" table:style-name="ce6"/>
          <table:table-cell table:number-columns-repeated="16356"/>
        </table:table-row>
        <table:table-row table:style-name="ro1">
          <table:table-cell office:value-type="float" office:value="10927" table:style-name="ce9">
            <text:p>10927</text:p>
          </table:table-cell>
          <table:table-cell office:value-type="float" office:value="129579" table:style-name="ce8">
            <text:p>129579</text:p>
          </table:table-cell>
          <table:table-cell office:value-type="float" office:value="146174" table:style-name="ce8">
            <text:p>146174</text:p>
          </table:table-cell>
          <table:table-cell table:number-columns-repeated="25" table:style-name="ce6"/>
          <table:table-cell table:number-columns-repeated="16356"/>
        </table:table-row>
        <table:table-row table:style-name="ro1">
          <table:table-cell office:value-type="float" office:value="11534" table:style-name="ce9">
            <text:p>11534</text:p>
          </table:table-cell>
          <table:table-cell office:value-type="float" office:value="130537" table:style-name="ce8">
            <text:p>130537</text:p>
          </table:table-cell>
          <table:table-cell office:value-type="float" office:value="145054" table:style-name="ce8">
            <text:p>145054</text:p>
          </table:table-cell>
          <table:table-cell table:number-columns-repeated="25" table:style-name="ce6"/>
          <table:table-cell table:number-columns-repeated="16356"/>
        </table:table-row>
        <table:table-row table:style-name="ro1">
          <table:table-cell office:value-type="float" office:value="12141" table:style-name="ce9">
            <text:p>12141</text:p>
          </table:table-cell>
          <table:table-cell office:value-type="float" office:value="129331" table:style-name="ce8">
            <text:p>129331</text:p>
          </table:table-cell>
          <table:table-cell office:value-type="float" office:value="143450" table:style-name="ce8">
            <text:p>143450</text:p>
          </table:table-cell>
          <table:table-cell table:number-columns-repeated="25" table:style-name="ce6"/>
          <table:table-cell table:number-columns-repeated="16356"/>
        </table:table-row>
        <table:table-row table:style-name="ro1">
          <table:table-cell office:value-type="float" office:value="12748" table:style-name="ce9">
            <text:p>12748</text:p>
          </table:table-cell>
          <table:table-cell office:value-type="float" office:value="127306" table:style-name="ce8">
            <text:p>127306</text:p>
          </table:table-cell>
          <table:table-cell office:value-type="float" office:value="145080" table:style-name="ce8">
            <text:p>145080</text:p>
          </table:table-cell>
          <table:table-cell table:number-columns-repeated="25" table:style-name="ce6"/>
          <table:table-cell table:number-columns-repeated="16356"/>
        </table:table-row>
        <table:table-row table:style-name="ro1">
          <table:table-cell office:value-type="float" office:value="13355" table:style-name="ce9">
            <text:p>13355</text:p>
          </table:table-cell>
          <table:table-cell office:value-type="float" office:value="130730" table:style-name="ce8">
            <text:p>130730</text:p>
          </table:table-cell>
          <table:table-cell office:value-type="float" office:value="145295" table:style-name="ce8">
            <text:p>145295</text:p>
          </table:table-cell>
          <table:table-cell table:number-columns-repeated="25" table:style-name="ce6"/>
          <table:table-cell table:number-columns-repeated="16356"/>
        </table:table-row>
        <table:table-row table:style-name="ro1">
          <table:table-cell office:value-type="float" office:value="13962" table:style-name="ce9">
            <text:p>13962</text:p>
          </table:table-cell>
          <table:table-cell office:value-type="float" office:value="129308" table:style-name="ce8">
            <text:p>129308</text:p>
          </table:table-cell>
          <table:table-cell office:value-type="float" office:value="145258" table:style-name="ce8">
            <text:p>145258</text:p>
          </table:table-cell>
          <table:table-cell table:number-columns-repeated="25" table:style-name="ce6"/>
          <table:table-cell table:number-columns-repeated="16356"/>
        </table:table-row>
        <table:table-row table:style-name="ro1">
          <table:table-cell office:value-type="float" office:value="14569" table:style-name="ce9">
            <text:p>14569</text:p>
          </table:table-cell>
          <table:table-cell office:value-type="float" office:value="129619" table:style-name="ce8">
            <text:p>129619</text:p>
          </table:table-cell>
          <table:table-cell office:value-type="float" office:value="145501" table:style-name="ce8">
            <text:p>145501</text:p>
          </table:table-cell>
          <table:table-cell table:number-columns-repeated="25" table:style-name="ce6"/>
          <table:table-cell table:number-columns-repeated="16356"/>
        </table:table-row>
        <table:table-row table:style-name="ro1">
          <table:table-cell office:value-type="float" office:value="15176" table:style-name="ce9">
            <text:p>15176</text:p>
          </table:table-cell>
          <table:table-cell office:value-type="float" office:value="128385" table:style-name="ce8">
            <text:p>128385</text:p>
          </table:table-cell>
          <table:table-cell office:value-type="float" office:value="144929" table:style-name="ce8">
            <text:p>144929</text:p>
          </table:table-cell>
          <table:table-cell table:number-columns-repeated="25" table:style-name="ce6"/>
          <table:table-cell table:number-columns-repeated="16356"/>
        </table:table-row>
        <table:table-row table:style-name="ro1">
          <table:table-cell office:value-type="float" office:value="15783" table:style-name="ce9">
            <text:p>15783</text:p>
          </table:table-cell>
          <table:table-cell office:value-type="float" office:value="129495" table:style-name="ce8">
            <text:p>129495</text:p>
          </table:table-cell>
          <table:table-cell office:value-type="float" office:value="146261" table:style-name="ce8">
            <text:p>146261</text:p>
          </table:table-cell>
          <table:table-cell table:number-columns-repeated="25" table:style-name="ce6"/>
          <table:table-cell table:number-columns-repeated="16356"/>
        </table:table-row>
        <table:table-row table:style-name="ro1">
          <table:table-cell office:value-type="float" office:value="16390" table:style-name="ce9">
            <text:p>16390</text:p>
          </table:table-cell>
          <table:table-cell office:value-type="float" office:value="128021" table:style-name="ce8">
            <text:p>128021</text:p>
          </table:table-cell>
          <table:table-cell office:value-type="float" office:value="144162" table:style-name="ce8">
            <text:p>144162</text:p>
          </table:table-cell>
          <table:table-cell table:number-columns-repeated="25" table:style-name="ce6"/>
          <table:table-cell table:number-columns-repeated="16356"/>
        </table:table-row>
        <table:table-row table:style-name="ro1">
          <table:table-cell office:value-type="float" office:value="16997" table:style-name="ce9">
            <text:p>16997</text:p>
          </table:table-cell>
          <table:table-cell office:value-type="float" office:value="128839" table:style-name="ce8">
            <text:p>128839</text:p>
          </table:table-cell>
          <table:table-cell office:value-type="float" office:value="145792" table:style-name="ce8">
            <text:p>145792</text:p>
          </table:table-cell>
          <table:table-cell table:number-columns-repeated="25" table:style-name="ce6"/>
          <table:table-cell table:number-columns-repeated="16356"/>
        </table:table-row>
        <table:table-row table:style-name="ro1">
          <table:table-cell office:value-type="float" office:value="17604" table:style-name="ce9">
            <text:p>17604</text:p>
          </table:table-cell>
          <table:table-cell office:value-type="float" office:value="127945" table:style-name="ce8">
            <text:p>127945</text:p>
          </table:table-cell>
          <table:table-cell office:value-type="float" office:value="144997" table:style-name="ce8">
            <text:p>144997</text:p>
          </table:table-cell>
          <table:table-cell table:number-columns-repeated="25" table:style-name="ce6"/>
          <table:table-cell table:number-columns-repeated="16356"/>
        </table:table-row>
        <table:table-row table:style-name="ro1">
          <table:table-cell office:value-type="float" office:value="18211" table:style-name="ce9">
            <text:p>18211</text:p>
          </table:table-cell>
          <table:table-cell office:value-type="float" office:value="129791" table:style-name="ce8">
            <text:p>129791</text:p>
          </table:table-cell>
          <table:table-cell office:value-type="float" office:value="146007" table:style-name="ce8">
            <text:p>146007</text:p>
          </table:table-cell>
          <table:table-cell table:number-columns-repeated="25" table:style-name="ce6"/>
          <table:table-cell table:number-columns-repeated="16356"/>
        </table:table-row>
        <table:table-row table:style-name="ro1">
          <table:table-cell office:value-type="float" office:value="18818" table:style-name="ce9">
            <text:p>18818</text:p>
          </table:table-cell>
          <table:table-cell office:value-type="float" office:value="128779" table:style-name="ce8">
            <text:p>128779</text:p>
          </table:table-cell>
          <table:table-cell office:value-type="float" office:value="143833" table:style-name="ce8">
            <text:p>143833</text:p>
          </table:table-cell>
          <table:table-cell table:number-columns-repeated="25" table:style-name="ce6"/>
          <table:table-cell table:number-columns-repeated="16356"/>
        </table:table-row>
        <table:table-row table:style-name="ro1">
          <table:table-cell office:value-type="float" office:value="19425" table:style-name="ce9">
            <text:p>19425</text:p>
          </table:table-cell>
          <table:table-cell office:value-type="float" office:value="128986" table:style-name="ce8">
            <text:p>128986</text:p>
          </table:table-cell>
          <table:table-cell office:value-type="float" office:value="145324" table:style-name="ce8">
            <text:p>145324</text:p>
          </table:table-cell>
          <table:table-cell table:number-columns-repeated="25" table:style-name="ce6"/>
          <table:table-cell table:number-columns-repeated="16356"/>
        </table:table-row>
        <table:table-row table:style-name="ro1">
          <table:table-cell office:value-type="float" office:value="20032" table:style-name="ce9">
            <text:p>20032</text:p>
          </table:table-cell>
          <table:table-cell office:value-type="float" office:value="129511" table:style-name="ce8">
            <text:p>129511</text:p>
          </table:table-cell>
          <table:table-cell office:value-type="float" office:value="145765" table:style-name="ce8">
            <text:p>145765</text:p>
          </table:table-cell>
          <table:table-cell table:number-columns-repeated="25" table:style-name="ce6"/>
          <table:table-cell table:number-columns-repeated="16356"/>
        </table:table-row>
        <table:table-row table:style-name="ro1">
          <table:table-cell office:value-type="float" office:value="20639" table:style-name="ce9">
            <text:p>20639</text:p>
          </table:table-cell>
          <table:table-cell office:value-type="float" office:value="129239" table:style-name="ce8">
            <text:p>129239</text:p>
          </table:table-cell>
          <table:table-cell office:value-type="float" office:value="145411" table:style-name="ce8">
            <text:p>145411</text:p>
          </table:table-cell>
          <table:table-cell table:number-columns-repeated="25" table:style-name="ce6"/>
          <table:table-cell table:number-columns-repeated="16356"/>
        </table:table-row>
        <table:table-row table:style-name="ro1">
          <table:table-cell office:value-type="float" office:value="21246" table:style-name="ce9">
            <text:p>21246</text:p>
          </table:table-cell>
          <table:table-cell office:value-type="float" office:value="131229" table:style-name="ce8">
            <text:p>131229</text:p>
          </table:table-cell>
          <table:table-cell office:value-type="float" office:value="146694" table:style-name="ce8">
            <text:p>146694</text:p>
          </table:table-cell>
          <table:table-cell table:number-columns-repeated="25" table:style-name="ce6"/>
          <table:table-cell table:number-columns-repeated="16356"/>
        </table:table-row>
        <table:table-row table:style-name="ro1">
          <table:table-cell office:value-type="float" office:value="21853" table:style-name="ce9">
            <text:p>21853</text:p>
          </table:table-cell>
          <table:table-cell office:value-type="float" office:value="131565" table:style-name="ce8">
            <text:p>131565</text:p>
          </table:table-cell>
          <table:table-cell office:value-type="float" office:value="145797" table:style-name="ce8">
            <text:p>145797</text:p>
          </table:table-cell>
          <table:table-cell table:number-columns-repeated="25" table:style-name="ce6"/>
          <table:table-cell table:number-columns-repeated="16356"/>
        </table:table-row>
        <table:table-row table:style-name="ro1">
          <table:table-cell office:value-type="float" office:value="22460" table:style-name="ce9">
            <text:p>22460</text:p>
          </table:table-cell>
          <table:table-cell office:value-type="float" office:value="127600" table:style-name="ce8">
            <text:p>127600</text:p>
          </table:table-cell>
          <table:table-cell office:value-type="float" office:value="145340" table:style-name="ce8">
            <text:p>145340</text:p>
          </table:table-cell>
          <table:table-cell table:number-columns-repeated="25" table:style-name="ce6"/>
          <table:table-cell table:number-columns-repeated="16356"/>
        </table:table-row>
        <table:table-row table:style-name="ro1">
          <table:table-cell office:value-type="float" office:value="23067" table:style-name="ce9">
            <text:p>23067</text:p>
          </table:table-cell>
          <table:table-cell office:value-type="float" office:value="127520" table:style-name="ce8">
            <text:p>127520</text:p>
          </table:table-cell>
          <table:table-cell office:value-type="float" office:value="144254" table:style-name="ce8">
            <text:p>144254</text:p>
          </table:table-cell>
          <table:table-cell table:number-columns-repeated="25" table:style-name="ce6"/>
          <table:table-cell table:number-columns-repeated="16356"/>
        </table:table-row>
        <table:table-row table:style-name="ro1">
          <table:table-cell office:value-type="float" office:value="23674" table:style-name="ce9">
            <text:p>23674</text:p>
          </table:table-cell>
          <table:table-cell office:value-type="float" office:value="127573" table:style-name="ce8">
            <text:p>127573</text:p>
          </table:table-cell>
          <table:table-cell office:value-type="float" office:value="145194" table:style-name="ce8">
            <text:p>145194</text:p>
          </table:table-cell>
          <table:table-cell table:number-columns-repeated="25" table:style-name="ce6"/>
          <table:table-cell table:number-columns-repeated="16356"/>
        </table:table-row>
        <table:table-row table:style-name="ro1">
          <table:table-cell office:value-type="float" office:value="24281" table:style-name="ce9">
            <text:p>24281</text:p>
          </table:table-cell>
          <table:table-cell office:value-type="float" office:value="127285" table:style-name="ce8">
            <text:p>127285</text:p>
          </table:table-cell>
          <table:table-cell office:value-type="float" office:value="145657" table:style-name="ce8">
            <text:p>145657</text:p>
          </table:table-cell>
          <table:table-cell table:number-columns-repeated="25" table:style-name="ce6"/>
          <table:table-cell table:number-columns-repeated="16356"/>
        </table:table-row>
        <table:table-row table:style-name="ro1">
          <table:table-cell office:value-type="float" office:value="24888" table:style-name="ce9">
            <text:p>24888</text:p>
          </table:table-cell>
          <table:table-cell office:value-type="float" office:value="127885" table:style-name="ce8">
            <text:p>127885</text:p>
          </table:table-cell>
          <table:table-cell office:value-type="float" office:value="146483" table:style-name="ce8">
            <text:p>146483</text:p>
          </table:table-cell>
          <table:table-cell table:number-columns-repeated="25" table:style-name="ce6"/>
          <table:table-cell table:number-columns-repeated="16356"/>
        </table:table-row>
        <table:table-row table:style-name="ro1">
          <table:table-cell office:value-type="float" office:value="25495" table:style-name="ce9">
            <text:p>25495</text:p>
          </table:table-cell>
          <table:table-cell office:value-type="float" office:value="127194" table:style-name="ce8">
            <text:p>127194</text:p>
          </table:table-cell>
          <table:table-cell office:value-type="float" office:value="144283" table:style-name="ce8">
            <text:p>144283</text:p>
          </table:table-cell>
          <table:table-cell table:number-columns-repeated="25" table:style-name="ce6"/>
          <table:table-cell table:number-columns-repeated="16356"/>
        </table:table-row>
        <table:table-row table:style-name="ro1">
          <table:table-cell office:value-type="float" office:value="26102" table:style-name="ce9">
            <text:p>26102</text:p>
          </table:table-cell>
          <table:table-cell office:value-type="float" office:value="127490" table:style-name="ce8">
            <text:p>127490</text:p>
          </table:table-cell>
          <table:table-cell office:value-type="float" office:value="145469" table:style-name="ce8">
            <text:p>145469</text:p>
          </table:table-cell>
          <table:table-cell table:number-columns-repeated="25" table:style-name="ce6"/>
          <table:table-cell table:number-columns-repeated="16356"/>
        </table:table-row>
        <table:table-row table:style-name="ro1">
          <table:table-cell office:value-type="float" office:value="26709" table:style-name="ce9">
            <text:p>26709</text:p>
          </table:table-cell>
          <table:table-cell office:value-type="float" office:value="126879" table:style-name="ce8">
            <text:p>126879</text:p>
          </table:table-cell>
          <table:table-cell office:value-type="float" office:value="144957" table:style-name="ce8">
            <text:p>144957</text:p>
          </table:table-cell>
          <table:table-cell table:number-columns-repeated="25" table:style-name="ce6"/>
          <table:table-cell table:number-columns-repeated="16356"/>
        </table:table-row>
        <table:table-row table:style-name="ro1">
          <table:table-cell office:value-type="float" office:value="27316" table:style-name="ce9">
            <text:p>27316</text:p>
          </table:table-cell>
          <table:table-cell office:value-type="float" office:value="127287" table:style-name="ce8">
            <text:p>127287</text:p>
          </table:table-cell>
          <table:table-cell office:value-type="float" office:value="145229" table:style-name="ce8">
            <text:p>145229</text:p>
          </table:table-cell>
          <table:table-cell table:number-columns-repeated="25" table:style-name="ce6"/>
          <table:table-cell table:number-columns-repeated="16356"/>
        </table:table-row>
        <table:table-row table:style-name="ro1">
          <table:table-cell office:value-type="float" office:value="27923" table:style-name="ce9">
            <text:p>27923</text:p>
          </table:table-cell>
          <table:table-cell office:value-type="float" office:value="126685" table:style-name="ce8">
            <text:p>126685</text:p>
          </table:table-cell>
          <table:table-cell office:value-type="float" office:value="145066" table:style-name="ce8">
            <text:p>145066</text:p>
          </table:table-cell>
          <table:table-cell table:number-columns-repeated="25" table:style-name="ce6"/>
          <table:table-cell table:number-columns-repeated="16356"/>
        </table:table-row>
        <table:table-row table:style-name="ro1">
          <table:table-cell office:value-type="float" office:value="28530" table:style-name="ce8">
            <text:p>28530</text:p>
          </table:table-cell>
          <table:table-cell office:value-type="float" office:value="126782" table:style-name="ce8">
            <text:p>126782</text:p>
          </table:table-cell>
          <table:table-cell office:value-type="float" office:value="145812" table:style-name="ce8">
            <text:p>145812</text:p>
          </table:table-cell>
          <table:table-cell table:number-columns-repeated="16381" table:style-name="ce1"/>
        </table:table-row>
        <table:table-row table:style-name="ro1">
          <table:table-cell office:value-type="float" office:value="29137" table:style-name="ce8">
            <text:p>29137</text:p>
          </table:table-cell>
          <table:table-cell office:value-type="float" office:value="126966" table:style-name="ce8">
            <text:p>126966</text:p>
          </table:table-cell>
          <table:table-cell office:value-type="float" office:value="144146" table:style-name="ce8">
            <text:p>144146</text:p>
          </table:table-cell>
          <table:table-cell table:number-columns-repeated="16381" table:style-name="ce1"/>
        </table:table-row>
        <table:table-row table:style-name="ro1">
          <table:table-cell office:value-type="float" office:value="29744" table:style-name="ce8">
            <text:p>29744</text:p>
          </table:table-cell>
          <table:table-cell office:value-type="float" office:value="126063" table:style-name="ce8">
            <text:p>126063</text:p>
          </table:table-cell>
          <table:table-cell office:value-type="float" office:value="144152" table:style-name="ce8">
            <text:p>144152</text:p>
          </table:table-cell>
          <table:table-cell table:number-columns-repeated="16381" table:style-name="ce1"/>
        </table:table-row>
        <table:table-row table:style-name="ro1">
          <table:table-cell office:value-type="float" office:value="30351" table:style-name="ce8">
            <text:p>30351</text:p>
          </table:table-cell>
          <table:table-cell office:value-type="float" office:value="126762" table:style-name="ce8">
            <text:p>126762</text:p>
          </table:table-cell>
          <table:table-cell office:value-type="float" office:value="143569" table:style-name="ce8">
            <text:p>143569</text:p>
          </table:table-cell>
          <table:table-cell table:number-columns-repeated="16381" table:style-name="ce1"/>
        </table:table-row>
        <table:table-row table:style-name="ro1">
          <table:table-cell office:value-type="float" office:value="30958" table:style-name="ce8">
            <text:p>30958</text:p>
          </table:table-cell>
          <table:table-cell office:value-type="float" office:value="126691" table:style-name="ce8">
            <text:p>126691</text:p>
          </table:table-cell>
          <table:table-cell office:value-type="float" office:value="146268" table:style-name="ce8">
            <text:p>146268</text:p>
          </table:table-cell>
          <table:table-cell table:number-columns-repeated="16381" table:style-name="ce1"/>
        </table:table-row>
        <table:table-row table:style-name="ro1">
          <table:table-cell office:value-type="float" office:value="31565" table:style-name="ce8">
            <text:p>31565</text:p>
          </table:table-cell>
          <table:table-cell office:value-type="float" office:value="126845" table:style-name="ce8">
            <text:p>126845</text:p>
          </table:table-cell>
          <table:table-cell office:value-type="float" office:value="144698" table:style-name="ce8">
            <text:p>144698</text:p>
          </table:table-cell>
          <table:table-cell table:number-columns-repeated="16381" table:style-name="ce1"/>
        </table:table-row>
        <table:table-row table:style-name="ro1">
          <table:table-cell office:value-type="float" office:value="32172" table:style-name="ce8">
            <text:p>32172</text:p>
          </table:table-cell>
          <table:table-cell office:value-type="float" office:value="126992" table:style-name="ce8">
            <text:p>126992</text:p>
          </table:table-cell>
          <table:table-cell office:value-type="float" office:value="145838" table:style-name="ce8">
            <text:p>145838</text:p>
          </table:table-cell>
          <table:table-cell table:number-columns-repeated="16381" table:style-name="ce1"/>
        </table:table-row>
        <table:table-row table:style-name="ro1">
          <table:table-cell office:value-type="float" office:value="32779" table:style-name="ce8">
            <text:p>32779</text:p>
          </table:table-cell>
          <table:table-cell office:value-type="float" office:value="126556" table:style-name="ce8">
            <text:p>126556</text:p>
          </table:table-cell>
          <table:table-cell office:value-type="float" office:value="144907" table:style-name="ce8">
            <text:p>144907</text:p>
          </table:table-cell>
          <table:table-cell table:number-columns-repeated="16381" table:style-name="ce1"/>
        </table:table-row>
        <table:table-row table:style-name="ro1">
          <table:table-cell office:value-type="float" office:value="33386" table:style-name="ce8">
            <text:p>33386</text:p>
          </table:table-cell>
          <table:table-cell office:value-type="float" office:value="126951" table:style-name="ce8">
            <text:p>126951</text:p>
          </table:table-cell>
          <table:table-cell office:value-type="float" office:value="145402" table:style-name="ce8">
            <text:p>145402</text:p>
          </table:table-cell>
          <table:table-cell table:number-columns-repeated="16381" table:style-name="ce1"/>
        </table:table-row>
        <table:table-row table:style-name="ro1">
          <table:table-cell office:value-type="float" office:value="33993" table:style-name="ce8">
            <text:p>33993</text:p>
          </table:table-cell>
          <table:table-cell office:value-type="float" office:value="127900" table:style-name="ce8">
            <text:p>127900</text:p>
          </table:table-cell>
          <table:table-cell office:value-type="float" office:value="144187" table:style-name="ce8">
            <text:p>144187</text:p>
          </table:table-cell>
          <table:table-cell table:number-columns-repeated="16381" table:style-name="ce1"/>
        </table:table-row>
        <table:table-row table:style-name="ro1">
          <table:table-cell office:value-type="float" office:value="34600" table:style-name="ce8">
            <text:p>34600</text:p>
          </table:table-cell>
          <table:table-cell office:value-type="float" office:value="126929" table:style-name="ce8">
            <text:p>126929</text:p>
          </table:table-cell>
          <table:table-cell office:value-type="float" office:value="145291" table:style-name="ce8">
            <text:p>145291</text:p>
          </table:table-cell>
          <table:table-cell table:number-columns-repeated="16381" table:style-name="ce1"/>
        </table:table-row>
        <table:table-row table:style-name="ro1">
          <table:table-cell office:value-type="float" office:value="35207" table:style-name="ce8">
            <text:p>35207</text:p>
          </table:table-cell>
          <table:table-cell office:value-type="float" office:value="127088" table:style-name="ce8">
            <text:p>127088</text:p>
          </table:table-cell>
          <table:table-cell office:value-type="float" office:value="146059" table:style-name="ce8">
            <text:p>146059</text:p>
          </table:table-cell>
          <table:table-cell table:number-columns-repeated="16381"/>
        </table:table-row>
        <table:table-row table:style-name="ro1">
          <table:table-cell office:value-type="float" office:value="35814" table:style-name="ce8">
            <text:p>35814</text:p>
          </table:table-cell>
          <table:table-cell office:value-type="float" office:value="127356" table:style-name="ce8">
            <text:p>127356</text:p>
          </table:table-cell>
          <table:table-cell office:value-type="float" office:value="145760" table:style-name="ce8">
            <text:p>145760</text:p>
          </table:table-cell>
          <table:table-cell table:number-columns-repeated="16381"/>
        </table:table-row>
        <table:table-row table:style-name="ro1">
          <table:table-cell office:value-type="float" office:value="36421" table:style-name="ce8">
            <text:p>36421</text:p>
          </table:table-cell>
          <table:table-cell office:value-type="float" office:value="126867" table:style-name="ce8">
            <text:p>126867</text:p>
          </table:table-cell>
          <table:table-cell office:value-type="float" office:value="145606" table:style-name="ce8">
            <text:p>145606</text:p>
          </table:table-cell>
          <table:table-cell table:number-columns-repeated="16381"/>
        </table:table-row>
        <table:table-row table:style-name="ro1">
          <table:table-cell office:value-type="float" office:value="37028" table:style-name="ce8">
            <text:p>37028</text:p>
          </table:table-cell>
          <table:table-cell office:value-type="float" office:value="127139" table:style-name="ce8">
            <text:p>127139</text:p>
          </table:table-cell>
          <table:table-cell office:value-type="float" office:value="144771" table:style-name="ce8">
            <text:p>144771</text:p>
          </table:table-cell>
          <table:table-cell table:number-columns-repeated="16381"/>
        </table:table-row>
        <table:table-row table:style-name="ro1">
          <table:table-cell office:value-type="float" office:value="37635" table:style-name="ce8">
            <text:p>37635</text:p>
          </table:table-cell>
          <table:table-cell office:value-type="float" office:value="126722" table:style-name="ce8">
            <text:p>126722</text:p>
          </table:table-cell>
          <table:table-cell office:value-type="float" office:value="144331" table:style-name="ce8">
            <text:p>144331</text:p>
          </table:table-cell>
          <table:table-cell table:number-columns-repeated="16381"/>
        </table:table-row>
        <table:table-row table:style-name="ro1">
          <table:table-cell office:value-type="float" office:value="38242" table:style-name="ce8">
            <text:p>38242</text:p>
          </table:table-cell>
          <table:table-cell office:value-type="float" office:value="127727" table:style-name="ce8">
            <text:p>127727</text:p>
          </table:table-cell>
          <table:table-cell office:value-type="float" office:value="145440" table:style-name="ce8">
            <text:p>145440</text:p>
          </table:table-cell>
          <table:table-cell table:number-columns-repeated="16381"/>
        </table:table-row>
        <table:table-row table:style-name="ro1">
          <table:table-cell office:value-type="float" office:value="38849" table:style-name="ce8">
            <text:p>38849</text:p>
          </table:table-cell>
          <table:table-cell office:value-type="float" office:value="127909" table:style-name="ce8">
            <text:p>127909</text:p>
          </table:table-cell>
          <table:table-cell office:value-type="float" office:value="146183" table:style-name="ce8">
            <text:p>146183</text:p>
          </table:table-cell>
          <table:table-cell table:number-columns-repeated="16381"/>
        </table:table-row>
        <table:table-row table:style-name="ro1">
          <table:table-cell office:value-type="float" office:value="39456" table:style-name="ce8">
            <text:p>39456</text:p>
          </table:table-cell>
          <table:table-cell office:value-type="float" office:value="129009" table:style-name="ce8">
            <text:p>129009</text:p>
          </table:table-cell>
          <table:table-cell office:value-type="float" office:value="145945" table:style-name="ce8">
            <text:p>145945</text:p>
          </table:table-cell>
          <table:table-cell table:number-columns-repeated="16381"/>
        </table:table-row>
        <table:table-row table:style-name="ro1">
          <table:table-cell office:value-type="float" office:value="40063" table:style-name="ce8">
            <text:p>40063</text:p>
          </table:table-cell>
          <table:table-cell office:value-type="float" office:value="130752" table:style-name="ce8">
            <text:p>130752</text:p>
          </table:table-cell>
          <table:table-cell office:value-type="float" office:value="146315" table:style-name="ce8">
            <text:p>146315</text:p>
          </table:table-cell>
          <table:table-cell table:number-columns-repeated="16381"/>
        </table:table-row>
        <table:table-row table:style-name="ro1">
          <table:table-cell office:value-type="float" office:value="40670" table:style-name="ce8">
            <text:p>40670</text:p>
          </table:table-cell>
          <table:table-cell office:value-type="float" office:value="127433" table:style-name="ce8">
            <text:p>127433</text:p>
          </table:table-cell>
          <table:table-cell office:value-type="float" office:value="144961" table:style-name="ce8">
            <text:p>144961</text:p>
          </table:table-cell>
          <table:table-cell table:number-columns-repeated="16381"/>
        </table:table-row>
        <table:table-row table:style-name="ro1">
          <table:table-cell office:value-type="float" office:value="41277" table:style-name="ce8">
            <text:p>41277</text:p>
          </table:table-cell>
          <table:table-cell office:value-type="float" office:value="128698" table:style-name="ce8">
            <text:p>128698</text:p>
          </table:table-cell>
          <table:table-cell office:value-type="float" office:value="146057" table:style-name="ce8">
            <text:p>146057</text:p>
          </table:table-cell>
          <table:table-cell table:number-columns-repeated="16381"/>
        </table:table-row>
        <table:table-row table:style-name="ro1">
          <table:table-cell office:value-type="float" office:value="41884" table:style-name="ce8">
            <text:p>41884</text:p>
          </table:table-cell>
          <table:table-cell office:value-type="float" office:value="127179" table:style-name="ce8">
            <text:p>127179</text:p>
          </table:table-cell>
          <table:table-cell office:value-type="float" office:value="146400" table:style-name="ce8">
            <text:p>146400</text:p>
          </table:table-cell>
          <table:table-cell table:number-columns-repeated="16381"/>
        </table:table-row>
        <table:table-row table:style-name="ro1">
          <table:table-cell office:value-type="float" office:value="42491" table:style-name="ce8">
            <text:p>42491</text:p>
          </table:table-cell>
          <table:table-cell office:value-type="float" office:value="130585" table:style-name="ce8">
            <text:p>130585</text:p>
          </table:table-cell>
          <table:table-cell office:value-type="float" office:value="146783" table:style-name="ce8">
            <text:p>146783</text:p>
          </table:table-cell>
          <table:table-cell table:number-columns-repeated="16381"/>
        </table:table-row>
        <table:table-row table:style-name="ro1">
          <table:table-cell office:value-type="float" office:value="43098" table:style-name="ce8">
            <text:p>43098</text:p>
          </table:table-cell>
          <table:table-cell office:value-type="float" office:value="128159" table:style-name="ce8">
            <text:p>128159</text:p>
          </table:table-cell>
          <table:table-cell office:value-type="float" office:value="145453" table:style-name="ce8">
            <text:p>145453</text:p>
          </table:table-cell>
          <table:table-cell table:number-columns-repeated="16381"/>
        </table:table-row>
        <table:table-row table:style-name="ro1">
          <table:table-cell office:value-type="float" office:value="43705" table:style-name="ce8">
            <text:p>43705</text:p>
          </table:table-cell>
          <table:table-cell office:value-type="float" office:value="127876" table:style-name="ce8">
            <text:p>127876</text:p>
          </table:table-cell>
          <table:table-cell office:value-type="float" office:value="144776" table:style-name="ce8">
            <text:p>144776</text:p>
          </table:table-cell>
          <table:table-cell table:number-columns-repeated="16381"/>
        </table:table-row>
        <table:table-row table:style-name="ro1">
          <table:table-cell office:value-type="float" office:value="44312" table:style-name="ce8">
            <text:p>44312</text:p>
          </table:table-cell>
          <table:table-cell office:value-type="float" office:value="127695" table:style-name="ce8">
            <text:p>127695</text:p>
          </table:table-cell>
          <table:table-cell office:value-type="float" office:value="146674" table:style-name="ce8">
            <text:p>146674</text:p>
          </table:table-cell>
          <table:table-cell table:number-columns-repeated="16381"/>
        </table:table-row>
        <table:table-row table:style-name="ro1">
          <table:table-cell office:value-type="float" office:value="44919" table:style-name="ce8">
            <text:p>44919</text:p>
          </table:table-cell>
          <table:table-cell office:value-type="float" office:value="128770" table:style-name="ce8">
            <text:p>128770</text:p>
          </table:table-cell>
          <table:table-cell office:value-type="float" office:value="146607" table:style-name="ce8">
            <text:p>146607</text:p>
          </table:table-cell>
          <table:table-cell table:number-columns-repeated="16381"/>
        </table:table-row>
        <table:table-row table:style-name="ro1">
          <table:table-cell office:value-type="float" office:value="45526" table:style-name="ce8">
            <text:p>45526</text:p>
          </table:table-cell>
          <table:table-cell office:value-type="float" office:value="128303" table:style-name="ce8">
            <text:p>128303</text:p>
          </table:table-cell>
          <table:table-cell office:value-type="float" office:value="146921" table:style-name="ce8">
            <text:p>146921</text:p>
          </table:table-cell>
          <table:table-cell table:number-columns-repeated="16381"/>
        </table:table-row>
        <table:table-row table:style-name="ro1">
          <table:table-cell office:value-type="float" office:value="46133" table:style-name="ce8">
            <text:p>46133</text:p>
          </table:table-cell>
          <table:table-cell office:value-type="float" office:value="127349" table:style-name="ce8">
            <text:p>127349</text:p>
          </table:table-cell>
          <table:table-cell office:value-type="float" office:value="142806" table:style-name="ce8">
            <text:p>142806</text:p>
          </table:table-cell>
          <table:table-cell table:number-columns-repeated="16381"/>
        </table:table-row>
        <table:table-row table:style-name="ro1">
          <table:table-cell office:value-type="float" office:value="46740" table:style-name="ce8">
            <text:p>46740</text:p>
          </table:table-cell>
          <table:table-cell office:value-type="float" office:value="128385" table:style-name="ce8">
            <text:p>128385</text:p>
          </table:table-cell>
          <table:table-cell office:value-type="float" office:value="144551" table:style-name="ce8">
            <text:p>144551</text:p>
          </table:table-cell>
          <table:table-cell table:number-columns-repeated="16381"/>
        </table:table-row>
        <table:table-row table:style-name="ro1">
          <table:table-cell office:value-type="float" office:value="47347" table:style-name="ce8">
            <text:p>47347</text:p>
          </table:table-cell>
          <table:table-cell office:value-type="float" office:value="128318" table:style-name="ce8">
            <text:p>128318</text:p>
          </table:table-cell>
          <table:table-cell office:value-type="float" office:value="145824" table:style-name="ce8">
            <text:p>145824</text:p>
          </table:table-cell>
          <table:table-cell table:number-columns-repeated="16381"/>
        </table:table-row>
        <table:table-row table:style-name="ro1">
          <table:table-cell office:value-type="float" office:value="47954" table:style-name="ce8">
            <text:p>47954</text:p>
          </table:table-cell>
          <table:table-cell office:value-type="float" office:value="128366" table:style-name="ce8">
            <text:p>128366</text:p>
          </table:table-cell>
          <table:table-cell office:value-type="float" office:value="145789" table:style-name="ce8">
            <text:p>145789</text:p>
          </table:table-cell>
          <table:table-cell table:number-columns-repeated="16381"/>
        </table:table-row>
        <table:table-row table:style-name="ro1">
          <table:table-cell office:value-type="float" office:value="48561" table:style-name="ce8">
            <text:p>48561</text:p>
          </table:table-cell>
          <table:table-cell office:value-type="float" office:value="127945" table:style-name="ce8">
            <text:p>127945</text:p>
          </table:table-cell>
          <table:table-cell office:value-type="float" office:value="146888" table:style-name="ce8">
            <text:p>146888</text:p>
          </table:table-cell>
          <table:table-cell table:number-columns-repeated="16381"/>
        </table:table-row>
        <table:table-row table:style-name="ro1">
          <table:table-cell office:value-type="float" office:value="49168" table:style-name="ce8">
            <text:p>49168</text:p>
          </table:table-cell>
          <table:table-cell office:value-type="float" office:value="128681" table:style-name="ce8">
            <text:p>128681</text:p>
          </table:table-cell>
          <table:table-cell office:value-type="float" office:value="147309" table:style-name="ce8">
            <text:p>147309</text:p>
          </table:table-cell>
          <table:table-cell table:number-columns-repeated="16381"/>
        </table:table-row>
        <table:table-row table:style-name="ro1">
          <table:table-cell office:value-type="float" office:value="49775" table:style-name="ce8">
            <text:p>49775</text:p>
          </table:table-cell>
          <table:table-cell office:value-type="float" office:value="128029" table:style-name="ce8">
            <text:p>128029</text:p>
          </table:table-cell>
          <table:table-cell office:value-type="float" office:value="145280" table:style-name="ce8">
            <text:p>145280</text:p>
          </table:table-cell>
          <table:table-cell table:number-columns-repeated="16381"/>
        </table:table-row>
        <table:table-row table:style-name="ro1">
          <table:table-cell office:value-type="float" office:value="50382" table:style-name="ce8">
            <text:p>50382</text:p>
          </table:table-cell>
          <table:table-cell office:value-type="float" office:value="128671" table:style-name="ce8">
            <text:p>128671</text:p>
          </table:table-cell>
          <table:table-cell office:value-type="float" office:value="145498" table:style-name="ce8">
            <text:p>145498</text:p>
          </table:table-cell>
          <table:table-cell table:number-columns-repeated="16381"/>
        </table:table-row>
        <table:table-row table:style-name="ro1">
          <table:table-cell office:value-type="float" office:value="50989" table:style-name="ce8">
            <text:p>50989</text:p>
          </table:table-cell>
          <table:table-cell office:value-type="float" office:value="128963" table:style-name="ce8">
            <text:p>128963</text:p>
          </table:table-cell>
          <table:table-cell office:value-type="float" office:value="145429" table:style-name="ce8">
            <text:p>145429</text:p>
          </table:table-cell>
          <table:table-cell table:number-columns-repeated="16381"/>
        </table:table-row>
        <table:table-row table:style-name="ro1">
          <table:table-cell office:value-type="float" office:value="51596" table:style-name="ce8">
            <text:p>51596</text:p>
          </table:table-cell>
          <table:table-cell office:value-type="float" office:value="128897" table:style-name="ce8">
            <text:p>128897</text:p>
          </table:table-cell>
          <table:table-cell office:value-type="float" office:value="146107" table:style-name="ce8">
            <text:p>146107</text:p>
          </table:table-cell>
          <table:table-cell table:number-columns-repeated="16381"/>
        </table:table-row>
        <table:table-row table:style-name="ro1">
          <table:table-cell office:value-type="float" office:value="52203" table:style-name="ce8">
            <text:p>52203</text:p>
          </table:table-cell>
          <table:table-cell office:value-type="float" office:value="129517" table:style-name="ce8">
            <text:p>129517</text:p>
          </table:table-cell>
          <table:table-cell office:value-type="float" office:value="147899" table:style-name="ce8">
            <text:p>147899</text:p>
          </table:table-cell>
          <table:table-cell table:number-columns-repeated="16381"/>
        </table:table-row>
        <table:table-row table:style-name="ro1">
          <table:table-cell office:value-type="float" office:value="52810" table:style-name="ce8">
            <text:p>52810</text:p>
          </table:table-cell>
          <table:table-cell office:value-type="float" office:value="130567" table:style-name="ce8">
            <text:p>130567</text:p>
          </table:table-cell>
          <table:table-cell office:value-type="float" office:value="146176" table:style-name="ce8">
            <text:p>146176</text:p>
          </table:table-cell>
          <table:table-cell table:number-columns-repeated="16381"/>
        </table:table-row>
        <table:table-row table:style-name="ro1">
          <table:table-cell office:value-type="float" office:value="53417" table:style-name="ce8">
            <text:p>53417</text:p>
          </table:table-cell>
          <table:table-cell office:value-type="float" office:value="128919" table:style-name="ce8">
            <text:p>128919</text:p>
          </table:table-cell>
          <table:table-cell office:value-type="float" office:value="145092" table:style-name="ce8">
            <text:p>145092</text:p>
          </table:table-cell>
          <table:table-cell table:number-columns-repeated="16381"/>
        </table:table-row>
        <table:table-row table:style-name="ro1">
          <table:table-cell office:value-type="float" office:value="54024" table:style-name="ce8">
            <text:p>54024</text:p>
          </table:table-cell>
          <table:table-cell office:value-type="float" office:value="129136" table:style-name="ce8">
            <text:p>129136</text:p>
          </table:table-cell>
          <table:table-cell office:value-type="float" office:value="145823" table:style-name="ce8">
            <text:p>145823</text:p>
          </table:table-cell>
          <table:table-cell table:number-columns-repeated="16381"/>
        </table:table-row>
        <table:table-row table:style-name="ro1">
          <table:table-cell office:value-type="float" office:value="54631" table:style-name="ce8">
            <text:p>54631</text:p>
          </table:table-cell>
          <table:table-cell office:value-type="float" office:value="130948" table:style-name="ce8">
            <text:p>130948</text:p>
          </table:table-cell>
          <table:table-cell office:value-type="float" office:value="147573" table:style-name="ce8">
            <text:p>147573</text:p>
          </table:table-cell>
          <table:table-cell table:number-columns-repeated="16381"/>
        </table:table-row>
        <table:table-row table:style-name="ro1">
          <table:table-cell office:value-type="float" office:value="55238" table:style-name="ce8">
            <text:p>55238</text:p>
          </table:table-cell>
          <table:table-cell office:value-type="float" office:value="129227" table:style-name="ce8">
            <text:p>129227</text:p>
          </table:table-cell>
          <table:table-cell office:value-type="float" office:value="146109" table:style-name="ce8">
            <text:p>146109</text:p>
          </table:table-cell>
          <table:table-cell table:number-columns-repeated="16381"/>
        </table:table-row>
        <table:table-row table:style-name="ro1">
          <table:table-cell office:value-type="float" office:value="55845" table:style-name="ce8">
            <text:p>55845</text:p>
          </table:table-cell>
          <table:table-cell office:value-type="float" office:value="130208" table:style-name="ce8">
            <text:p>130208</text:p>
          </table:table-cell>
          <table:table-cell office:value-type="float" office:value="147250" table:style-name="ce8">
            <text:p>147250</text:p>
          </table:table-cell>
          <table:table-cell table:number-columns-repeated="16381"/>
        </table:table-row>
        <table:table-row table:style-name="ro1">
          <table:table-cell office:value-type="float" office:value="56452" table:style-name="ce8">
            <text:p>56452</text:p>
          </table:table-cell>
          <table:table-cell office:value-type="float" office:value="129635" table:style-name="ce8">
            <text:p>129635</text:p>
          </table:table-cell>
          <table:table-cell office:value-type="float" office:value="146035" table:style-name="ce8">
            <text:p>146035</text:p>
          </table:table-cell>
          <table:table-cell table:number-columns-repeated="16381"/>
        </table:table-row>
        <table:table-row table:style-name="ro1">
          <table:table-cell office:value-type="float" office:value="57059" table:style-name="ce8">
            <text:p>57059</text:p>
          </table:table-cell>
          <table:table-cell office:value-type="float" office:value="130270" table:style-name="ce8">
            <text:p>130270</text:p>
          </table:table-cell>
          <table:table-cell office:value-type="float" office:value="146942" table:style-name="ce8">
            <text:p>146942</text:p>
          </table:table-cell>
          <table:table-cell table:number-columns-repeated="16381"/>
        </table:table-row>
        <table:table-row table:style-name="ro1">
          <table:table-cell office:value-type="float" office:value="57666" table:style-name="ce8">
            <text:p>57666</text:p>
          </table:table-cell>
          <table:table-cell office:value-type="float" office:value="130206" table:style-name="ce8">
            <text:p>130206</text:p>
          </table:table-cell>
          <table:table-cell office:value-type="float" office:value="148324" table:style-name="ce8">
            <text:p>148324</text:p>
          </table:table-cell>
          <table:table-cell table:number-columns-repeated="16381"/>
        </table:table-row>
        <table:table-row table:style-name="ro1">
          <table:table-cell office:value-type="float" office:value="58273" table:style-name="ce8">
            <text:p>58273</text:p>
          </table:table-cell>
          <table:table-cell office:value-type="float" office:value="130502" table:style-name="ce8">
            <text:p>130502</text:p>
          </table:table-cell>
          <table:table-cell office:value-type="float" office:value="147486" table:style-name="ce8">
            <text:p>147486</text:p>
          </table:table-cell>
          <table:table-cell table:number-columns-repeated="16381"/>
        </table:table-row>
        <table:table-row table:style-name="ro1">
          <table:table-cell office:value-type="float" office:value="58880" table:style-name="ce8">
            <text:p>58880</text:p>
          </table:table-cell>
          <table:table-cell office:value-type="float" office:value="129268" table:style-name="ce8">
            <text:p>129268</text:p>
          </table:table-cell>
          <table:table-cell office:value-type="float" office:value="145859" table:style-name="ce8">
            <text:p>145859</text:p>
          </table:table-cell>
          <table:table-cell table:number-columns-repeated="16381"/>
        </table:table-row>
        <table:table-row table:style-name="ro1">
          <table:table-cell office:value-type="float" office:value="59487" table:style-name="ce8">
            <text:p>59487</text:p>
          </table:table-cell>
          <table:table-cell office:value-type="float" office:value="130597" table:style-name="ce8">
            <text:p>130597</text:p>
          </table:table-cell>
          <table:table-cell office:value-type="float" office:value="147625" table:style-name="ce8">
            <text:p>147625</text:p>
          </table:table-cell>
          <table:table-cell table:number-columns-repeated="16381"/>
        </table:table-row>
        <table:table-row table:style-name="ro1">
          <table:table-cell office:value-type="float" office:value="60094" table:style-name="ce8">
            <text:p>60094</text:p>
          </table:table-cell>
          <table:table-cell office:value-type="float" office:value="129835" table:style-name="ce8">
            <text:p>129835</text:p>
          </table:table-cell>
          <table:table-cell office:value-type="float" office:value="146416" table:style-name="ce8">
            <text:p>146416</text:p>
          </table:table-cell>
          <table:table-cell table:number-columns-repeated="16381"/>
        </table:table-row>
        <table:table-row table:style-name="ro1">
          <table:table-cell office:value-type="float" office:value="60701" table:style-name="ce8">
            <text:p>60701</text:p>
          </table:table-cell>
          <table:table-cell office:value-type="float" office:value="129388" table:style-name="ce8">
            <text:p>129388</text:p>
          </table:table-cell>
          <table:table-cell office:value-type="float" office:value="146751" table:style-name="ce8">
            <text:p>146751</text:p>
          </table:table-cell>
          <table:table-cell table:number-columns-repeated="16381"/>
        </table:table-row>
        <table:table-row table:style-name="ro1">
          <table:table-cell office:value-type="float" office:value="61308" table:style-name="ce8">
            <text:p>61308</text:p>
          </table:table-cell>
          <table:table-cell office:value-type="float" office:value="130320" table:style-name="ce8">
            <text:p>130320</text:p>
          </table:table-cell>
          <table:table-cell office:value-type="float" office:value="148440" table:style-name="ce8">
            <text:p>148440</text:p>
          </table:table-cell>
          <table:table-cell table:number-columns-repeated="16381"/>
        </table:table-row>
        <table:table-row table:style-name="ro1">
          <table:table-cell office:value-type="float" office:value="61915" table:style-name="ce8">
            <text:p>61915</text:p>
          </table:table-cell>
          <table:table-cell office:value-type="float" office:value="131932" table:style-name="ce8">
            <text:p>131932</text:p>
          </table:table-cell>
          <table:table-cell office:value-type="float" office:value="148986" table:style-name="ce8">
            <text:p>148986</text:p>
          </table:table-cell>
          <table:table-cell table:number-columns-repeated="16381"/>
        </table:table-row>
        <table:table-row table:style-name="ro1">
          <table:table-cell office:value-type="float" office:value="62522" table:style-name="ce8">
            <text:p>62522</text:p>
          </table:table-cell>
          <table:table-cell office:value-type="float" office:value="132000" table:style-name="ce8">
            <text:p>132000</text:p>
          </table:table-cell>
          <table:table-cell office:value-type="float" office:value="150221" table:style-name="ce8">
            <text:p>150221</text:p>
          </table:table-cell>
          <table:table-cell table:number-columns-repeated="16381"/>
        </table:table-row>
        <table:table-row table:style-name="ro1">
          <table:table-cell office:value-type="float" office:value="63129" table:style-name="ce8">
            <text:p>63129</text:p>
          </table:table-cell>
          <table:table-cell office:value-type="float" office:value="130084" table:style-name="ce8">
            <text:p>130084</text:p>
          </table:table-cell>
          <table:table-cell office:value-type="float" office:value="147174" table:style-name="ce8">
            <text:p>147174</text:p>
          </table:table-cell>
          <table:table-cell table:number-columns-repeated="16381"/>
        </table:table-row>
        <table:table-row table:style-name="ro1">
          <table:table-cell office:value-type="float" office:value="63736" table:style-name="ce8">
            <text:p>63736</text:p>
          </table:table-cell>
          <table:table-cell office:value-type="float" office:value="130919" table:style-name="ce8">
            <text:p>130919</text:p>
          </table:table-cell>
          <table:table-cell office:value-type="float" office:value="146955" table:style-name="ce8">
            <text:p>146955</text:p>
          </table:table-cell>
          <table:table-cell table:number-columns-repeated="16381"/>
        </table:table-row>
        <table:table-row table:style-name="ro1">
          <table:table-cell office:value-type="float" office:value="64343" table:style-name="ce8">
            <text:p>64343</text:p>
          </table:table-cell>
          <table:table-cell office:value-type="float" office:value="131624" table:style-name="ce8">
            <text:p>131624</text:p>
          </table:table-cell>
          <table:table-cell office:value-type="float" office:value="148998" table:style-name="ce8">
            <text:p>148998</text:p>
          </table:table-cell>
          <table:table-cell table:number-columns-repeated="16381"/>
        </table:table-row>
        <table:table-row table:style-name="ro1">
          <table:table-cell office:value-type="float" office:value="64950" table:style-name="ce8">
            <text:p>64950</text:p>
          </table:table-cell>
          <table:table-cell office:value-type="float" office:value="129607" table:style-name="ce8">
            <text:p>129607</text:p>
          </table:table-cell>
          <table:table-cell office:value-type="float" office:value="143611" table:style-name="ce8">
            <text:p>143611</text:p>
          </table:table-cell>
          <table:table-cell table:number-columns-repeated="16381"/>
        </table:table-row>
        <table:table-row table:style-name="ro1">
          <table:table-cell office:value-type="float" office:value="65557" table:style-name="ce8">
            <text:p>65557</text:p>
          </table:table-cell>
          <table:table-cell office:value-type="float" office:value="130214" table:style-name="ce8">
            <text:p>130214</text:p>
          </table:table-cell>
          <table:table-cell office:value-type="float" office:value="147788" table:style-name="ce8">
            <text:p>147788</text:p>
          </table:table-cell>
          <table:table-cell table:number-columns-repeated="16381"/>
        </table:table-row>
        <table:table-row table:style-name="ro1">
          <table:table-cell office:value-type="float" office:value="66164" table:style-name="ce8">
            <text:p>66164</text:p>
          </table:table-cell>
          <table:table-cell office:value-type="float" office:value="132105" table:style-name="ce8">
            <text:p>132105</text:p>
          </table:table-cell>
          <table:table-cell office:value-type="float" office:value="147843" table:style-name="ce8">
            <text:p>147843</text:p>
          </table:table-cell>
          <table:table-cell table:number-columns-repeated="16381"/>
        </table:table-row>
        <table:table-row table:style-name="ro1">
          <table:table-cell office:value-type="float" office:value="66771" table:style-name="ce8">
            <text:p>66771</text:p>
          </table:table-cell>
          <table:table-cell office:value-type="float" office:value="131538" table:style-name="ce8">
            <text:p>131538</text:p>
          </table:table-cell>
          <table:table-cell office:value-type="float" office:value="147260" table:style-name="ce8">
            <text:p>147260</text:p>
          </table:table-cell>
          <table:table-cell table:number-columns-repeated="16381"/>
        </table:table-row>
        <table:table-row table:style-name="ro1">
          <table:table-cell office:value-type="float" office:value="67378" table:style-name="ce8">
            <text:p>67378</text:p>
          </table:table-cell>
          <table:table-cell office:value-type="float" office:value="130819" table:style-name="ce8">
            <text:p>130819</text:p>
          </table:table-cell>
          <table:table-cell office:value-type="float" office:value="148650" table:style-name="ce8">
            <text:p>148650</text:p>
          </table:table-cell>
          <table:table-cell table:number-columns-repeated="16381"/>
        </table:table-row>
        <table:table-row table:style-name="ro1">
          <table:table-cell office:value-type="float" office:value="67985" table:style-name="ce8">
            <text:p>67985</text:p>
          </table:table-cell>
          <table:table-cell office:value-type="float" office:value="132193" table:style-name="ce8">
            <text:p>132193</text:p>
          </table:table-cell>
          <table:table-cell office:value-type="float" office:value="148587" table:style-name="ce8">
            <text:p>148587</text:p>
          </table:table-cell>
          <table:table-cell table:number-columns-repeated="16381"/>
        </table:table-row>
        <table:table-row table:style-name="ro1">
          <table:table-cell office:value-type="float" office:value="68592" table:style-name="ce8">
            <text:p>68592</text:p>
          </table:table-cell>
          <table:table-cell office:value-type="float" office:value="131184" table:style-name="ce8">
            <text:p>131184</text:p>
          </table:table-cell>
          <table:table-cell office:value-type="float" office:value="149235" table:style-name="ce8">
            <text:p>149235</text:p>
          </table:table-cell>
          <table:table-cell table:number-columns-repeated="16381"/>
        </table:table-row>
        <table:table-row table:style-name="ro1">
          <table:table-cell office:value-type="float" office:value="69199" table:style-name="ce8">
            <text:p>69199</text:p>
          </table:table-cell>
          <table:table-cell office:value-type="float" office:value="131596" table:style-name="ce8">
            <text:p>131596</text:p>
          </table:table-cell>
          <table:table-cell office:value-type="float" office:value="149184" table:style-name="ce8">
            <text:p>149184</text:p>
          </table:table-cell>
          <table:table-cell table:number-columns-repeated="16381"/>
        </table:table-row>
        <table:table-row table:style-name="ro1">
          <table:table-cell office:value-type="float" office:value="69806" table:style-name="ce8">
            <text:p>69806</text:p>
          </table:table-cell>
          <table:table-cell office:value-type="float" office:value="131141" table:style-name="ce8">
            <text:p>131141</text:p>
          </table:table-cell>
          <table:table-cell office:value-type="float" office:value="146877" table:style-name="ce8">
            <text:p>146877</text:p>
          </table:table-cell>
          <table:table-cell table:number-columns-repeated="16381"/>
        </table:table-row>
        <table:table-row table:style-name="ro1">
          <table:table-cell office:value-type="float" office:value="70413" table:style-name="ce8">
            <text:p>70413</text:p>
          </table:table-cell>
          <table:table-cell office:value-type="float" office:value="131696" table:style-name="ce8">
            <text:p>131696</text:p>
          </table:table-cell>
          <table:table-cell office:value-type="float" office:value="148197" table:style-name="ce8">
            <text:p>148197</text:p>
          </table:table-cell>
          <table:table-cell table:number-columns-repeated="16381"/>
        </table:table-row>
        <table:table-row table:style-name="ro1">
          <table:table-cell office:value-type="float" office:value="71020" table:style-name="ce8">
            <text:p>71020</text:p>
          </table:table-cell>
          <table:table-cell office:value-type="float" office:value="130813" table:style-name="ce8">
            <text:p>130813</text:p>
          </table:table-cell>
          <table:table-cell office:value-type="float" office:value="148322" table:style-name="ce8">
            <text:p>148322</text:p>
          </table:table-cell>
          <table:table-cell table:number-columns-repeated="16381"/>
        </table:table-row>
        <table:table-row table:style-name="ro1">
          <table:table-cell office:value-type="float" office:value="71627" table:style-name="ce8">
            <text:p>71627</text:p>
          </table:table-cell>
          <table:table-cell office:value-type="float" office:value="130730" table:style-name="ce8">
            <text:p>130730</text:p>
          </table:table-cell>
          <table:table-cell office:value-type="float" office:value="149004" table:style-name="ce8">
            <text:p>149004</text:p>
          </table:table-cell>
          <table:table-cell table:number-columns-repeated="16381"/>
        </table:table-row>
        <table:table-row table:style-name="ro1">
          <table:table-cell office:value-type="float" office:value="72234" table:style-name="ce8">
            <text:p>72234</text:p>
          </table:table-cell>
          <table:table-cell office:value-type="float" office:value="131094" table:style-name="ce8">
            <text:p>131094</text:p>
          </table:table-cell>
          <table:table-cell office:value-type="float" office:value="145909" table:style-name="ce8">
            <text:p>145909</text:p>
          </table:table-cell>
          <table:table-cell table:number-columns-repeated="16381"/>
        </table:table-row>
        <table:table-row table:style-name="ro1">
          <table:table-cell office:value-type="float" office:value="72841" table:style-name="ce8">
            <text:p>72841</text:p>
          </table:table-cell>
          <table:table-cell office:value-type="float" office:value="132528" table:style-name="ce8">
            <text:p>132528</text:p>
          </table:table-cell>
          <table:table-cell office:value-type="float" office:value="150343" table:style-name="ce8">
            <text:p>150343</text:p>
          </table:table-cell>
          <table:table-cell table:number-columns-repeated="16381"/>
        </table:table-row>
        <table:table-row table:style-name="ro1">
          <table:table-cell office:value-type="float" office:value="73448" table:style-name="ce8">
            <text:p>73448</text:p>
          </table:table-cell>
          <table:table-cell office:value-type="float" office:value="131510" table:style-name="ce8">
            <text:p>131510</text:p>
          </table:table-cell>
          <table:table-cell office:value-type="float" office:value="147446" table:style-name="ce8">
            <text:p>147446</text:p>
          </table:table-cell>
          <table:table-cell table:number-columns-repeated="16381"/>
        </table:table-row>
        <table:table-row table:style-name="ro1">
          <table:table-cell office:value-type="float" office:value="74055" table:style-name="ce8">
            <text:p>74055</text:p>
          </table:table-cell>
          <table:table-cell office:value-type="float" office:value="131503" table:style-name="ce8">
            <text:p>131503</text:p>
          </table:table-cell>
          <table:table-cell office:value-type="float" office:value="149185" table:style-name="ce8">
            <text:p>149185</text:p>
          </table:table-cell>
          <table:table-cell table:number-columns-repeated="16381"/>
        </table:table-row>
        <table:table-row table:style-name="ro1">
          <table:table-cell office:value-type="float" office:value="74662" table:style-name="ce8">
            <text:p>74662</text:p>
          </table:table-cell>
          <table:table-cell office:value-type="float" office:value="130912" table:style-name="ce8">
            <text:p>130912</text:p>
          </table:table-cell>
          <table:table-cell office:value-type="float" office:value="147612" table:style-name="ce8">
            <text:p>147612</text:p>
          </table:table-cell>
          <table:table-cell table:number-columns-repeated="16381"/>
        </table:table-row>
        <table:table-row table:style-name="ro1">
          <table:table-cell office:value-type="float" office:value="75269" table:style-name="ce8">
            <text:p>75269</text:p>
          </table:table-cell>
          <table:table-cell office:value-type="float" office:value="131662" table:style-name="ce8">
            <text:p>131662</text:p>
          </table:table-cell>
          <table:table-cell office:value-type="float" office:value="145706" table:style-name="ce8">
            <text:p>145706</text:p>
          </table:table-cell>
          <table:table-cell table:number-columns-repeated="16381"/>
        </table:table-row>
        <table:table-row table:style-name="ro1">
          <table:table-cell office:value-type="float" office:value="75876" table:style-name="ce8">
            <text:p>75876</text:p>
          </table:table-cell>
          <table:table-cell office:value-type="float" office:value="133966" table:style-name="ce8">
            <text:p>133966</text:p>
          </table:table-cell>
          <table:table-cell office:value-type="float" office:value="150922" table:style-name="ce8">
            <text:p>150922</text:p>
          </table:table-cell>
          <table:table-cell table:number-columns-repeated="16381"/>
        </table:table-row>
        <table:table-row table:style-name="ro1">
          <table:table-cell office:value-type="float" office:value="76483" table:style-name="ce8">
            <text:p>76483</text:p>
          </table:table-cell>
          <table:table-cell office:value-type="float" office:value="131531" table:style-name="ce8">
            <text:p>131531</text:p>
          </table:table-cell>
          <table:table-cell office:value-type="float" office:value="146906" table:style-name="ce8">
            <text:p>146906</text:p>
          </table:table-cell>
          <table:table-cell table:number-columns-repeated="16381"/>
        </table:table-row>
        <table:table-row table:style-name="ro1">
          <table:table-cell office:value-type="float" office:value="77090" table:style-name="ce8">
            <text:p>77090</text:p>
          </table:table-cell>
          <table:table-cell office:value-type="float" office:value="133333" table:style-name="ce8">
            <text:p>133333</text:p>
          </table:table-cell>
          <table:table-cell office:value-type="float" office:value="150564" table:style-name="ce8">
            <text:p>150564</text:p>
          </table:table-cell>
          <table:table-cell table:number-columns-repeated="16381"/>
        </table:table-row>
        <table:table-row table:style-name="ro1">
          <table:table-cell office:value-type="float" office:value="77697" table:style-name="ce8">
            <text:p>77697</text:p>
          </table:table-cell>
          <table:table-cell office:value-type="float" office:value="133061" table:style-name="ce8">
            <text:p>133061</text:p>
          </table:table-cell>
          <table:table-cell office:value-type="float" office:value="148650" table:style-name="ce8">
            <text:p>148650</text:p>
          </table:table-cell>
          <table:table-cell table:number-columns-repeated="16381"/>
        </table:table-row>
        <table:table-row table:style-name="ro1">
          <table:table-cell office:value-type="float" office:value="78304" table:style-name="ce8">
            <text:p>78304</text:p>
          </table:table-cell>
          <table:table-cell office:value-type="float" office:value="132658" table:style-name="ce8">
            <text:p>132658</text:p>
          </table:table-cell>
          <table:table-cell office:value-type="float" office:value="148777" table:style-name="ce8">
            <text:p>148777</text:p>
          </table:table-cell>
          <table:table-cell table:number-columns-repeated="16381"/>
        </table:table-row>
        <table:table-row table:style-name="ro1">
          <table:table-cell office:value-type="float" office:value="78911" table:style-name="ce8">
            <text:p>78911</text:p>
          </table:table-cell>
          <table:table-cell office:value-type="float" office:value="132626" table:style-name="ce8">
            <text:p>132626</text:p>
          </table:table-cell>
          <table:table-cell office:value-type="float" office:value="150267" table:style-name="ce8">
            <text:p>150267</text:p>
          </table:table-cell>
          <table:table-cell table:number-columns-repeated="16381"/>
        </table:table-row>
        <table:table-row table:style-name="ro1">
          <table:table-cell office:value-type="float" office:value="79518" table:style-name="ce8">
            <text:p>79518</text:p>
          </table:table-cell>
          <table:table-cell office:value-type="float" office:value="133612" table:style-name="ce8">
            <text:p>133612</text:p>
          </table:table-cell>
          <table:table-cell office:value-type="float" office:value="149508" table:style-name="ce8">
            <text:p>149508</text:p>
          </table:table-cell>
          <table:table-cell table:number-columns-repeated="16381"/>
        </table:table-row>
        <table:table-row table:style-name="ro1">
          <table:table-cell office:value-type="float" office:value="80125" table:style-name="ce8">
            <text:p>80125</text:p>
          </table:table-cell>
          <table:table-cell office:value-type="float" office:value="131971" table:style-name="ce8">
            <text:p>131971</text:p>
          </table:table-cell>
          <table:table-cell office:value-type="float" office:value="149056" table:style-name="ce8">
            <text:p>149056</text:p>
          </table:table-cell>
          <table:table-cell table:number-columns-repeated="16381"/>
        </table:table-row>
        <table:table-row table:style-name="ro1">
          <table:table-cell office:value-type="float" office:value="80732" table:style-name="ce8">
            <text:p>80732</text:p>
          </table:table-cell>
          <table:table-cell office:value-type="float" office:value="132684" table:style-name="ce8">
            <text:p>132684</text:p>
          </table:table-cell>
          <table:table-cell office:value-type="float" office:value="147104" table:style-name="ce8">
            <text:p>147104</text:p>
          </table:table-cell>
          <table:table-cell table:number-columns-repeated="16381"/>
        </table:table-row>
        <table:table-row table:style-name="ro1">
          <table:table-cell office:value-type="float" office:value="81339" table:style-name="ce8">
            <text:p>81339</text:p>
          </table:table-cell>
          <table:table-cell office:value-type="float" office:value="132804" table:style-name="ce8">
            <text:p>132804</text:p>
          </table:table-cell>
          <table:table-cell office:value-type="float" office:value="150281" table:style-name="ce8">
            <text:p>150281</text:p>
          </table:table-cell>
          <table:table-cell table:number-columns-repeated="16381"/>
        </table:table-row>
        <table:table-row table:style-name="ro1">
          <table:table-cell office:value-type="float" office:value="81946" table:style-name="ce8">
            <text:p>81946</text:p>
          </table:table-cell>
          <table:table-cell office:value-type="float" office:value="132571" table:style-name="ce8">
            <text:p>132571</text:p>
          </table:table-cell>
          <table:table-cell office:value-type="float" office:value="147438" table:style-name="ce8">
            <text:p>147438</text:p>
          </table:table-cell>
          <table:table-cell table:number-columns-repeated="16381"/>
        </table:table-row>
        <table:table-row table:style-name="ro1">
          <table:table-cell office:value-type="float" office:value="82553" table:style-name="ce8">
            <text:p>82553</text:p>
          </table:table-cell>
          <table:table-cell office:value-type="float" office:value="133632" table:style-name="ce8">
            <text:p>133632</text:p>
          </table:table-cell>
          <table:table-cell office:value-type="float" office:value="149693" table:style-name="ce8">
            <text:p>149693</text:p>
          </table:table-cell>
          <table:table-cell table:number-columns-repeated="16381"/>
        </table:table-row>
        <table:table-row table:style-name="ro1">
          <table:table-cell office:value-type="float" office:value="83160" table:style-name="ce8">
            <text:p>83160</text:p>
          </table:table-cell>
          <table:table-cell office:value-type="float" office:value="134149" table:style-name="ce8">
            <text:p>134149</text:p>
          </table:table-cell>
          <table:table-cell office:value-type="float" office:value="150866" table:style-name="ce8">
            <text:p>150866</text:p>
          </table:table-cell>
          <table:table-cell table:number-columns-repeated="16381"/>
        </table:table-row>
        <table:table-row table:style-name="ro1">
          <table:table-cell office:value-type="float" office:value="83767" table:style-name="ce8">
            <text:p>83767</text:p>
          </table:table-cell>
          <table:table-cell office:value-type="float" office:value="133217" table:style-name="ce8">
            <text:p>133217</text:p>
          </table:table-cell>
          <table:table-cell office:value-type="float" office:value="148529" table:style-name="ce8">
            <text:p>148529</text:p>
          </table:table-cell>
          <table:table-cell table:number-columns-repeated="16381"/>
        </table:table-row>
        <table:table-row table:style-name="ro1">
          <table:table-cell office:value-type="float" office:value="84374" table:style-name="ce8">
            <text:p>84374</text:p>
          </table:table-cell>
          <table:table-cell office:value-type="float" office:value="133602" table:style-name="ce8">
            <text:p>133602</text:p>
          </table:table-cell>
          <table:table-cell office:value-type="float" office:value="149585" table:style-name="ce8">
            <text:p>149585</text:p>
          </table:table-cell>
          <table:table-cell table:number-columns-repeated="16381"/>
        </table:table-row>
        <table:table-row table:style-name="ro1">
          <table:table-cell office:value-type="float" office:value="84981" table:style-name="ce8">
            <text:p>84981</text:p>
          </table:table-cell>
          <table:table-cell office:value-type="float" office:value="134454" table:style-name="ce8">
            <text:p>134454</text:p>
          </table:table-cell>
          <table:table-cell office:value-type="float" office:value="150892" table:style-name="ce8">
            <text:p>150892</text:p>
          </table:table-cell>
          <table:table-cell table:number-columns-repeated="16381"/>
        </table:table-row>
        <table:table-row table:style-name="ro1">
          <table:table-cell office:value-type="float" office:value="85588" table:style-name="ce8">
            <text:p>85588</text:p>
          </table:table-cell>
          <table:table-cell office:value-type="float" office:value="134412" table:style-name="ce8">
            <text:p>134412</text:p>
          </table:table-cell>
          <table:table-cell office:value-type="float" office:value="150399" table:style-name="ce8">
            <text:p>150399</text:p>
          </table:table-cell>
          <table:table-cell table:number-columns-repeated="16381"/>
        </table:table-row>
        <table:table-row table:style-name="ro1">
          <table:table-cell office:value-type="float" office:value="86195" table:style-name="ce8">
            <text:p>86195</text:p>
          </table:table-cell>
          <table:table-cell office:value-type="float" office:value="133932" table:style-name="ce8">
            <text:p>133932</text:p>
          </table:table-cell>
          <table:table-cell office:value-type="float" office:value="151079" table:style-name="ce8">
            <text:p>151079</text:p>
          </table:table-cell>
          <table:table-cell table:number-columns-repeated="16381"/>
        </table:table-row>
        <table:table-row table:style-name="ro1">
          <table:table-cell office:value-type="float" office:value="86802" table:style-name="ce8">
            <text:p>86802</text:p>
          </table:table-cell>
          <table:table-cell office:value-type="float" office:value="135153" table:style-name="ce8">
            <text:p>135153</text:p>
          </table:table-cell>
          <table:table-cell office:value-type="float" office:value="153049" table:style-name="ce8">
            <text:p>153049</text:p>
          </table:table-cell>
          <table:table-cell table:number-columns-repeated="16381"/>
        </table:table-row>
        <table:table-row table:style-name="ro1">
          <table:table-cell office:value-type="float" office:value="87409" table:style-name="ce8">
            <text:p>87409</text:p>
          </table:table-cell>
          <table:table-cell office:value-type="float" office:value="135087" table:style-name="ce8">
            <text:p>135087</text:p>
          </table:table-cell>
          <table:table-cell office:value-type="float" office:value="150580" table:style-name="ce8">
            <text:p>150580</text:p>
          </table:table-cell>
          <table:table-cell table:number-columns-repeated="16381"/>
        </table:table-row>
        <table:table-row table:style-name="ro1">
          <table:table-cell office:value-type="float" office:value="88016" table:style-name="ce8">
            <text:p>88016</text:p>
          </table:table-cell>
          <table:table-cell office:value-type="float" office:value="134259" table:style-name="ce8">
            <text:p>134259</text:p>
          </table:table-cell>
          <table:table-cell office:value-type="float" office:value="149447" table:style-name="ce8">
            <text:p>149447</text:p>
          </table:table-cell>
          <table:table-cell table:number-columns-repeated="16381"/>
        </table:table-row>
        <table:table-row table:style-name="ro1">
          <table:table-cell office:value-type="float" office:value="88623" table:style-name="ce8">
            <text:p>88623</text:p>
          </table:table-cell>
          <table:table-cell office:value-type="float" office:value="135917" table:style-name="ce8">
            <text:p>135917</text:p>
          </table:table-cell>
          <table:table-cell office:value-type="float" office:value="152644" table:style-name="ce8">
            <text:p>152644</text:p>
          </table:table-cell>
          <table:table-cell table:number-columns-repeated="16381"/>
        </table:table-row>
        <table:table-row table:style-name="ro1">
          <table:table-cell office:value-type="float" office:value="89230" table:style-name="ce8">
            <text:p>89230</text:p>
          </table:table-cell>
          <table:table-cell office:value-type="float" office:value="135280" table:style-name="ce8">
            <text:p>135280</text:p>
          </table:table-cell>
          <table:table-cell office:value-type="float" office:value="149856" table:style-name="ce8">
            <text:p>149856</text:p>
          </table:table-cell>
          <table:table-cell table:number-columns-repeated="16381"/>
        </table:table-row>
        <table:table-row table:style-name="ro1">
          <table:table-cell office:value-type="float" office:value="89837" table:style-name="ce8">
            <text:p>89837</text:p>
          </table:table-cell>
          <table:table-cell office:value-type="float" office:value="135685" table:style-name="ce8">
            <text:p>135685</text:p>
          </table:table-cell>
          <table:table-cell office:value-type="float" office:value="151406" table:style-name="ce8">
            <text:p>151406</text:p>
          </table:table-cell>
          <table:table-cell table:number-columns-repeated="16381"/>
        </table:table-row>
        <table:table-row table:style-name="ro1">
          <table:table-cell office:value-type="float" office:value="90444" table:style-name="ce8">
            <text:p>90444</text:p>
          </table:table-cell>
          <table:table-cell office:value-type="float" office:value="136327" table:style-name="ce8">
            <text:p>136327</text:p>
          </table:table-cell>
          <table:table-cell office:value-type="float" office:value="150778" table:style-name="ce8">
            <text:p>150778</text:p>
          </table:table-cell>
          <table:table-cell table:number-columns-repeated="16381"/>
        </table:table-row>
        <table:table-row table:style-name="ro1">
          <table:table-cell office:value-type="float" office:value="91051" table:style-name="ce8">
            <text:p>91051</text:p>
          </table:table-cell>
          <table:table-cell office:value-type="float" office:value="136966" table:style-name="ce8">
            <text:p>136966</text:p>
          </table:table-cell>
          <table:table-cell office:value-type="float" office:value="148626" table:style-name="ce8">
            <text:p>148626</text:p>
          </table:table-cell>
          <table:table-cell table:number-columns-repeated="16381"/>
        </table:table-row>
        <table:table-row table:style-name="ro1">
          <table:table-cell office:value-type="float" office:value="91658" table:style-name="ce8">
            <text:p>91658</text:p>
          </table:table-cell>
          <table:table-cell office:value-type="float" office:value="135158" table:style-name="ce8">
            <text:p>135158</text:p>
          </table:table-cell>
          <table:table-cell office:value-type="float" office:value="150252" table:style-name="ce8">
            <text:p>150252</text:p>
          </table:table-cell>
          <table:table-cell table:number-columns-repeated="16381"/>
        </table:table-row>
        <table:table-row table:style-name="ro1">
          <table:table-cell office:value-type="float" office:value="92265" table:style-name="ce8">
            <text:p>92265</text:p>
          </table:table-cell>
          <table:table-cell office:value-type="float" office:value="136937" table:style-name="ce8">
            <text:p>136937</text:p>
          </table:table-cell>
          <table:table-cell office:value-type="float" office:value="150137" table:style-name="ce8">
            <text:p>150137</text:p>
          </table:table-cell>
          <table:table-cell table:number-columns-repeated="16381"/>
        </table:table-row>
        <table:table-row table:style-name="ro1">
          <table:table-cell office:value-type="float" office:value="92872" table:style-name="ce8">
            <text:p>92872</text:p>
          </table:table-cell>
          <table:table-cell office:value-type="float" office:value="135067" table:style-name="ce8">
            <text:p>135067</text:p>
          </table:table-cell>
          <table:table-cell office:value-type="float" office:value="148325" table:style-name="ce8">
            <text:p>148325</text:p>
          </table:table-cell>
          <table:table-cell table:number-columns-repeated="16381"/>
        </table:table-row>
        <table:table-row table:style-name="ro1">
          <table:table-cell office:value-type="float" office:value="93479" table:style-name="ce8">
            <text:p>93479</text:p>
          </table:table-cell>
          <table:table-cell office:value-type="float" office:value="136382" table:style-name="ce8">
            <text:p>136382</text:p>
          </table:table-cell>
          <table:table-cell office:value-type="float" office:value="153631" table:style-name="ce8">
            <text:p>153631</text:p>
          </table:table-cell>
          <table:table-cell table:number-columns-repeated="16381"/>
        </table:table-row>
        <table:table-row table:style-name="ro1">
          <table:table-cell office:value-type="float" office:value="94086" table:style-name="ce8">
            <text:p>94086</text:p>
          </table:table-cell>
          <table:table-cell office:value-type="float" office:value="137339" table:style-name="ce8">
            <text:p>137339</text:p>
          </table:table-cell>
          <table:table-cell office:value-type="float" office:value="153072" table:style-name="ce8">
            <text:p>153072</text:p>
          </table:table-cell>
          <table:table-cell table:number-columns-repeated="16381"/>
        </table:table-row>
        <table:table-row table:style-name="ro1">
          <table:table-cell office:value-type="float" office:value="94693" table:style-name="ce8">
            <text:p>94693</text:p>
          </table:table-cell>
          <table:table-cell office:value-type="float" office:value="136422" table:style-name="ce8">
            <text:p>136422</text:p>
          </table:table-cell>
          <table:table-cell office:value-type="float" office:value="152232" table:style-name="ce8">
            <text:p>152232</text:p>
          </table:table-cell>
          <table:table-cell table:number-columns-repeated="16381"/>
        </table:table-row>
        <table:table-row table:style-name="ro1">
          <table:table-cell office:value-type="float" office:value="95300" table:style-name="ce8">
            <text:p>95300</text:p>
          </table:table-cell>
          <table:table-cell office:value-type="float" office:value="139559" table:style-name="ce8">
            <text:p>139559</text:p>
          </table:table-cell>
          <table:table-cell office:value-type="float" office:value="153484" table:style-name="ce8">
            <text:p>153484</text:p>
          </table:table-cell>
          <table:table-cell table:number-columns-repeated="16381"/>
        </table:table-row>
        <table:table-row table:style-name="ro1">
          <table:table-cell office:value-type="float" office:value="95907" table:style-name="ce8">
            <text:p>95907</text:p>
          </table:table-cell>
          <table:table-cell office:value-type="float" office:value="137806" table:style-name="ce8">
            <text:p>137806</text:p>
          </table:table-cell>
          <table:table-cell office:value-type="float" office:value="152871" table:style-name="ce8">
            <text:p>152871</text:p>
          </table:table-cell>
          <table:table-cell table:number-columns-repeated="16381"/>
        </table:table-row>
        <table:table-row table:style-name="ro1">
          <table:table-cell office:value-type="float" office:value="96514" table:style-name="ce8">
            <text:p>96514</text:p>
          </table:table-cell>
          <table:table-cell office:value-type="float" office:value="136751" table:style-name="ce8">
            <text:p>136751</text:p>
          </table:table-cell>
          <table:table-cell office:value-type="float" office:value="155034" table:style-name="ce8">
            <text:p>155034</text:p>
          </table:table-cell>
          <table:table-cell table:number-columns-repeated="16381"/>
        </table:table-row>
        <table:table-row table:style-name="ro1">
          <table:table-cell office:value-type="float" office:value="97121" table:style-name="ce8">
            <text:p>97121</text:p>
          </table:table-cell>
          <table:table-cell office:value-type="float" office:value="138536" table:style-name="ce8">
            <text:p>138536</text:p>
          </table:table-cell>
          <table:table-cell office:value-type="float" office:value="155345" table:style-name="ce8">
            <text:p>155345</text:p>
          </table:table-cell>
          <table:table-cell table:number-columns-repeated="16381"/>
        </table:table-row>
        <table:table-row table:style-name="ro1">
          <table:table-cell office:value-type="float" office:value="97728" table:style-name="ce8">
            <text:p>97728</text:p>
          </table:table-cell>
          <table:table-cell office:value-type="float" office:value="137485" table:style-name="ce8">
            <text:p>137485</text:p>
          </table:table-cell>
          <table:table-cell office:value-type="float" office:value="152708" table:style-name="ce8">
            <text:p>152708</text:p>
          </table:table-cell>
          <table:table-cell table:number-columns-repeated="16381"/>
        </table:table-row>
        <table:table-row table:style-name="ro1">
          <table:table-cell office:value-type="float" office:value="98335" table:style-name="ce8">
            <text:p>98335</text:p>
          </table:table-cell>
          <table:table-cell office:value-type="float" office:value="137681" table:style-name="ce8">
            <text:p>137681</text:p>
          </table:table-cell>
          <table:table-cell office:value-type="float" office:value="155333" table:style-name="ce8">
            <text:p>155333</text:p>
          </table:table-cell>
          <table:table-cell table:number-columns-repeated="16381"/>
        </table:table-row>
        <table:table-row table:style-name="ro1">
          <table:table-cell office:value-type="float" office:value="98942" table:style-name="ce8">
            <text:p>98942</text:p>
          </table:table-cell>
          <table:table-cell office:value-type="float" office:value="138052" table:style-name="ce8">
            <text:p>138052</text:p>
          </table:table-cell>
          <table:table-cell office:value-type="float" office:value="153319" table:style-name="ce8">
            <text:p>153319</text:p>
          </table:table-cell>
          <table:table-cell table:number-columns-repeated="16381"/>
        </table:table-row>
        <table:table-row table:style-name="ro1">
          <table:table-cell office:value-type="float" office:value="99549" table:style-name="ce8">
            <text:p>99549</text:p>
          </table:table-cell>
          <table:table-cell office:value-type="float" office:value="138109" table:style-name="ce8">
            <text:p>138109</text:p>
          </table:table-cell>
          <table:table-cell office:value-type="float" office:value="150979" table:style-name="ce8">
            <text:p>150979</text:p>
          </table:table-cell>
          <table:table-cell table:number-columns-repeated="16381"/>
        </table:table-row>
        <table:table-row table:style-name="ro1">
          <table:table-cell office:value-type="float" office:value="100156" table:style-name="ce8">
            <text:p>100156</text:p>
          </table:table-cell>
          <table:table-cell office:value-type="float" office:value="138918" table:style-name="ce8">
            <text:p>138918</text:p>
          </table:table-cell>
          <table:table-cell office:value-type="float" office:value="154413" table:style-name="ce8">
            <text:p>154413</text:p>
          </table:table-cell>
          <table:table-cell table:number-columns-repeated="16381"/>
        </table:table-row>
        <table:table-row table:style-name="ro1">
          <table:table-cell office:value-type="float" office:value="100763" table:style-name="ce8">
            <text:p>100763</text:p>
          </table:table-cell>
          <table:table-cell office:value-type="float" office:value="139634" table:style-name="ce8">
            <text:p>139634</text:p>
          </table:table-cell>
          <table:table-cell office:value-type="float" office:value="156538" table:style-name="ce8">
            <text:p>156538</text:p>
          </table:table-cell>
          <table:table-cell table:number-columns-repeated="16381"/>
        </table:table-row>
        <table:table-row table:style-name="ro1">
          <table:table-cell office:value-type="float" office:value="101370" table:style-name="ce8">
            <text:p>101370</text:p>
          </table:table-cell>
          <table:table-cell office:value-type="float" office:value="138631" table:style-name="ce8">
            <text:p>138631</text:p>
          </table:table-cell>
          <table:table-cell office:value-type="float" office:value="154589" table:style-name="ce8">
            <text:p>154589</text:p>
          </table:table-cell>
          <table:table-cell table:number-columns-repeated="16381"/>
        </table:table-row>
        <table:table-row table:style-name="ro1">
          <table:table-cell office:value-type="float" office:value="101977" table:style-name="ce8">
            <text:p>101977</text:p>
          </table:table-cell>
          <table:table-cell office:value-type="float" office:value="139525" table:style-name="ce8">
            <text:p>139525</text:p>
          </table:table-cell>
          <table:table-cell office:value-type="float" office:value="156253" table:style-name="ce8">
            <text:p>156253</text:p>
          </table:table-cell>
          <table:table-cell table:number-columns-repeated="16381"/>
        </table:table-row>
        <table:table-row table:style-name="ro1">
          <table:table-cell office:value-type="float" office:value="102584" table:style-name="ce8">
            <text:p>102584</text:p>
          </table:table-cell>
          <table:table-cell office:value-type="float" office:value="139897" table:style-name="ce8">
            <text:p>139897</text:p>
          </table:table-cell>
          <table:table-cell office:value-type="float" office:value="156183" table:style-name="ce8">
            <text:p>156183</text:p>
          </table:table-cell>
          <table:table-cell table:number-columns-repeated="16381"/>
        </table:table-row>
        <table:table-row table:style-name="ro1">
          <table:table-cell office:value-type="float" office:value="103191" table:style-name="ce8">
            <text:p>103191</text:p>
          </table:table-cell>
          <table:table-cell office:value-type="float" office:value="139880" table:style-name="ce8">
            <text:p>139880</text:p>
          </table:table-cell>
          <table:table-cell office:value-type="float" office:value="154230" table:style-name="ce8">
            <text:p>154230</text:p>
          </table:table-cell>
          <table:table-cell table:number-columns-repeated="16381"/>
        </table:table-row>
        <table:table-row table:style-name="ro1">
          <table:table-cell office:value-type="float" office:value="103798" table:style-name="ce8">
            <text:p>103798</text:p>
          </table:table-cell>
          <table:table-cell office:value-type="float" office:value="140554" table:style-name="ce8">
            <text:p>140554</text:p>
          </table:table-cell>
          <table:table-cell office:value-type="float" office:value="155952" table:style-name="ce8">
            <text:p>155952</text:p>
          </table:table-cell>
          <table:table-cell table:number-columns-repeated="16381"/>
        </table:table-row>
        <table:table-row table:style-name="ro1">
          <table:table-cell office:value-type="float" office:value="104405" table:style-name="ce8">
            <text:p>104405</text:p>
          </table:table-cell>
          <table:table-cell office:value-type="float" office:value="140388" table:style-name="ce8">
            <text:p>140388</text:p>
          </table:table-cell>
          <table:table-cell office:value-type="float" office:value="157899" table:style-name="ce8">
            <text:p>157899</text:p>
          </table:table-cell>
          <table:table-cell table:number-columns-repeated="16381"/>
        </table:table-row>
        <table:table-row table:style-name="ro1">
          <table:table-cell office:value-type="float" office:value="105012" table:style-name="ce8">
            <text:p>105012</text:p>
          </table:table-cell>
          <table:table-cell office:value-type="float" office:value="141500" table:style-name="ce8">
            <text:p>141500</text:p>
          </table:table-cell>
          <table:table-cell office:value-type="float" office:value="158468" table:style-name="ce8">
            <text:p>158468</text:p>
          </table:table-cell>
          <table:table-cell table:number-columns-repeated="16381"/>
        </table:table-row>
        <table:table-row table:style-name="ro1">
          <table:table-cell office:value-type="float" office:value="105619" table:style-name="ce8">
            <text:p>105619</text:p>
          </table:table-cell>
          <table:table-cell office:value-type="float" office:value="141652" table:style-name="ce8">
            <text:p>141652</text:p>
          </table:table-cell>
          <table:table-cell office:value-type="float" office:value="159529" table:style-name="ce8">
            <text:p>159529</text:p>
          </table:table-cell>
          <table:table-cell table:number-columns-repeated="16381"/>
        </table:table-row>
        <table:table-row table:style-name="ro1">
          <table:table-cell office:value-type="float" office:value="106226" table:style-name="ce8">
            <text:p>106226</text:p>
          </table:table-cell>
          <table:table-cell office:value-type="float" office:value="140557" table:style-name="ce8">
            <text:p>140557</text:p>
          </table:table-cell>
          <table:table-cell office:value-type="float" office:value="152115" table:style-name="ce8">
            <text:p>152115</text:p>
          </table:table-cell>
          <table:table-cell table:number-columns-repeated="16381"/>
        </table:table-row>
        <table:table-row table:style-name="ro1">
          <table:table-cell office:value-type="float" office:value="106833" table:style-name="ce8">
            <text:p>106833</text:p>
          </table:table-cell>
          <table:table-cell office:value-type="float" office:value="142120" table:style-name="ce8">
            <text:p>142120</text:p>
          </table:table-cell>
          <table:table-cell office:value-type="float" office:value="157755" table:style-name="ce8">
            <text:p>157755</text:p>
          </table:table-cell>
          <table:table-cell table:number-columns-repeated="16381"/>
        </table:table-row>
        <table:table-row table:style-name="ro1">
          <table:table-cell office:value-type="float" office:value="107440" table:style-name="ce8">
            <text:p>107440</text:p>
          </table:table-cell>
          <table:table-cell office:value-type="float" office:value="142385" table:style-name="ce8">
            <text:p>142385</text:p>
          </table:table-cell>
          <table:table-cell office:value-type="float" office:value="160850" table:style-name="ce8">
            <text:p>160850</text:p>
          </table:table-cell>
          <table:table-cell table:number-columns-repeated="16381"/>
        </table:table-row>
        <table:table-row table:style-name="ro1">
          <table:table-cell office:value-type="float" office:value="108047" table:style-name="ce8">
            <text:p>108047</text:p>
          </table:table-cell>
          <table:table-cell office:value-type="float" office:value="143421" table:style-name="ce8">
            <text:p>143421</text:p>
          </table:table-cell>
          <table:table-cell office:value-type="float" office:value="157100" table:style-name="ce8">
            <text:p>157100</text:p>
          </table:table-cell>
          <table:table-cell table:number-columns-repeated="16381"/>
        </table:table-row>
        <table:table-row table:style-name="ro1">
          <table:table-cell office:value-type="float" office:value="108654" table:style-name="ce8">
            <text:p>108654</text:p>
          </table:table-cell>
          <table:table-cell office:value-type="float" office:value="142497" table:style-name="ce8">
            <text:p>142497</text:p>
          </table:table-cell>
          <table:table-cell office:value-type="float" office:value="160064" table:style-name="ce8">
            <text:p>160064</text:p>
          </table:table-cell>
          <table:table-cell table:number-columns-repeated="16381"/>
        </table:table-row>
        <table:table-row table:style-name="ro1">
          <table:table-cell office:value-type="float" office:value="109261" table:style-name="ce8">
            <text:p>109261</text:p>
          </table:table-cell>
          <table:table-cell office:value-type="float" office:value="142446" table:style-name="ce8">
            <text:p>142446</text:p>
          </table:table-cell>
          <table:table-cell office:value-type="float" office:value="160095" table:style-name="ce8">
            <text:p>160095</text:p>
          </table:table-cell>
          <table:table-cell table:number-columns-repeated="16381"/>
        </table:table-row>
        <table:table-row table:style-name="ro1">
          <table:table-cell office:value-type="float" office:value="109868" table:style-name="ce8">
            <text:p>109868</text:p>
          </table:table-cell>
          <table:table-cell office:value-type="float" office:value="143844" table:style-name="ce8">
            <text:p>143844</text:p>
          </table:table-cell>
          <table:table-cell office:value-type="float" office:value="158914" table:style-name="ce8">
            <text:p>158914</text:p>
          </table:table-cell>
          <table:table-cell table:number-columns-repeated="16381"/>
        </table:table-row>
        <table:table-row table:style-name="ro1">
          <table:table-cell office:value-type="float" office:value="110475" table:style-name="ce8">
            <text:p>110475</text:p>
          </table:table-cell>
          <table:table-cell office:value-type="float" office:value="143880" table:style-name="ce8">
            <text:p>143880</text:p>
          </table:table-cell>
          <table:table-cell office:value-type="float" office:value="160840" table:style-name="ce8">
            <text:p>160840</text:p>
          </table:table-cell>
          <table:table-cell table:number-columns-repeated="16381"/>
        </table:table-row>
        <table:table-row table:style-name="ro1">
          <table:table-cell office:value-type="float" office:value="111082" table:style-name="ce8">
            <text:p>111082</text:p>
          </table:table-cell>
          <table:table-cell office:value-type="float" office:value="144246" table:style-name="ce8">
            <text:p>144246</text:p>
          </table:table-cell>
          <table:table-cell office:value-type="float" office:value="162452" table:style-name="ce8">
            <text:p>162452</text:p>
          </table:table-cell>
          <table:table-cell table:number-columns-repeated="16381"/>
        </table:table-row>
        <table:table-row table:style-name="ro1">
          <table:table-cell office:value-type="float" office:value="111689" table:style-name="ce8">
            <text:p>111689</text:p>
          </table:table-cell>
          <table:table-cell office:value-type="float" office:value="145127" table:style-name="ce8">
            <text:p>145127</text:p>
          </table:table-cell>
          <table:table-cell office:value-type="float" office:value="160785" table:style-name="ce8">
            <text:p>160785</text:p>
          </table:table-cell>
          <table:table-cell table:number-columns-repeated="16381"/>
        </table:table-row>
        <table:table-row table:style-name="ro1">
          <table:table-cell office:value-type="float" office:value="112296" table:style-name="ce8">
            <text:p>112296</text:p>
          </table:table-cell>
          <table:table-cell office:value-type="float" office:value="144662" table:style-name="ce8">
            <text:p>144662</text:p>
          </table:table-cell>
          <table:table-cell office:value-type="float" office:value="160109" table:style-name="ce8">
            <text:p>160109</text:p>
          </table:table-cell>
          <table:table-cell table:number-columns-repeated="16381"/>
        </table:table-row>
        <table:table-row table:style-name="ro1">
          <table:table-cell office:value-type="float" office:value="112903" table:style-name="ce8">
            <text:p>112903</text:p>
          </table:table-cell>
          <table:table-cell office:value-type="float" office:value="146382" table:style-name="ce8">
            <text:p>146382</text:p>
          </table:table-cell>
          <table:table-cell office:value-type="float" office:value="161431" table:style-name="ce8">
            <text:p>161431</text:p>
          </table:table-cell>
          <table:table-cell table:number-columns-repeated="16381"/>
        </table:table-row>
        <table:table-row table:style-name="ro1">
          <table:table-cell office:value-type="float" office:value="113510" table:style-name="ce8">
            <text:p>113510</text:p>
          </table:table-cell>
          <table:table-cell office:value-type="float" office:value="146166" table:style-name="ce8">
            <text:p>146166</text:p>
          </table:table-cell>
          <table:table-cell office:value-type="float" office:value="161048" table:style-name="ce8">
            <text:p>161048</text:p>
          </table:table-cell>
          <table:table-cell table:number-columns-repeated="16381"/>
        </table:table-row>
        <table:table-row table:style-name="ro1">
          <table:table-cell office:value-type="float" office:value="114117" table:style-name="ce8">
            <text:p>114117</text:p>
          </table:table-cell>
          <table:table-cell office:value-type="float" office:value="146162" table:style-name="ce8">
            <text:p>146162</text:p>
          </table:table-cell>
          <table:table-cell office:value-type="float" office:value="157543" table:style-name="ce8">
            <text:p>157543</text:p>
          </table:table-cell>
          <table:table-cell table:number-columns-repeated="16381"/>
        </table:table-row>
        <table:table-row table:style-name="ro1">
          <table:table-cell office:value-type="float" office:value="114724" table:style-name="ce8">
            <text:p>114724</text:p>
          </table:table-cell>
          <table:table-cell office:value-type="float" office:value="147646" table:style-name="ce8">
            <text:p>147646</text:p>
          </table:table-cell>
          <table:table-cell office:value-type="float" office:value="159069" table:style-name="ce8">
            <text:p>159069</text:p>
          </table:table-cell>
          <table:table-cell table:number-columns-repeated="16381"/>
        </table:table-row>
        <table:table-row table:style-name="ro1">
          <table:table-cell office:value-type="float" office:value="115331" table:style-name="ce8">
            <text:p>115331</text:p>
          </table:table-cell>
          <table:table-cell office:value-type="float" office:value="147277" table:style-name="ce8">
            <text:p>147277</text:p>
          </table:table-cell>
          <table:table-cell office:value-type="float" office:value="159938" table:style-name="ce8">
            <text:p>159938</text:p>
          </table:table-cell>
          <table:table-cell table:number-columns-repeated="16381"/>
        </table:table-row>
        <table:table-row table:style-name="ro1">
          <table:table-cell office:value-type="float" office:value="115938" table:style-name="ce8">
            <text:p>115938</text:p>
          </table:table-cell>
          <table:table-cell office:value-type="float" office:value="148663" table:style-name="ce8">
            <text:p>148663</text:p>
          </table:table-cell>
          <table:table-cell office:value-type="float" office:value="164000" table:style-name="ce8">
            <text:p>164000</text:p>
          </table:table-cell>
          <table:table-cell table:number-columns-repeated="16381"/>
        </table:table-row>
        <table:table-row table:style-name="ro1">
          <table:table-cell office:value-type="float" office:value="116545" table:style-name="ce8">
            <text:p>116545</text:p>
          </table:table-cell>
          <table:table-cell office:value-type="float" office:value="148819" table:style-name="ce8">
            <text:p>148819</text:p>
          </table:table-cell>
          <table:table-cell office:value-type="float" office:value="166831" table:style-name="ce8">
            <text:p>166831</text:p>
          </table:table-cell>
          <table:table-cell table:number-columns-repeated="16381"/>
        </table:table-row>
        <table:table-row table:style-name="ro1">
          <table:table-cell office:value-type="float" office:value="117152" table:style-name="ce8">
            <text:p>117152</text:p>
          </table:table-cell>
          <table:table-cell office:value-type="float" office:value="148671" table:style-name="ce8">
            <text:p>148671</text:p>
          </table:table-cell>
          <table:table-cell office:value-type="float" office:value="163952" table:style-name="ce8">
            <text:p>163952</text:p>
          </table:table-cell>
          <table:table-cell table:number-columns-repeated="16381"/>
        </table:table-row>
        <table:table-row table:style-name="ro1">
          <table:table-cell office:value-type="float" office:value="117759" table:style-name="ce8">
            <text:p>117759</text:p>
          </table:table-cell>
          <table:table-cell office:value-type="float" office:value="147735" table:style-name="ce8">
            <text:p>147735</text:p>
          </table:table-cell>
          <table:table-cell office:value-type="float" office:value="167416" table:style-name="ce8">
            <text:p>167416</text:p>
          </table:table-cell>
          <table:table-cell table:number-columns-repeated="16381"/>
        </table:table-row>
        <table:table-row table:style-name="ro1">
          <table:table-cell office:value-type="float" office:value="118366" table:style-name="ce8">
            <text:p>118366</text:p>
          </table:table-cell>
          <table:table-cell office:value-type="float" office:value="150307" table:style-name="ce8">
            <text:p>150307</text:p>
          </table:table-cell>
          <table:table-cell office:value-type="float" office:value="165279" table:style-name="ce8">
            <text:p>165279</text:p>
          </table:table-cell>
          <table:table-cell table:number-columns-repeated="16381"/>
        </table:table-row>
        <table:table-row table:style-name="ro1">
          <table:table-cell office:value-type="float" office:value="118973" table:style-name="ce8">
            <text:p>118973</text:p>
          </table:table-cell>
          <table:table-cell office:value-type="float" office:value="153319" table:style-name="ce8">
            <text:p>153319</text:p>
          </table:table-cell>
          <table:table-cell office:value-type="float" office:value="166829" table:style-name="ce8">
            <text:p>166829</text:p>
          </table:table-cell>
          <table:table-cell table:number-columns-repeated="16381"/>
        </table:table-row>
        <table:table-row table:style-name="ro1">
          <table:table-cell office:value-type="float" office:value="119580" table:style-name="ce8">
            <text:p>119580</text:p>
          </table:table-cell>
          <table:table-cell office:value-type="float" office:value="151303" table:style-name="ce8">
            <text:p>151303</text:p>
          </table:table-cell>
          <table:table-cell office:value-type="float" office:value="167396" table:style-name="ce8">
            <text:p>167396</text:p>
          </table:table-cell>
          <table:table-cell table:number-columns-repeated="16381"/>
        </table:table-row>
        <table:table-row table:style-name="ro1">
          <table:table-cell office:value-type="float" office:value="120187" table:style-name="ce8">
            <text:p>120187</text:p>
          </table:table-cell>
          <table:table-cell office:value-type="float" office:value="151656" table:style-name="ce8">
            <text:p>151656</text:p>
          </table:table-cell>
          <table:table-cell office:value-type="float" office:value="165698" table:style-name="ce8">
            <text:p>165698</text:p>
          </table:table-cell>
          <table:table-cell table:number-columns-repeated="16381"/>
        </table:table-row>
        <table:table-row table:style-name="ro1">
          <table:table-cell office:value-type="float" office:value="120794" table:style-name="ce8">
            <text:p>120794</text:p>
          </table:table-cell>
          <table:table-cell office:value-type="float" office:value="151787" table:style-name="ce8">
            <text:p>151787</text:p>
          </table:table-cell>
          <table:table-cell office:value-type="float" office:value="163505" table:style-name="ce8">
            <text:p>163505</text:p>
          </table:table-cell>
          <table:table-cell table:number-columns-repeated="16381"/>
        </table:table-row>
        <table:table-row table:style-name="ro1">
          <table:table-cell office:value-type="float" office:value="121401" table:style-name="ce8">
            <text:p>121401</text:p>
          </table:table-cell>
          <table:table-cell office:value-type="float" office:value="151194" table:style-name="ce8">
            <text:p>151194</text:p>
          </table:table-cell>
          <table:table-cell office:value-type="float" office:value="168534" table:style-name="ce8">
            <text:p>168534</text:p>
          </table:table-cell>
          <table:table-cell table:number-columns-repeated="16381"/>
        </table:table-row>
        <table:table-row table:style-name="ro1">
          <table:table-cell office:value-type="float" office:value="122008" table:style-name="ce8">
            <text:p>122008</text:p>
          </table:table-cell>
          <table:table-cell office:value-type="float" office:value="151557" table:style-name="ce8">
            <text:p>151557</text:p>
          </table:table-cell>
          <table:table-cell office:value-type="float" office:value="163973" table:style-name="ce8">
            <text:p>163973</text:p>
          </table:table-cell>
          <table:table-cell table:number-columns-repeated="16381"/>
        </table:table-row>
        <table:table-row table:style-name="ro1">
          <table:table-cell office:value-type="float" office:value="122615" table:style-name="ce8">
            <text:p>122615</text:p>
          </table:table-cell>
          <table:table-cell office:value-type="float" office:value="153893" table:style-name="ce8">
            <text:p>153893</text:p>
          </table:table-cell>
          <table:table-cell office:value-type="float" office:value="167214" table:style-name="ce8">
            <text:p>167214</text:p>
          </table:table-cell>
          <table:table-cell table:number-columns-repeated="16381"/>
        </table:table-row>
        <table:table-row table:style-name="ro1">
          <table:table-cell office:value-type="float" office:value="123222" table:style-name="ce8">
            <text:p>123222</text:p>
          </table:table-cell>
          <table:table-cell office:value-type="float" office:value="153528" table:style-name="ce8">
            <text:p>153528</text:p>
          </table:table-cell>
          <table:table-cell office:value-type="float" office:value="169526" table:style-name="ce8">
            <text:p>169526</text:p>
          </table:table-cell>
          <table:table-cell table:number-columns-repeated="16381"/>
        </table:table-row>
        <table:table-row table:style-name="ro1">
          <table:table-cell office:value-type="float" office:value="123829" table:style-name="ce8">
            <text:p>123829</text:p>
          </table:table-cell>
          <table:table-cell office:value-type="float" office:value="154466" table:style-name="ce8">
            <text:p>154466</text:p>
          </table:table-cell>
          <table:table-cell office:value-type="float" office:value="166789" table:style-name="ce8">
            <text:p>166789</text:p>
          </table:table-cell>
          <table:table-cell table:number-columns-repeated="16381"/>
        </table:table-row>
        <table:table-row table:style-name="ro1">
          <table:table-cell office:value-type="float" office:value="124436" table:style-name="ce8">
            <text:p>124436</text:p>
          </table:table-cell>
          <table:table-cell office:value-type="float" office:value="155553" table:style-name="ce8">
            <text:p>155553</text:p>
          </table:table-cell>
          <table:table-cell office:value-type="float" office:value="172150" table:style-name="ce8">
            <text:p>172150</text:p>
          </table:table-cell>
          <table:table-cell table:number-columns-repeated="16381"/>
        </table:table-row>
        <table:table-row table:style-name="ro1">
          <table:table-cell office:value-type="float" office:value="125043" table:style-name="ce8">
            <text:p>125043</text:p>
          </table:table-cell>
          <table:table-cell office:value-type="float" office:value="156188" table:style-name="ce8">
            <text:p>156188</text:p>
          </table:table-cell>
          <table:table-cell office:value-type="float" office:value="173277" table:style-name="ce8">
            <text:p>173277</text:p>
          </table:table-cell>
          <table:table-cell table:number-columns-repeated="16381"/>
        </table:table-row>
        <table:table-row table:style-name="ro1">
          <table:table-cell office:value-type="float" office:value="125650" table:style-name="ce8">
            <text:p>125650</text:p>
          </table:table-cell>
          <table:table-cell office:value-type="float" office:value="155471" table:style-name="ce8">
            <text:p>155471</text:p>
          </table:table-cell>
          <table:table-cell office:value-type="float" office:value="170126" table:style-name="ce8">
            <text:p>170126</text:p>
          </table:table-cell>
          <table:table-cell table:number-columns-repeated="16381"/>
        </table:table-row>
        <table:table-row table:style-name="ro1">
          <table:table-cell office:value-type="float" office:value="126257" table:style-name="ce8">
            <text:p>126257</text:p>
          </table:table-cell>
          <table:table-cell office:value-type="float" office:value="157225" table:style-name="ce8">
            <text:p>157225</text:p>
          </table:table-cell>
          <table:table-cell office:value-type="float" office:value="173647" table:style-name="ce8">
            <text:p>173647</text:p>
          </table:table-cell>
          <table:table-cell table:number-columns-repeated="16381"/>
        </table:table-row>
        <table:table-row table:style-name="ro1">
          <table:table-cell office:value-type="float" office:value="126864" table:style-name="ce8">
            <text:p>126864</text:p>
          </table:table-cell>
          <table:table-cell office:value-type="float" office:value="159637" table:style-name="ce8">
            <text:p>159637</text:p>
          </table:table-cell>
          <table:table-cell office:value-type="float" office:value="175686" table:style-name="ce8">
            <text:p>175686</text:p>
          </table:table-cell>
          <table:table-cell table:number-columns-repeated="16381"/>
        </table:table-row>
        <table:table-row table:style-name="ro1">
          <table:table-cell office:value-type="float" office:value="127471" table:style-name="ce8">
            <text:p>127471</text:p>
          </table:table-cell>
          <table:table-cell office:value-type="float" office:value="156162" table:style-name="ce8">
            <text:p>156162</text:p>
          </table:table-cell>
          <table:table-cell office:value-type="float" office:value="178014" table:style-name="ce8">
            <text:p>178014</text:p>
          </table:table-cell>
          <table:table-cell table:number-columns-repeated="16381"/>
        </table:table-row>
        <table:table-row table:style-name="ro1">
          <table:table-cell office:value-type="float" office:value="128078" table:style-name="ce8">
            <text:p>128078</text:p>
          </table:table-cell>
          <table:table-cell office:value-type="float" office:value="156489" table:style-name="ce8">
            <text:p>156489</text:p>
          </table:table-cell>
          <table:table-cell office:value-type="float" office:value="178174" table:style-name="ce8">
            <text:p>178174</text:p>
          </table:table-cell>
          <table:table-cell table:number-columns-repeated="16381"/>
        </table:table-row>
        <table:table-row table:style-name="ro1">
          <table:table-cell office:value-type="float" office:value="128685" table:style-name="ce8">
            <text:p>128685</text:p>
          </table:table-cell>
          <table:table-cell office:value-type="float" office:value="157330" table:style-name="ce8">
            <text:p>157330</text:p>
          </table:table-cell>
          <table:table-cell office:value-type="float" office:value="176241" table:style-name="ce8">
            <text:p>176241</text:p>
          </table:table-cell>
          <table:table-cell table:number-columns-repeated="16381"/>
        </table:table-row>
        <table:table-row table:style-name="ro1">
          <table:table-cell office:value-type="float" office:value="129292" table:style-name="ce8">
            <text:p>129292</text:p>
          </table:table-cell>
          <table:table-cell office:value-type="float" office:value="158413" table:style-name="ce8">
            <text:p>158413</text:p>
          </table:table-cell>
          <table:table-cell office:value-type="float" office:value="177179" table:style-name="ce8">
            <text:p>177179</text:p>
          </table:table-cell>
          <table:table-cell table:number-columns-repeated="16381"/>
        </table:table-row>
        <table:table-row table:style-name="ro1">
          <table:table-cell office:value-type="float" office:value="129899" table:style-name="ce8">
            <text:p>129899</text:p>
          </table:table-cell>
          <table:table-cell office:value-type="float" office:value="160057" table:style-name="ce8">
            <text:p>160057</text:p>
          </table:table-cell>
          <table:table-cell office:value-type="float" office:value="177952" table:style-name="ce8">
            <text:p>177952</text:p>
          </table:table-cell>
          <table:table-cell table:number-columns-repeated="16381"/>
        </table:table-row>
        <table:table-row table:style-name="ro1">
          <table:table-cell office:value-type="float" office:value="130506" table:style-name="ce8">
            <text:p>130506</text:p>
          </table:table-cell>
          <table:table-cell office:value-type="float" office:value="161334" table:style-name="ce8">
            <text:p>161334</text:p>
          </table:table-cell>
          <table:table-cell office:value-type="float" office:value="180542" table:style-name="ce8">
            <text:p>180542</text:p>
          </table:table-cell>
          <table:table-cell table:number-columns-repeated="16381"/>
        </table:table-row>
        <table:table-row table:style-name="ro1">
          <table:table-cell office:value-type="float" office:value="131113" table:style-name="ce8">
            <text:p>131113</text:p>
          </table:table-cell>
          <table:table-cell office:value-type="float" office:value="160098" table:style-name="ce8">
            <text:p>160098</text:p>
          </table:table-cell>
          <table:table-cell office:value-type="float" office:value="180910" table:style-name="ce8">
            <text:p>180910</text:p>
          </table:table-cell>
          <table:table-cell table:number-columns-repeated="16381"/>
        </table:table-row>
        <table:table-row table:style-name="ro1">
          <table:table-cell office:value-type="float" office:value="131720" table:style-name="ce8">
            <text:p>131720</text:p>
          </table:table-cell>
          <table:table-cell office:value-type="float" office:value="160234" table:style-name="ce8">
            <text:p>160234</text:p>
          </table:table-cell>
          <table:table-cell office:value-type="float" office:value="181661" table:style-name="ce8">
            <text:p>181661</text:p>
          </table:table-cell>
          <table:table-cell table:number-columns-repeated="16381"/>
        </table:table-row>
        <table:table-row table:style-name="ro1">
          <table:table-cell office:value-type="float" office:value="132327" table:style-name="ce8">
            <text:p>132327</text:p>
          </table:table-cell>
          <table:table-cell office:value-type="float" office:value="161350" table:style-name="ce8">
            <text:p>161350</text:p>
          </table:table-cell>
          <table:table-cell office:value-type="float" office:value="182534" table:style-name="ce8">
            <text:p>182534</text:p>
          </table:table-cell>
          <table:table-cell table:number-columns-repeated="16381"/>
        </table:table-row>
        <table:table-row table:style-name="ro1">
          <table:table-cell office:value-type="float" office:value="132934" table:style-name="ce8">
            <text:p>132934</text:p>
          </table:table-cell>
          <table:table-cell office:value-type="float" office:value="161346" table:style-name="ce8">
            <text:p>161346</text:p>
          </table:table-cell>
          <table:table-cell office:value-type="float" office:value="178342" table:style-name="ce8">
            <text:p>178342</text:p>
          </table:table-cell>
          <table:table-cell table:number-columns-repeated="16381"/>
        </table:table-row>
        <table:table-row table:style-name="ro1">
          <table:table-cell office:value-type="float" office:value="133541" table:style-name="ce8">
            <text:p>133541</text:p>
          </table:table-cell>
          <table:table-cell office:value-type="float" office:value="164033" table:style-name="ce8">
            <text:p>164033</text:p>
          </table:table-cell>
          <table:table-cell office:value-type="float" office:value="182923" table:style-name="ce8">
            <text:p>182923</text:p>
          </table:table-cell>
          <table:table-cell table:number-columns-repeated="16381"/>
        </table:table-row>
        <table:table-row table:style-name="ro1">
          <table:table-cell office:value-type="float" office:value="134148" table:style-name="ce8">
            <text:p>134148</text:p>
          </table:table-cell>
          <table:table-cell office:value-type="float" office:value="164605" table:style-name="ce8">
            <text:p>164605</text:p>
          </table:table-cell>
          <table:table-cell office:value-type="float" office:value="183509" table:style-name="ce8">
            <text:p>183509</text:p>
          </table:table-cell>
          <table:table-cell table:number-columns-repeated="16381"/>
        </table:table-row>
        <table:table-row table:style-name="ro1">
          <table:table-cell office:value-type="float" office:value="134755" table:style-name="ce8">
            <text:p>134755</text:p>
          </table:table-cell>
          <table:table-cell office:value-type="float" office:value="165321" table:style-name="ce8">
            <text:p>165321</text:p>
          </table:table-cell>
          <table:table-cell office:value-type="float" office:value="187582" table:style-name="ce8">
            <text:p>187582</text:p>
          </table:table-cell>
          <table:table-cell table:number-columns-repeated="16381"/>
        </table:table-row>
        <table:table-row table:style-name="ro1">
          <table:table-cell office:value-type="float" office:value="135362" table:style-name="ce8">
            <text:p>135362</text:p>
          </table:table-cell>
          <table:table-cell office:value-type="float" office:value="166976" table:style-name="ce8">
            <text:p>166976</text:p>
          </table:table-cell>
          <table:table-cell office:value-type="float" office:value="185323" table:style-name="ce8">
            <text:p>185323</text:p>
          </table:table-cell>
          <table:table-cell table:number-columns-repeated="16381"/>
        </table:table-row>
        <table:table-row table:style-name="ro1">
          <table:table-cell office:value-type="float" office:value="135969" table:style-name="ce8">
            <text:p>135969</text:p>
          </table:table-cell>
          <table:table-cell office:value-type="float" office:value="164583" table:style-name="ce8">
            <text:p>164583</text:p>
          </table:table-cell>
          <table:table-cell office:value-type="float" office:value="183460" table:style-name="ce8">
            <text:p>183460</text:p>
          </table:table-cell>
          <table:table-cell table:number-columns-repeated="16381"/>
        </table:table-row>
        <table:table-row table:style-name="ro1">
          <table:table-cell office:value-type="float" office:value="136576" table:style-name="ce8">
            <text:p>136576</text:p>
          </table:table-cell>
          <table:table-cell office:value-type="float" office:value="165936" table:style-name="ce8">
            <text:p>165936</text:p>
          </table:table-cell>
          <table:table-cell office:value-type="float" office:value="188004" table:style-name="ce8">
            <text:p>188004</text:p>
          </table:table-cell>
          <table:table-cell table:number-columns-repeated="16381"/>
        </table:table-row>
        <table:table-row table:style-name="ro1">
          <table:table-cell office:value-type="float" office:value="137183" table:style-name="ce8">
            <text:p>137183</text:p>
          </table:table-cell>
          <table:table-cell office:value-type="float" office:value="167073" table:style-name="ce8">
            <text:p>167073</text:p>
          </table:table-cell>
          <table:table-cell office:value-type="float" office:value="189964" table:style-name="ce8">
            <text:p>189964</text:p>
          </table:table-cell>
          <table:table-cell table:number-columns-repeated="16381"/>
        </table:table-row>
        <table:table-row table:style-name="ro1">
          <table:table-cell office:value-type="float" office:value="137790" table:style-name="ce8">
            <text:p>137790</text:p>
          </table:table-cell>
          <table:table-cell office:value-type="float" office:value="168245" table:style-name="ce8">
            <text:p>168245</text:p>
          </table:table-cell>
          <table:table-cell office:value-type="float" office:value="183713" table:style-name="ce8">
            <text:p>183713</text:p>
          </table:table-cell>
          <table:table-cell table:number-columns-repeated="16381"/>
        </table:table-row>
        <table:table-row table:style-name="ro1">
          <table:table-cell office:value-type="float" office:value="138397" table:style-name="ce8">
            <text:p>138397</text:p>
          </table:table-cell>
          <table:table-cell office:value-type="float" office:value="168162" table:style-name="ce8">
            <text:p>168162</text:p>
          </table:table-cell>
          <table:table-cell office:value-type="float" office:value="183231" table:style-name="ce8">
            <text:p>183231</text:p>
          </table:table-cell>
          <table:table-cell table:number-columns-repeated="16381"/>
        </table:table-row>
        <table:table-row table:style-name="ro1">
          <table:table-cell office:value-type="float" office:value="139004" table:style-name="ce8">
            <text:p>139004</text:p>
          </table:table-cell>
          <table:table-cell office:value-type="float" office:value="170961" table:style-name="ce8">
            <text:p>170961</text:p>
          </table:table-cell>
          <table:table-cell office:value-type="float" office:value="187674" table:style-name="ce8">
            <text:p>187674</text:p>
          </table:table-cell>
          <table:table-cell table:number-columns-repeated="16381"/>
        </table:table-row>
        <table:table-row table:style-name="ro1">
          <table:table-cell office:value-type="float" office:value="139611" table:style-name="ce8">
            <text:p>139611</text:p>
          </table:table-cell>
          <table:table-cell office:value-type="float" office:value="171738" table:style-name="ce8">
            <text:p>171738</text:p>
          </table:table-cell>
          <table:table-cell office:value-type="float" office:value="192083" table:style-name="ce8">
            <text:p>192083</text:p>
          </table:table-cell>
          <table:table-cell table:number-columns-repeated="16381"/>
        </table:table-row>
        <table:table-row table:style-name="ro1">
          <table:table-cell office:value-type="float" office:value="140218" table:style-name="ce8">
            <text:p>140218</text:p>
          </table:table-cell>
          <table:table-cell office:value-type="float" office:value="171023" table:style-name="ce8">
            <text:p>171023</text:p>
          </table:table-cell>
          <table:table-cell office:value-type="float" office:value="196584" table:style-name="ce8">
            <text:p>196584</text:p>
          </table:table-cell>
          <table:table-cell table:number-columns-repeated="16381"/>
        </table:table-row>
        <table:table-row table:style-name="ro1">
          <table:table-cell office:value-type="float" office:value="140825" table:style-name="ce8">
            <text:p>140825</text:p>
          </table:table-cell>
          <table:table-cell office:value-type="float" office:value="174187" table:style-name="ce8">
            <text:p>174187</text:p>
          </table:table-cell>
          <table:table-cell office:value-type="float" office:value="196217" table:style-name="ce8">
            <text:p>196217</text:p>
          </table:table-cell>
          <table:table-cell table:number-columns-repeated="16381"/>
        </table:table-row>
        <table:table-row table:style-name="ro1">
          <table:table-cell office:value-type="float" office:value="141432" table:style-name="ce8">
            <text:p>141432</text:p>
          </table:table-cell>
          <table:table-cell office:value-type="float" office:value="174251" table:style-name="ce8">
            <text:p>174251</text:p>
          </table:table-cell>
          <table:table-cell office:value-type="float" office:value="201032" table:style-name="ce8">
            <text:p>201032</text:p>
          </table:table-cell>
          <table:table-cell table:number-columns-repeated="16381"/>
        </table:table-row>
        <table:table-row table:style-name="ro1">
          <table:table-cell office:value-type="float" office:value="142039" table:style-name="ce8">
            <text:p>142039</text:p>
          </table:table-cell>
          <table:table-cell office:value-type="float" office:value="175393" table:style-name="ce8">
            <text:p>175393</text:p>
          </table:table-cell>
          <table:table-cell office:value-type="float" office:value="195033" table:style-name="ce8">
            <text:p>195033</text:p>
          </table:table-cell>
          <table:table-cell table:number-columns-repeated="16381"/>
        </table:table-row>
        <table:table-row table:style-name="ro1">
          <table:table-cell office:value-type="float" office:value="142646" table:style-name="ce8">
            <text:p>142646</text:p>
          </table:table-cell>
          <table:table-cell office:value-type="float" office:value="174587" table:style-name="ce8">
            <text:p>174587</text:p>
          </table:table-cell>
          <table:table-cell office:value-type="float" office:value="197649" table:style-name="ce8">
            <text:p>197649</text:p>
          </table:table-cell>
          <table:table-cell table:number-columns-repeated="16381"/>
        </table:table-row>
        <table:table-row table:style-name="ro1">
          <table:table-cell office:value-type="float" office:value="143253" table:style-name="ce8">
            <text:p>143253</text:p>
          </table:table-cell>
          <table:table-cell office:value-type="float" office:value="176801" table:style-name="ce8">
            <text:p>176801</text:p>
          </table:table-cell>
          <table:table-cell office:value-type="float" office:value="203022" table:style-name="ce8">
            <text:p>203022</text:p>
          </table:table-cell>
          <table:table-cell table:number-columns-repeated="16381"/>
        </table:table-row>
        <table:table-row table:style-name="ro1">
          <table:table-cell office:value-type="float" office:value="143860" table:style-name="ce8">
            <text:p>143860</text:p>
          </table:table-cell>
          <table:table-cell office:value-type="float" office:value="178347" table:style-name="ce8">
            <text:p>178347</text:p>
          </table:table-cell>
          <table:table-cell office:value-type="float" office:value="207314" table:style-name="ce8">
            <text:p>207314</text:p>
          </table:table-cell>
          <table:table-cell table:number-columns-repeated="16381"/>
        </table:table-row>
        <table:table-row table:style-name="ro1">
          <table:table-cell office:value-type="float" office:value="144467" table:style-name="ce8">
            <text:p>144467</text:p>
          </table:table-cell>
          <table:table-cell office:value-type="float" office:value="178204" table:style-name="ce8">
            <text:p>178204</text:p>
          </table:table-cell>
          <table:table-cell office:value-type="float" office:value="206220" table:style-name="ce8">
            <text:p>206220</text:p>
          </table:table-cell>
          <table:table-cell table:number-columns-repeated="16381"/>
        </table:table-row>
        <table:table-row table:style-name="ro1">
          <table:table-cell office:value-type="float" office:value="145074" table:style-name="ce8">
            <text:p>145074</text:p>
          </table:table-cell>
          <table:table-cell office:value-type="float" office:value="182760" table:style-name="ce8">
            <text:p>182760</text:p>
          </table:table-cell>
          <table:table-cell office:value-type="float" office:value="206067" table:style-name="ce8">
            <text:p>206067</text:p>
          </table:table-cell>
          <table:table-cell table:number-columns-repeated="16381"/>
        </table:table-row>
        <table:table-row table:style-name="ro1">
          <table:table-cell office:value-type="float" office:value="145681" table:style-name="ce8">
            <text:p>145681</text:p>
          </table:table-cell>
          <table:table-cell office:value-type="float" office:value="183723" table:style-name="ce8">
            <text:p>183723</text:p>
          </table:table-cell>
          <table:table-cell office:value-type="float" office:value="207794" table:style-name="ce8">
            <text:p>207794</text:p>
          </table:table-cell>
          <table:table-cell table:number-columns-repeated="16381"/>
        </table:table-row>
        <table:table-row table:style-name="ro1">
          <table:table-cell office:value-type="float" office:value="146288" table:style-name="ce8">
            <text:p>146288</text:p>
          </table:table-cell>
          <table:table-cell office:value-type="float" office:value="184166" table:style-name="ce8">
            <text:p>184166</text:p>
          </table:table-cell>
          <table:table-cell office:value-type="float" office:value="208902" table:style-name="ce8">
            <text:p>208902</text:p>
          </table:table-cell>
          <table:table-cell table:number-columns-repeated="16381"/>
        </table:table-row>
        <table:table-row table:style-name="ro1">
          <table:table-cell office:value-type="float" office:value="146895" table:style-name="ce8">
            <text:p>146895</text:p>
          </table:table-cell>
          <table:table-cell office:value-type="float" office:value="185853" table:style-name="ce8">
            <text:p>185853</text:p>
          </table:table-cell>
          <table:table-cell office:value-type="float" office:value="209619" table:style-name="ce8">
            <text:p>209619</text:p>
          </table:table-cell>
          <table:table-cell table:number-columns-repeated="16381"/>
        </table:table-row>
        <table:table-row table:style-name="ro1">
          <table:table-cell office:value-type="float" office:value="147502" table:style-name="ce8">
            <text:p>147502</text:p>
          </table:table-cell>
          <table:table-cell office:value-type="float" office:value="186850" table:style-name="ce8">
            <text:p>186850</text:p>
          </table:table-cell>
          <table:table-cell office:value-type="float" office:value="207843" table:style-name="ce8">
            <text:p>207843</text:p>
          </table:table-cell>
          <table:table-cell table:number-columns-repeated="16381"/>
        </table:table-row>
        <table:table-row table:style-name="ro1">
          <table:table-cell office:value-type="float" office:value="148109" table:style-name="ce8">
            <text:p>148109</text:p>
          </table:table-cell>
          <table:table-cell office:value-type="float" office:value="186832" table:style-name="ce8">
            <text:p>186832</text:p>
          </table:table-cell>
          <table:table-cell office:value-type="float" office:value="208396" table:style-name="ce8">
            <text:p>208396</text:p>
          </table:table-cell>
          <table:table-cell table:number-columns-repeated="16381"/>
        </table:table-row>
        <table:table-row table:style-name="ro1">
          <table:table-cell office:value-type="float" office:value="148716" table:style-name="ce8">
            <text:p>148716</text:p>
          </table:table-cell>
          <table:table-cell office:value-type="float" office:value="188605" table:style-name="ce8">
            <text:p>188605</text:p>
          </table:table-cell>
          <table:table-cell office:value-type="float" office:value="206307" table:style-name="ce8">
            <text:p>206307</text:p>
          </table:table-cell>
          <table:table-cell table:number-columns-repeated="16381"/>
        </table:table-row>
        <table:table-row table:style-name="ro1">
          <table:table-cell office:value-type="float" office:value="149323" table:style-name="ce8">
            <text:p>149323</text:p>
          </table:table-cell>
          <table:table-cell office:value-type="float" office:value="190869" table:style-name="ce8">
            <text:p>190869</text:p>
          </table:table-cell>
          <table:table-cell office:value-type="float" office:value="207919" table:style-name="ce8">
            <text:p>207919</text:p>
          </table:table-cell>
          <table:table-cell table:number-columns-repeated="16381"/>
        </table:table-row>
        <table:table-row table:style-name="ro1">
          <table:table-cell office:value-type="float" office:value="149930" table:style-name="ce8">
            <text:p>149930</text:p>
          </table:table-cell>
          <table:table-cell office:value-type="float" office:value="189801" table:style-name="ce8">
            <text:p>189801</text:p>
          </table:table-cell>
          <table:table-cell office:value-type="float" office:value="216735" table:style-name="ce8">
            <text:p>216735</text:p>
          </table:table-cell>
          <table:table-cell table:number-columns-repeated="16381"/>
        </table:table-row>
        <table:table-row table:style-name="ro1">
          <table:table-cell office:value-type="float" office:value="150537" table:style-name="ce8">
            <text:p>150537</text:p>
          </table:table-cell>
          <table:table-cell office:value-type="float" office:value="194967" table:style-name="ce8">
            <text:p>194967</text:p>
          </table:table-cell>
          <table:table-cell office:value-type="float" office:value="213134" table:style-name="ce8">
            <text:p>213134</text:p>
          </table:table-cell>
          <table:table-cell table:number-columns-repeated="16381"/>
        </table:table-row>
        <table:table-row table:style-name="ro1">
          <table:table-cell office:value-type="float" office:value="151144" table:style-name="ce8">
            <text:p>151144</text:p>
          </table:table-cell>
          <table:table-cell office:value-type="float" office:value="196314" table:style-name="ce8">
            <text:p>196314</text:p>
          </table:table-cell>
          <table:table-cell office:value-type="float" office:value="219985" table:style-name="ce8">
            <text:p>219985</text:p>
          </table:table-cell>
          <table:table-cell table:number-columns-repeated="16381"/>
        </table:table-row>
        <table:table-row table:style-name="ro1">
          <table:table-cell office:value-type="float" office:value="151751" table:style-name="ce8">
            <text:p>151751</text:p>
          </table:table-cell>
          <table:table-cell office:value-type="float" office:value="195871" table:style-name="ce8">
            <text:p>195871</text:p>
          </table:table-cell>
          <table:table-cell office:value-type="float" office:value="215105" table:style-name="ce8">
            <text:p>215105</text:p>
          </table:table-cell>
          <table:table-cell table:number-columns-repeated="16381"/>
        </table:table-row>
        <table:table-row table:style-name="ro1">
          <table:table-cell office:value-type="float" office:value="152358" table:style-name="ce8">
            <text:p>152358</text:p>
          </table:table-cell>
          <table:table-cell office:value-type="float" office:value="196378" table:style-name="ce8">
            <text:p>196378</text:p>
          </table:table-cell>
          <table:table-cell office:value-type="float" office:value="220627" table:style-name="ce8">
            <text:p>220627</text:p>
          </table:table-cell>
          <table:table-cell table:number-columns-repeated="16381"/>
        </table:table-row>
        <table:table-row table:style-name="ro1">
          <table:table-cell office:value-type="float" office:value="152965" table:style-name="ce8">
            <text:p>152965</text:p>
          </table:table-cell>
          <table:table-cell office:value-type="float" office:value="201094" table:style-name="ce8">
            <text:p>201094</text:p>
          </table:table-cell>
          <table:table-cell office:value-type="float" office:value="223342" table:style-name="ce8">
            <text:p>223342</text:p>
          </table:table-cell>
          <table:table-cell table:number-columns-repeated="16381"/>
        </table:table-row>
        <table:table-row table:style-name="ro1">
          <table:table-cell office:value-type="float" office:value="153572" table:style-name="ce8">
            <text:p>153572</text:p>
          </table:table-cell>
          <table:table-cell office:value-type="float" office:value="200735" table:style-name="ce8">
            <text:p>200735</text:p>
          </table:table-cell>
          <table:table-cell office:value-type="float" office:value="221771" table:style-name="ce8">
            <text:p>221771</text:p>
          </table:table-cell>
          <table:table-cell table:number-columns-repeated="16381"/>
        </table:table-row>
        <table:table-row table:style-name="ro1">
          <table:table-cell office:value-type="float" office:value="154179" table:style-name="ce8">
            <text:p>154179</text:p>
          </table:table-cell>
          <table:table-cell office:value-type="float" office:value="201111" table:style-name="ce8">
            <text:p>201111</text:p>
          </table:table-cell>
          <table:table-cell office:value-type="float" office:value="224386" table:style-name="ce8">
            <text:p>224386</text:p>
          </table:table-cell>
          <table:table-cell table:number-columns-repeated="16381"/>
        </table:table-row>
        <table:table-row table:style-name="ro1">
          <table:table-cell office:value-type="float" office:value="154786" table:style-name="ce8">
            <text:p>154786</text:p>
          </table:table-cell>
          <table:table-cell office:value-type="float" office:value="203877" table:style-name="ce8">
            <text:p>203877</text:p>
          </table:table-cell>
          <table:table-cell office:value-type="float" office:value="222260" table:style-name="ce8">
            <text:p>222260</text:p>
          </table:table-cell>
          <table:table-cell table:number-columns-repeated="16381"/>
        </table:table-row>
        <table:table-row table:style-name="ro1">
          <table:table-cell office:value-type="float" office:value="155393" table:style-name="ce8">
            <text:p>155393</text:p>
          </table:table-cell>
          <table:table-cell office:value-type="float" office:value="201616" table:style-name="ce8">
            <text:p>201616</text:p>
          </table:table-cell>
          <table:table-cell office:value-type="float" office:value="224073" table:style-name="ce8">
            <text:p>224073</text:p>
          </table:table-cell>
          <table:table-cell table:number-columns-repeated="16381"/>
        </table:table-row>
        <table:table-row table:style-name="ro1">
          <table:table-cell office:value-type="float" office:value="156000" table:style-name="ce8">
            <text:p>156000</text:p>
          </table:table-cell>
          <table:table-cell office:value-type="float" office:value="202285" table:style-name="ce8">
            <text:p>202285</text:p>
          </table:table-cell>
          <table:table-cell office:value-type="float" office:value="221804" table:style-name="ce8">
            <text:p>221804</text:p>
          </table:table-cell>
          <table:table-cell table:number-columns-repeated="16381"/>
        </table:table-row>
        <table:table-row table:style-name="ro1">
          <table:table-cell office:value-type="float" office:value="156607" table:style-name="ce8">
            <text:p>156607</text:p>
          </table:table-cell>
          <table:table-cell office:value-type="float" office:value="203342" table:style-name="ce8">
            <text:p>203342</text:p>
          </table:table-cell>
          <table:table-cell office:value-type="float" office:value="227980" table:style-name="ce8">
            <text:p>227980</text:p>
          </table:table-cell>
          <table:table-cell table:number-columns-repeated="16381"/>
        </table:table-row>
        <table:table-row table:style-name="ro1">
          <table:table-cell office:value-type="float" office:value="157214" table:style-name="ce8">
            <text:p>157214</text:p>
          </table:table-cell>
          <table:table-cell office:value-type="float" office:value="203180" table:style-name="ce8">
            <text:p>203180</text:p>
          </table:table-cell>
          <table:table-cell office:value-type="float" office:value="225343" table:style-name="ce8">
            <text:p>225343</text:p>
          </table:table-cell>
          <table:table-cell table:number-columns-repeated="16381"/>
        </table:table-row>
        <table:table-row table:style-name="ro1">
          <table:table-cell office:value-type="float" office:value="157821" table:style-name="ce8">
            <text:p>157821</text:p>
          </table:table-cell>
          <table:table-cell office:value-type="float" office:value="203040" table:style-name="ce8">
            <text:p>203040</text:p>
          </table:table-cell>
          <table:table-cell office:value-type="float" office:value="223142" table:style-name="ce8">
            <text:p>223142</text:p>
          </table:table-cell>
          <table:table-cell table:number-columns-repeated="16381"/>
        </table:table-row>
        <table:table-row table:style-name="ro1">
          <table:table-cell office:value-type="float" office:value="158428" table:style-name="ce8">
            <text:p>158428</text:p>
          </table:table-cell>
          <table:table-cell office:value-type="float" office:value="208157" table:style-name="ce8">
            <text:p>208157</text:p>
          </table:table-cell>
          <table:table-cell office:value-type="float" office:value="231397" table:style-name="ce8">
            <text:p>231397</text:p>
          </table:table-cell>
          <table:table-cell table:number-columns-repeated="16381"/>
        </table:table-row>
        <table:table-row table:style-name="ro1">
          <table:table-cell office:value-type="float" office:value="159035" table:style-name="ce8">
            <text:p>159035</text:p>
          </table:table-cell>
          <table:table-cell office:value-type="float" office:value="211073" table:style-name="ce8">
            <text:p>211073</text:p>
          </table:table-cell>
          <table:table-cell office:value-type="float" office:value="236482" table:style-name="ce8">
            <text:p>236482</text:p>
          </table:table-cell>
          <table:table-cell table:number-columns-repeated="16381"/>
        </table:table-row>
        <table:table-row table:style-name="ro1">
          <table:table-cell office:value-type="float" office:value="159642" table:style-name="ce8">
            <text:p>159642</text:p>
          </table:table-cell>
          <table:table-cell office:value-type="float" office:value="207020" table:style-name="ce8">
            <text:p>207020</text:p>
          </table:table-cell>
          <table:table-cell office:value-type="float" office:value="228248" table:style-name="ce8">
            <text:p>228248</text:p>
          </table:table-cell>
          <table:table-cell table:number-columns-repeated="16381"/>
        </table:table-row>
        <table:table-row table:style-name="ro1">
          <table:table-cell office:value-type="float" office:value="160249" table:style-name="ce8">
            <text:p>160249</text:p>
          </table:table-cell>
          <table:table-cell office:value-type="float" office:value="211080" table:style-name="ce8">
            <text:p>211080</text:p>
          </table:table-cell>
          <table:table-cell office:value-type="float" office:value="231873" table:style-name="ce8">
            <text:p>231873</text:p>
          </table:table-cell>
          <table:table-cell table:number-columns-repeated="16381"/>
        </table:table-row>
        <table:table-row table:style-name="ro1">
          <table:table-cell office:value-type="float" office:value="160856" table:style-name="ce8">
            <text:p>160856</text:p>
          </table:table-cell>
          <table:table-cell office:value-type="float" office:value="212378" table:style-name="ce8">
            <text:p>212378</text:p>
          </table:table-cell>
          <table:table-cell office:value-type="float" office:value="232077" table:style-name="ce8">
            <text:p>232077</text:p>
          </table:table-cell>
          <table:table-cell table:number-columns-repeated="16381"/>
        </table:table-row>
        <table:table-row table:style-name="ro1">
          <table:table-cell office:value-type="float" office:value="161463" table:style-name="ce8">
            <text:p>161463</text:p>
          </table:table-cell>
          <table:table-cell office:value-type="float" office:value="210128" table:style-name="ce8">
            <text:p>210128</text:p>
          </table:table-cell>
          <table:table-cell office:value-type="float" office:value="234693" table:style-name="ce8">
            <text:p>234693</text:p>
          </table:table-cell>
          <table:table-cell table:number-columns-repeated="16381"/>
        </table:table-row>
        <table:table-row table:style-name="ro1">
          <table:table-cell office:value-type="float" office:value="162070" table:style-name="ce8">
            <text:p>162070</text:p>
          </table:table-cell>
          <table:table-cell office:value-type="float" office:value="210622" table:style-name="ce8">
            <text:p>210622</text:p>
          </table:table-cell>
          <table:table-cell office:value-type="float" office:value="229307" table:style-name="ce8">
            <text:p>229307</text:p>
          </table:table-cell>
          <table:table-cell table:number-columns-repeated="16381"/>
        </table:table-row>
        <table:table-row table:style-name="ro1">
          <table:table-cell office:value-type="float" office:value="162677" table:style-name="ce8">
            <text:p>162677</text:p>
          </table:table-cell>
          <table:table-cell office:value-type="float" office:value="213003" table:style-name="ce8">
            <text:p>213003</text:p>
          </table:table-cell>
          <table:table-cell office:value-type="float" office:value="242734" table:style-name="ce8">
            <text:p>242734</text:p>
          </table:table-cell>
          <table:table-cell table:number-columns-repeated="16381"/>
        </table:table-row>
        <table:table-row table:style-name="ro1">
          <table:table-cell office:value-type="float" office:value="163284" table:style-name="ce8">
            <text:p>163284</text:p>
          </table:table-cell>
          <table:table-cell office:value-type="float" office:value="217374" table:style-name="ce8">
            <text:p>217374</text:p>
          </table:table-cell>
          <table:table-cell office:value-type="float" office:value="244540" table:style-name="ce8">
            <text:p>244540</text:p>
          </table:table-cell>
          <table:table-cell table:number-columns-repeated="16381"/>
        </table:table-row>
        <table:table-row table:style-name="ro1">
          <table:table-cell office:value-type="float" office:value="163891" table:style-name="ce8">
            <text:p>163891</text:p>
          </table:table-cell>
          <table:table-cell office:value-type="float" office:value="216945" table:style-name="ce8">
            <text:p>216945</text:p>
          </table:table-cell>
          <table:table-cell office:value-type="float" office:value="245395" table:style-name="ce8">
            <text:p>245395</text:p>
          </table:table-cell>
          <table:table-cell table:number-columns-repeated="16381"/>
        </table:table-row>
        <table:table-row table:style-name="ro1">
          <table:table-cell office:value-type="float" office:value="164498" table:style-name="ce8">
            <text:p>164498</text:p>
          </table:table-cell>
          <table:table-cell office:value-type="float" office:value="213243" table:style-name="ce8">
            <text:p>213243</text:p>
          </table:table-cell>
          <table:table-cell office:value-type="float" office:value="243138" table:style-name="ce8">
            <text:p>243138</text:p>
          </table:table-cell>
          <table:table-cell table:number-columns-repeated="16381"/>
        </table:table-row>
        <table:table-row table:style-name="ro1">
          <table:table-cell office:value-type="float" office:value="165105" table:style-name="ce8">
            <text:p>165105</text:p>
          </table:table-cell>
          <table:table-cell office:value-type="float" office:value="217597" table:style-name="ce8">
            <text:p>217597</text:p>
          </table:table-cell>
          <table:table-cell office:value-type="float" office:value="239253" table:style-name="ce8">
            <text:p>239253</text:p>
          </table:table-cell>
          <table:table-cell table:number-columns-repeated="16381"/>
        </table:table-row>
        <table:table-row table:style-name="ro1">
          <table:table-cell office:value-type="float" office:value="165712" table:style-name="ce8">
            <text:p>165712</text:p>
          </table:table-cell>
          <table:table-cell office:value-type="float" office:value="217455" table:style-name="ce8">
            <text:p>217455</text:p>
          </table:table-cell>
          <table:table-cell office:value-type="float" office:value="242897" table:style-name="ce8">
            <text:p>242897</text:p>
          </table:table-cell>
          <table:table-cell table:number-columns-repeated="16381"/>
        </table:table-row>
        <table:table-row table:style-name="ro1">
          <table:table-cell office:value-type="float" office:value="166319" table:style-name="ce8">
            <text:p>166319</text:p>
          </table:table-cell>
          <table:table-cell office:value-type="float" office:value="216531" table:style-name="ce8">
            <text:p>216531</text:p>
          </table:table-cell>
          <table:table-cell office:value-type="float" office:value="248740" table:style-name="ce8">
            <text:p>248740</text:p>
          </table:table-cell>
          <table:table-cell table:number-columns-repeated="16381"/>
        </table:table-row>
        <table:table-row table:style-name="ro1">
          <table:table-cell office:value-type="float" office:value="166926" table:style-name="ce8">
            <text:p>166926</text:p>
          </table:table-cell>
          <table:table-cell office:value-type="float" office:value="218346" table:style-name="ce8">
            <text:p>218346</text:p>
          </table:table-cell>
          <table:table-cell office:value-type="float" office:value="248187" table:style-name="ce8">
            <text:p>248187</text:p>
          </table:table-cell>
          <table:table-cell table:number-columns-repeated="16381"/>
        </table:table-row>
        <table:table-row table:style-name="ro1">
          <table:table-cell office:value-type="float" office:value="167533" table:style-name="ce8">
            <text:p>167533</text:p>
          </table:table-cell>
          <table:table-cell office:value-type="float" office:value="217606" table:style-name="ce8">
            <text:p>217606</text:p>
          </table:table-cell>
          <table:table-cell office:value-type="float" office:value="248468" table:style-name="ce8">
            <text:p>248468</text:p>
          </table:table-cell>
          <table:table-cell table:number-columns-repeated="16381"/>
        </table:table-row>
        <table:table-row table:style-name="ro1">
          <table:table-cell office:value-type="float" office:value="168140" table:style-name="ce8">
            <text:p>168140</text:p>
          </table:table-cell>
          <table:table-cell office:value-type="float" office:value="222797" table:style-name="ce8">
            <text:p>222797</text:p>
          </table:table-cell>
          <table:table-cell office:value-type="float" office:value="249909" table:style-name="ce8">
            <text:p>249909</text:p>
          </table:table-cell>
          <table:table-cell table:number-columns-repeated="16381"/>
        </table:table-row>
        <table:table-row table:style-name="ro1">
          <table:table-cell office:value-type="float" office:value="168747" table:style-name="ce8">
            <text:p>168747</text:p>
          </table:table-cell>
          <table:table-cell office:value-type="float" office:value="219579" table:style-name="ce8">
            <text:p>219579</text:p>
          </table:table-cell>
          <table:table-cell office:value-type="float" office:value="254047" table:style-name="ce8">
            <text:p>254047</text:p>
          </table:table-cell>
          <table:table-cell table:number-columns-repeated="16381"/>
        </table:table-row>
        <table:table-row table:style-name="ro1">
          <table:table-cell office:value-type="float" office:value="169354" table:style-name="ce8">
            <text:p>169354</text:p>
          </table:table-cell>
          <table:table-cell office:value-type="float" office:value="223571" table:style-name="ce8">
            <text:p>223571</text:p>
          </table:table-cell>
          <table:table-cell office:value-type="float" office:value="255263" table:style-name="ce8">
            <text:p>255263</text:p>
          </table:table-cell>
          <table:table-cell table:number-columns-repeated="16381"/>
        </table:table-row>
        <table:table-row table:style-name="ro1">
          <table:table-cell office:value-type="float" office:value="169961" table:style-name="ce8">
            <text:p>169961</text:p>
          </table:table-cell>
          <table:table-cell office:value-type="float" office:value="222070" table:style-name="ce8">
            <text:p>222070</text:p>
          </table:table-cell>
          <table:table-cell office:value-type="float" office:value="256383" table:style-name="ce8">
            <text:p>256383</text:p>
          </table:table-cell>
          <table:table-cell table:number-columns-repeated="16381"/>
        </table:table-row>
        <table:table-row table:style-name="ro1">
          <table:table-cell office:value-type="float" office:value="170568" table:style-name="ce8">
            <text:p>170568</text:p>
          </table:table-cell>
          <table:table-cell office:value-type="float" office:value="225939" table:style-name="ce8">
            <text:p>225939</text:p>
          </table:table-cell>
          <table:table-cell office:value-type="float" office:value="253757" table:style-name="ce8">
            <text:p>253757</text:p>
          </table:table-cell>
          <table:table-cell table:number-columns-repeated="16381"/>
        </table:table-row>
        <table:table-row table:style-name="ro1">
          <table:table-cell office:value-type="float" office:value="171175" table:style-name="ce8">
            <text:p>171175</text:p>
          </table:table-cell>
          <table:table-cell office:value-type="float" office:value="225848" table:style-name="ce8">
            <text:p>225848</text:p>
          </table:table-cell>
          <table:table-cell office:value-type="float" office:value="253599" table:style-name="ce8">
            <text:p>253599</text:p>
          </table:table-cell>
          <table:table-cell table:number-columns-repeated="16381"/>
        </table:table-row>
        <table:table-row table:style-name="ro1">
          <table:table-cell office:value-type="float" office:value="171782" table:style-name="ce8">
            <text:p>171782</text:p>
          </table:table-cell>
          <table:table-cell office:value-type="float" office:value="225600" table:style-name="ce8">
            <text:p>225600</text:p>
          </table:table-cell>
          <table:table-cell office:value-type="float" office:value="250042" table:style-name="ce8">
            <text:p>250042</text:p>
          </table:table-cell>
          <table:table-cell table:number-columns-repeated="16381"/>
        </table:table-row>
        <table:table-row table:style-name="ro1">
          <table:table-cell office:value-type="float" office:value="172389" table:style-name="ce8">
            <text:p>172389</text:p>
          </table:table-cell>
          <table:table-cell office:value-type="float" office:value="223961" table:style-name="ce8">
            <text:p>223961</text:p>
          </table:table-cell>
          <table:table-cell office:value-type="float" office:value="258033" table:style-name="ce8">
            <text:p>258033</text:p>
          </table:table-cell>
          <table:table-cell table:number-columns-repeated="16381"/>
        </table:table-row>
        <table:table-row table:style-name="ro1">
          <table:table-cell office:value-type="float" office:value="172996" table:style-name="ce8">
            <text:p>172996</text:p>
          </table:table-cell>
          <table:table-cell office:value-type="float" office:value="225951" table:style-name="ce8">
            <text:p>225951</text:p>
          </table:table-cell>
          <table:table-cell office:value-type="float" office:value="256662" table:style-name="ce8">
            <text:p>256662</text:p>
          </table:table-cell>
          <table:table-cell table:number-columns-repeated="16381"/>
        </table:table-row>
        <table:table-row table:style-name="ro1">
          <table:table-cell office:value-type="float" office:value="173603" table:style-name="ce8">
            <text:p>173603</text:p>
          </table:table-cell>
          <table:table-cell office:value-type="float" office:value="227946" table:style-name="ce8">
            <text:p>227946</text:p>
          </table:table-cell>
          <table:table-cell office:value-type="float" office:value="257800" table:style-name="ce8">
            <text:p>257800</text:p>
          </table:table-cell>
          <table:table-cell table:number-columns-repeated="16381"/>
        </table:table-row>
        <table:table-row table:style-name="ro1">
          <table:table-cell office:value-type="float" office:value="174210" table:style-name="ce8">
            <text:p>174210</text:p>
          </table:table-cell>
          <table:table-cell office:value-type="float" office:value="230120" table:style-name="ce8">
            <text:p>230120</text:p>
          </table:table-cell>
          <table:table-cell office:value-type="float" office:value="255790" table:style-name="ce8">
            <text:p>255790</text:p>
          </table:table-cell>
          <table:table-cell table:number-columns-repeated="16381"/>
        </table:table-row>
        <table:table-row table:style-name="ro1">
          <table:table-cell office:value-type="float" office:value="174817" table:style-name="ce8">
            <text:p>174817</text:p>
          </table:table-cell>
          <table:table-cell office:value-type="float" office:value="228358" table:style-name="ce8">
            <text:p>228358</text:p>
          </table:table-cell>
          <table:table-cell office:value-type="float" office:value="255130" table:style-name="ce8">
            <text:p>255130</text:p>
          </table:table-cell>
          <table:table-cell table:number-columns-repeated="16381"/>
        </table:table-row>
        <table:table-row table:style-name="ro1">
          <table:table-cell office:value-type="float" office:value="175424" table:style-name="ce8">
            <text:p>175424</text:p>
          </table:table-cell>
          <table:table-cell office:value-type="float" office:value="231774" table:style-name="ce8">
            <text:p>231774</text:p>
          </table:table-cell>
          <table:table-cell office:value-type="float" office:value="262398" table:style-name="ce8">
            <text:p>262398</text:p>
          </table:table-cell>
          <table:table-cell table:number-columns-repeated="16381"/>
        </table:table-row>
        <table:table-row table:style-name="ro1">
          <table:table-cell office:value-type="float" office:value="176031" table:style-name="ce8">
            <text:p>176031</text:p>
          </table:table-cell>
          <table:table-cell office:value-type="float" office:value="231315" table:style-name="ce8">
            <text:p>231315</text:p>
          </table:table-cell>
          <table:table-cell office:value-type="float" office:value="260310" table:style-name="ce8">
            <text:p>260310</text:p>
          </table:table-cell>
          <table:table-cell table:number-columns-repeated="16381"/>
        </table:table-row>
        <table:table-row table:style-name="ro1">
          <table:table-cell office:value-type="float" office:value="176638" table:style-name="ce8">
            <text:p>176638</text:p>
          </table:table-cell>
          <table:table-cell office:value-type="float" office:value="231208" table:style-name="ce8">
            <text:p>231208</text:p>
          </table:table-cell>
          <table:table-cell office:value-type="float" office:value="259235" table:style-name="ce8">
            <text:p>259235</text:p>
          </table:table-cell>
          <table:table-cell table:number-columns-repeated="16381"/>
        </table:table-row>
        <table:table-row table:style-name="ro1">
          <table:table-cell office:value-type="float" office:value="177245" table:style-name="ce8">
            <text:p>177245</text:p>
          </table:table-cell>
          <table:table-cell office:value-type="float" office:value="234154" table:style-name="ce8">
            <text:p>234154</text:p>
          </table:table-cell>
          <table:table-cell office:value-type="float" office:value="268981" table:style-name="ce8">
            <text:p>268981</text:p>
          </table:table-cell>
          <table:table-cell table:number-columns-repeated="16381"/>
        </table:table-row>
        <table:table-row table:style-name="ro1">
          <table:table-cell office:value-type="float" office:value="177852" table:style-name="ce8">
            <text:p>177852</text:p>
          </table:table-cell>
          <table:table-cell office:value-type="float" office:value="234712" table:style-name="ce8">
            <text:p>234712</text:p>
          </table:table-cell>
          <table:table-cell office:value-type="float" office:value="268076" table:style-name="ce8">
            <text:p>268076</text:p>
          </table:table-cell>
          <table:table-cell table:number-columns-repeated="16381"/>
        </table:table-row>
        <table:table-row table:style-name="ro1">
          <table:table-cell office:value-type="float" office:value="178459" table:style-name="ce8">
            <text:p>178459</text:p>
          </table:table-cell>
          <table:table-cell office:value-type="float" office:value="233288" table:style-name="ce8">
            <text:p>233288</text:p>
          </table:table-cell>
          <table:table-cell office:value-type="float" office:value="268271" table:style-name="ce8">
            <text:p>268271</text:p>
          </table:table-cell>
          <table:table-cell table:number-columns-repeated="16381"/>
        </table:table-row>
        <table:table-row table:style-name="ro1">
          <table:table-cell office:value-type="float" office:value="179066" table:style-name="ce8">
            <text:p>179066</text:p>
          </table:table-cell>
          <table:table-cell office:value-type="float" office:value="234833" table:style-name="ce8">
            <text:p>234833</text:p>
          </table:table-cell>
          <table:table-cell office:value-type="float" office:value="260095" table:style-name="ce8">
            <text:p>260095</text:p>
          </table:table-cell>
          <table:table-cell table:number-columns-repeated="16381"/>
        </table:table-row>
        <table:table-row table:style-name="ro1">
          <table:table-cell office:value-type="float" office:value="179673" table:style-name="ce8">
            <text:p>179673</text:p>
          </table:table-cell>
          <table:table-cell office:value-type="float" office:value="235829" table:style-name="ce8">
            <text:p>235829</text:p>
          </table:table-cell>
          <table:table-cell office:value-type="float" office:value="272006" table:style-name="ce8">
            <text:p>272006</text:p>
          </table:table-cell>
          <table:table-cell table:number-columns-repeated="16381"/>
        </table:table-row>
        <table:table-row table:style-name="ro1">
          <table:table-cell office:value-type="float" office:value="180280" table:style-name="ce8">
            <text:p>180280</text:p>
          </table:table-cell>
          <table:table-cell office:value-type="float" office:value="236200" table:style-name="ce8">
            <text:p>236200</text:p>
          </table:table-cell>
          <table:table-cell office:value-type="float" office:value="268047" table:style-name="ce8">
            <text:p>268047</text:p>
          </table:table-cell>
          <table:table-cell table:number-columns-repeated="16381"/>
        </table:table-row>
        <table:table-row table:style-name="ro1">
          <table:table-cell office:value-type="float" office:value="180887" table:style-name="ce8">
            <text:p>180887</text:p>
          </table:table-cell>
          <table:table-cell office:value-type="float" office:value="232826" table:style-name="ce8">
            <text:p>232826</text:p>
          </table:table-cell>
          <table:table-cell office:value-type="float" office:value="267129" table:style-name="ce8">
            <text:p>267129</text:p>
          </table:table-cell>
          <table:table-cell table:number-columns-repeated="16381"/>
        </table:table-row>
        <table:table-row table:style-name="ro1">
          <table:table-cell office:value-type="float" office:value="181494" table:style-name="ce8">
            <text:p>181494</text:p>
          </table:table-cell>
          <table:table-cell office:value-type="float" office:value="234952" table:style-name="ce8">
            <text:p>234952</text:p>
          </table:table-cell>
          <table:table-cell office:value-type="float" office:value="269042" table:style-name="ce8">
            <text:p>269042</text:p>
          </table:table-cell>
          <table:table-cell table:number-columns-repeated="16381"/>
        </table:table-row>
        <table:table-row table:style-name="ro1">
          <table:table-cell office:value-type="float" office:value="182101" table:style-name="ce8">
            <text:p>182101</text:p>
          </table:table-cell>
          <table:table-cell office:value-type="float" office:value="235532" table:style-name="ce8">
            <text:p>235532</text:p>
          </table:table-cell>
          <table:table-cell office:value-type="float" office:value="267066" table:style-name="ce8">
            <text:p>267066</text:p>
          </table:table-cell>
          <table:table-cell table:number-columns-repeated="16381"/>
        </table:table-row>
        <table:table-row table:style-name="ro1">
          <table:table-cell office:value-type="float" office:value="182708" table:style-name="ce8">
            <text:p>182708</text:p>
          </table:table-cell>
          <table:table-cell office:value-type="float" office:value="235817" table:style-name="ce8">
            <text:p>235817</text:p>
          </table:table-cell>
          <table:table-cell office:value-type="float" office:value="262993" table:style-name="ce8">
            <text:p>262993</text:p>
          </table:table-cell>
          <table:table-cell table:number-columns-repeated="16381"/>
        </table:table-row>
        <table:table-row table:style-name="ro1">
          <table:table-cell office:value-type="float" office:value="183315" table:style-name="ce8">
            <text:p>183315</text:p>
          </table:table-cell>
          <table:table-cell office:value-type="float" office:value="237391" table:style-name="ce8">
            <text:p>237391</text:p>
          </table:table-cell>
          <table:table-cell office:value-type="float" office:value="278202" table:style-name="ce8">
            <text:p>278202</text:p>
          </table:table-cell>
          <table:table-cell table:number-columns-repeated="16381"/>
        </table:table-row>
        <table:table-row table:style-name="ro1">
          <table:table-cell office:value-type="float" office:value="183922" table:style-name="ce8">
            <text:p>183922</text:p>
          </table:table-cell>
          <table:table-cell office:value-type="float" office:value="237084" table:style-name="ce8">
            <text:p>237084</text:p>
          </table:table-cell>
          <table:table-cell office:value-type="float" office:value="277128" table:style-name="ce8">
            <text:p>277128</text:p>
          </table:table-cell>
          <table:table-cell table:number-columns-repeated="16381"/>
        </table:table-row>
        <table:table-row table:style-name="ro1">
          <table:table-cell office:value-type="float" office:value="184529" table:style-name="ce8">
            <text:p>184529</text:p>
          </table:table-cell>
          <table:table-cell office:value-type="float" office:value="236454" table:style-name="ce8">
            <text:p>236454</text:p>
          </table:table-cell>
          <table:table-cell office:value-type="float" office:value="276806" table:style-name="ce8">
            <text:p>276806</text:p>
          </table:table-cell>
          <table:table-cell table:number-columns-repeated="16381"/>
        </table:table-row>
        <table:table-row table:style-name="ro1">
          <table:table-cell office:value-type="float" office:value="185136" table:style-name="ce8">
            <text:p>185136</text:p>
          </table:table-cell>
          <table:table-cell office:value-type="float" office:value="239860" table:style-name="ce8">
            <text:p>239860</text:p>
          </table:table-cell>
          <table:table-cell office:value-type="float" office:value="278979" table:style-name="ce8">
            <text:p>278979</text:p>
          </table:table-cell>
          <table:table-cell table:number-columns-repeated="16381"/>
        </table:table-row>
        <table:table-row table:style-name="ro1">
          <table:table-cell office:value-type="float" office:value="185743" table:style-name="ce8">
            <text:p>185743</text:p>
          </table:table-cell>
          <table:table-cell office:value-type="float" office:value="235393" table:style-name="ce8">
            <text:p>235393</text:p>
          </table:table-cell>
          <table:table-cell office:value-type="float" office:value="279278" table:style-name="ce8">
            <text:p>279278</text:p>
          </table:table-cell>
          <table:table-cell table:number-columns-repeated="16381"/>
        </table:table-row>
        <table:table-row table:style-name="ro1">
          <table:table-cell office:value-type="float" office:value="186350" table:style-name="ce8">
            <text:p>186350</text:p>
          </table:table-cell>
          <table:table-cell office:value-type="float" office:value="238668" table:style-name="ce8">
            <text:p>238668</text:p>
          </table:table-cell>
          <table:table-cell office:value-type="float" office:value="270478" table:style-name="ce8">
            <text:p>270478</text:p>
          </table:table-cell>
          <table:table-cell table:number-columns-repeated="16381"/>
        </table:table-row>
        <table:table-row table:style-name="ro1">
          <table:table-cell office:value-type="float" office:value="186957" table:style-name="ce8">
            <text:p>186957</text:p>
          </table:table-cell>
          <table:table-cell office:value-type="float" office:value="241483" table:style-name="ce8">
            <text:p>241483</text:p>
          </table:table-cell>
          <table:table-cell office:value-type="float" office:value="279929" table:style-name="ce8">
            <text:p>279929</text:p>
          </table:table-cell>
          <table:table-cell table:number-columns-repeated="16381"/>
        </table:table-row>
        <table:table-row table:style-name="ro1">
          <table:table-cell office:value-type="float" office:value="187564" table:style-name="ce8">
            <text:p>187564</text:p>
          </table:table-cell>
          <table:table-cell office:value-type="float" office:value="238243" table:style-name="ce8">
            <text:p>238243</text:p>
          </table:table-cell>
          <table:table-cell office:value-type="float" office:value="284284" table:style-name="ce8">
            <text:p>284284</text:p>
          </table:table-cell>
          <table:table-cell table:number-columns-repeated="16381"/>
        </table:table-row>
        <table:table-row table:style-name="ro1">
          <table:table-cell office:value-type="float" office:value="188171" table:style-name="ce8">
            <text:p>188171</text:p>
          </table:table-cell>
          <table:table-cell office:value-type="float" office:value="241360" table:style-name="ce8">
            <text:p>241360</text:p>
          </table:table-cell>
          <table:table-cell office:value-type="float" office:value="276610" table:style-name="ce8">
            <text:p>276610</text:p>
          </table:table-cell>
          <table:table-cell table:number-columns-repeated="16381"/>
        </table:table-row>
        <table:table-row table:style-name="ro1">
          <table:table-cell office:value-type="float" office:value="188778" table:style-name="ce8">
            <text:p>188778</text:p>
          </table:table-cell>
          <table:table-cell office:value-type="float" office:value="239643" table:style-name="ce8">
            <text:p>239643</text:p>
          </table:table-cell>
          <table:table-cell office:value-type="float" office:value="275351" table:style-name="ce8">
            <text:p>275351</text:p>
          </table:table-cell>
          <table:table-cell table:number-columns-repeated="16381"/>
        </table:table-row>
        <table:table-row table:style-name="ro1">
          <table:table-cell office:value-type="float" office:value="189385" table:style-name="ce8">
            <text:p>189385</text:p>
          </table:table-cell>
          <table:table-cell office:value-type="float" office:value="240029" table:style-name="ce8">
            <text:p>240029</text:p>
          </table:table-cell>
          <table:table-cell office:value-type="float" office:value="276709" table:style-name="ce8">
            <text:p>276709</text:p>
          </table:table-cell>
          <table:table-cell table:number-columns-repeated="16381"/>
        </table:table-row>
        <table:table-row table:style-name="ro1">
          <table:table-cell office:value-type="float" office:value="189992" table:style-name="ce8">
            <text:p>189992</text:p>
          </table:table-cell>
          <table:table-cell office:value-type="float" office:value="240279" table:style-name="ce8">
            <text:p>240279</text:p>
          </table:table-cell>
          <table:table-cell office:value-type="float" office:value="286033" table:style-name="ce8">
            <text:p>286033</text:p>
          </table:table-cell>
          <table:table-cell table:number-columns-repeated="16381"/>
        </table:table-row>
        <table:table-row table:style-name="ro1">
          <table:table-cell office:value-type="float" office:value="190599" table:style-name="ce8">
            <text:p>190599</text:p>
          </table:table-cell>
          <table:table-cell office:value-type="float" office:value="243033" table:style-name="ce8">
            <text:p>243033</text:p>
          </table:table-cell>
          <table:table-cell office:value-type="float" office:value="284388" table:style-name="ce8">
            <text:p>284388</text:p>
          </table:table-cell>
          <table:table-cell table:number-columns-repeated="16381"/>
        </table:table-row>
        <table:table-row table:style-name="ro1">
          <table:table-cell office:value-type="float" office:value="191206" table:style-name="ce8">
            <text:p>191206</text:p>
          </table:table-cell>
          <table:table-cell office:value-type="float" office:value="241566" table:style-name="ce8">
            <text:p>241566</text:p>
          </table:table-cell>
          <table:table-cell office:value-type="float" office:value="284005" table:style-name="ce8">
            <text:p>284005</text:p>
          </table:table-cell>
          <table:table-cell table:number-columns-repeated="16381"/>
        </table:table-row>
        <table:table-row table:style-name="ro1">
          <table:table-cell office:value-type="float" office:value="191813" table:style-name="ce8">
            <text:p>191813</text:p>
          </table:table-cell>
          <table:table-cell office:value-type="float" office:value="242462" table:style-name="ce8">
            <text:p>242462</text:p>
          </table:table-cell>
          <table:table-cell office:value-type="float" office:value="287054" table:style-name="ce8">
            <text:p>287054</text:p>
          </table:table-cell>
          <table:table-cell table:number-columns-repeated="16381"/>
        </table:table-row>
        <table:table-row table:style-name="ro1">
          <table:table-cell office:value-type="float" office:value="192420" table:style-name="ce8">
            <text:p>192420</text:p>
          </table:table-cell>
          <table:table-cell office:value-type="float" office:value="241114" table:style-name="ce8">
            <text:p>241114</text:p>
          </table:table-cell>
          <table:table-cell office:value-type="float" office:value="285546" table:style-name="ce8">
            <text:p>285546</text:p>
          </table:table-cell>
          <table:table-cell table:number-columns-repeated="16381"/>
        </table:table-row>
        <table:table-row table:style-name="ro1">
          <table:table-cell office:value-type="float" office:value="193027" table:style-name="ce8">
            <text:p>193027</text:p>
          </table:table-cell>
          <table:table-cell office:value-type="float" office:value="243881" table:style-name="ce8">
            <text:p>243881</text:p>
          </table:table-cell>
          <table:table-cell office:value-type="float" office:value="278321" table:style-name="ce8">
            <text:p>278321</text:p>
          </table:table-cell>
          <table:table-cell table:number-columns-repeated="16381"/>
        </table:table-row>
        <table:table-row table:style-name="ro1">
          <table:table-cell office:value-type="float" office:value="193634" table:style-name="ce8">
            <text:p>193634</text:p>
          </table:table-cell>
          <table:table-cell office:value-type="float" office:value="242740" table:style-name="ce8">
            <text:p>242740</text:p>
          </table:table-cell>
          <table:table-cell office:value-type="float" office:value="286376" table:style-name="ce8">
            <text:p>286376</text:p>
          </table:table-cell>
          <table:table-cell table:number-columns-repeated="16381"/>
        </table:table-row>
        <table:table-row table:style-name="ro1">
          <table:table-cell office:value-type="float" office:value="194241" table:style-name="ce8">
            <text:p>194241</text:p>
          </table:table-cell>
          <table:table-cell office:value-type="float" office:value="241341" table:style-name="ce8">
            <text:p>241341</text:p>
          </table:table-cell>
          <table:table-cell office:value-type="float" office:value="277444" table:style-name="ce8">
            <text:p>277444</text:p>
          </table:table-cell>
          <table:table-cell table:number-columns-repeated="16381"/>
        </table:table-row>
        <table:table-row table:style-name="ro1">
          <table:table-cell office:value-type="float" office:value="194848" table:style-name="ce8">
            <text:p>194848</text:p>
          </table:table-cell>
          <table:table-cell office:value-type="float" office:value="243541" table:style-name="ce8">
            <text:p>243541</text:p>
          </table:table-cell>
          <table:table-cell office:value-type="float" office:value="274179" table:style-name="ce8">
            <text:p>274179</text:p>
          </table:table-cell>
          <table:table-cell table:number-columns-repeated="16381"/>
        </table:table-row>
        <table:table-row table:style-name="ro1">
          <table:table-cell office:value-type="float" office:value="195455" table:style-name="ce8">
            <text:p>195455</text:p>
          </table:table-cell>
          <table:table-cell office:value-type="float" office:value="245258" table:style-name="ce8">
            <text:p>245258</text:p>
          </table:table-cell>
          <table:table-cell office:value-type="float" office:value="292042" table:style-name="ce8">
            <text:p>292042</text:p>
          </table:table-cell>
          <table:table-cell table:number-columns-repeated="16381"/>
        </table:table-row>
        <table:table-row table:style-name="ro1">
          <table:table-cell office:value-type="float" office:value="196062" table:style-name="ce8">
            <text:p>196062</text:p>
          </table:table-cell>
          <table:table-cell office:value-type="float" office:value="246850" table:style-name="ce8">
            <text:p>246850</text:p>
          </table:table-cell>
          <table:table-cell office:value-type="float" office:value="288474" table:style-name="ce8">
            <text:p>288474</text:p>
          </table:table-cell>
          <table:table-cell table:number-columns-repeated="16381"/>
        </table:table-row>
        <table:table-row table:style-name="ro1">
          <table:table-cell office:value-type="float" office:value="196669" table:style-name="ce8">
            <text:p>196669</text:p>
          </table:table-cell>
          <table:table-cell office:value-type="float" office:value="242798" table:style-name="ce8">
            <text:p>242798</text:p>
          </table:table-cell>
          <table:table-cell office:value-type="float" office:value="290468" table:style-name="ce8">
            <text:p>290468</text:p>
          </table:table-cell>
          <table:table-cell table:number-columns-repeated="16381"/>
        </table:table-row>
        <table:table-row table:style-name="ro1">
          <table:table-cell office:value-type="float" office:value="197276" table:style-name="ce8">
            <text:p>197276</text:p>
          </table:table-cell>
          <table:table-cell office:value-type="float" office:value="244103" table:style-name="ce8">
            <text:p>244103</text:p>
          </table:table-cell>
          <table:table-cell office:value-type="float" office:value="290006" table:style-name="ce8">
            <text:p>290006</text:p>
          </table:table-cell>
          <table:table-cell table:number-columns-repeated="16381"/>
        </table:table-row>
        <table:table-row table:style-name="ro1">
          <table:table-cell office:value-type="float" office:value="197883" table:style-name="ce8">
            <text:p>197883</text:p>
          </table:table-cell>
          <table:table-cell office:value-type="float" office:value="244526" table:style-name="ce8">
            <text:p>244526</text:p>
          </table:table-cell>
          <table:table-cell office:value-type="float" office:value="286151" table:style-name="ce8">
            <text:p>286151</text:p>
          </table:table-cell>
          <table:table-cell table:number-columns-repeated="16381"/>
        </table:table-row>
        <table:table-row table:style-name="ro1">
          <table:table-cell office:value-type="float" office:value="198490" table:style-name="ce8">
            <text:p>198490</text:p>
          </table:table-cell>
          <table:table-cell office:value-type="float" office:value="245927" table:style-name="ce8">
            <text:p>245927</text:p>
          </table:table-cell>
          <table:table-cell office:value-type="float" office:value="294037" table:style-name="ce8">
            <text:p>294037</text:p>
          </table:table-cell>
          <table:table-cell table:number-columns-repeated="16381"/>
        </table:table-row>
        <table:table-row table:style-name="ro1">
          <table:table-cell office:value-type="float" office:value="199097" table:style-name="ce8">
            <text:p>199097</text:p>
          </table:table-cell>
          <table:table-cell office:value-type="float" office:value="248389" table:style-name="ce8">
            <text:p>248389</text:p>
          </table:table-cell>
          <table:table-cell office:value-type="float" office:value="288157" table:style-name="ce8">
            <text:p>288157</text:p>
          </table:table-cell>
          <table:table-cell table:number-columns-repeated="16381"/>
        </table:table-row>
        <table:table-row table:style-name="ro1">
          <table:table-cell office:value-type="float" office:value="199704" table:style-name="ce8">
            <text:p>199704</text:p>
          </table:table-cell>
          <table:table-cell office:value-type="float" office:value="244214" table:style-name="ce8">
            <text:p>244214</text:p>
          </table:table-cell>
          <table:table-cell office:value-type="float" office:value="285976" table:style-name="ce8">
            <text:p>285976</text:p>
          </table:table-cell>
          <table:table-cell table:number-columns-repeated="16381"/>
        </table:table-row>
        <table:table-row table:style-name="ro1">
          <table:table-cell office:value-type="float" office:value="200311" table:style-name="ce8">
            <text:p>200311</text:p>
          </table:table-cell>
          <table:table-cell office:value-type="float" office:value="246688" table:style-name="ce8">
            <text:p>246688</text:p>
          </table:table-cell>
          <table:table-cell office:value-type="float" office:value="294060" table:style-name="ce8">
            <text:p>294060</text:p>
          </table:table-cell>
          <table:table-cell table:number-columns-repeated="16381"/>
        </table:table-row>
        <table:table-row table:style-name="ro1">
          <table:table-cell office:value-type="float" office:value="200918" table:style-name="ce8">
            <text:p>200918</text:p>
          </table:table-cell>
          <table:table-cell office:value-type="float" office:value="245519" table:style-name="ce8">
            <text:p>245519</text:p>
          </table:table-cell>
          <table:table-cell office:value-type="float" office:value="283674" table:style-name="ce8">
            <text:p>283674</text:p>
          </table:table-cell>
          <table:table-cell table:number-columns-repeated="16381"/>
        </table:table-row>
        <table:table-row table:style-name="ro1">
          <table:table-cell office:value-type="float" office:value="201525" table:style-name="ce8">
            <text:p>201525</text:p>
          </table:table-cell>
          <table:table-cell office:value-type="float" office:value="248393" table:style-name="ce8">
            <text:p>248393</text:p>
          </table:table-cell>
          <table:table-cell office:value-type="float" office:value="292533" table:style-name="ce8">
            <text:p>292533</text:p>
          </table:table-cell>
          <table:table-cell table:number-columns-repeated="16381"/>
        </table:table-row>
        <table:table-row table:style-name="ro1">
          <table:table-cell office:value-type="float" office:value="202132" table:style-name="ce8">
            <text:p>202132</text:p>
          </table:table-cell>
          <table:table-cell office:value-type="float" office:value="250214" table:style-name="ce8">
            <text:p>250214</text:p>
          </table:table-cell>
          <table:table-cell office:value-type="float" office:value="294618" table:style-name="ce8">
            <text:p>294618</text:p>
          </table:table-cell>
          <table:table-cell table:number-columns-repeated="16381"/>
        </table:table-row>
        <table:table-row table:style-name="ro1">
          <table:table-cell office:value-type="float" office:value="202739" table:style-name="ce8">
            <text:p>202739</text:p>
          </table:table-cell>
          <table:table-cell office:value-type="float" office:value="250630" table:style-name="ce8">
            <text:p>250630</text:p>
          </table:table-cell>
          <table:table-cell office:value-type="float" office:value="296082" table:style-name="ce8">
            <text:p>296082</text:p>
          </table:table-cell>
          <table:table-cell table:number-columns-repeated="16381"/>
        </table:table-row>
        <table:table-row table:style-name="ro1">
          <table:table-cell office:value-type="float" office:value="203346" table:style-name="ce8">
            <text:p>203346</text:p>
          </table:table-cell>
          <table:table-cell office:value-type="float" office:value="250949" table:style-name="ce8">
            <text:p>250949</text:p>
          </table:table-cell>
          <table:table-cell office:value-type="float" office:value="295899" table:style-name="ce8">
            <text:p>295899</text:p>
          </table:table-cell>
          <table:table-cell table:number-columns-repeated="16381"/>
        </table:table-row>
        <table:table-row table:style-name="ro1">
          <table:table-cell office:value-type="float" office:value="203953" table:style-name="ce8">
            <text:p>203953</text:p>
          </table:table-cell>
          <table:table-cell office:value-type="float" office:value="250978" table:style-name="ce8">
            <text:p>250978</text:p>
          </table:table-cell>
          <table:table-cell office:value-type="float" office:value="299580" table:style-name="ce8">
            <text:p>299580</text:p>
          </table:table-cell>
          <table:table-cell table:number-columns-repeated="16381"/>
        </table:table-row>
        <table:table-row table:style-name="ro1">
          <table:table-cell office:value-type="float" office:value="204560" table:style-name="ce8">
            <text:p>204560</text:p>
          </table:table-cell>
          <table:table-cell office:value-type="float" office:value="249455" table:style-name="ce8">
            <text:p>249455</text:p>
          </table:table-cell>
          <table:table-cell office:value-type="float" office:value="289650" table:style-name="ce8">
            <text:p>289650</text:p>
          </table:table-cell>
          <table:table-cell table:number-columns-repeated="16381"/>
        </table:table-row>
        <table:table-row table:style-name="ro1">
          <table:table-cell office:value-type="float" office:value="205167" table:style-name="ce8">
            <text:p>205167</text:p>
          </table:table-cell>
          <table:table-cell office:value-type="float" office:value="249214" table:style-name="ce8">
            <text:p>249214</text:p>
          </table:table-cell>
          <table:table-cell office:value-type="float" office:value="298998" table:style-name="ce8">
            <text:p>298998</text:p>
          </table:table-cell>
          <table:table-cell table:number-columns-repeated="16381"/>
        </table:table-row>
        <table:table-row table:style-name="ro1">
          <table:table-cell office:value-type="float" office:value="205774" table:style-name="ce8">
            <text:p>205774</text:p>
          </table:table-cell>
          <table:table-cell office:value-type="float" office:value="251503" table:style-name="ce8">
            <text:p>251503</text:p>
          </table:table-cell>
          <table:table-cell office:value-type="float" office:value="302509" table:style-name="ce8">
            <text:p>302509</text:p>
          </table:table-cell>
          <table:table-cell table:number-columns-repeated="16381"/>
        </table:table-row>
        <table:table-row table:style-name="ro1">
          <table:table-cell office:value-type="float" office:value="206381" table:style-name="ce8">
            <text:p>206381</text:p>
          </table:table-cell>
          <table:table-cell office:value-type="float" office:value="252431" table:style-name="ce8">
            <text:p>252431</text:p>
          </table:table-cell>
          <table:table-cell office:value-type="float" office:value="300343" table:style-name="ce8">
            <text:p>300343</text:p>
          </table:table-cell>
          <table:table-cell table:number-columns-repeated="16381"/>
        </table:table-row>
        <table:table-row table:style-name="ro1">
          <table:table-cell office:value-type="float" office:value="206988" table:style-name="ce8">
            <text:p>206988</text:p>
          </table:table-cell>
          <table:table-cell office:value-type="float" office:value="253018" table:style-name="ce8">
            <text:p>253018</text:p>
          </table:table-cell>
          <table:table-cell office:value-type="float" office:value="302615" table:style-name="ce8">
            <text:p>302615</text:p>
          </table:table-cell>
          <table:table-cell table:number-columns-repeated="16381"/>
        </table:table-row>
        <table:table-row table:style-name="ro1">
          <table:table-cell office:value-type="float" office:value="207595" table:style-name="ce8">
            <text:p>207595</text:p>
          </table:table-cell>
          <table:table-cell office:value-type="float" office:value="253287" table:style-name="ce8">
            <text:p>253287</text:p>
          </table:table-cell>
          <table:table-cell office:value-type="float" office:value="300428" table:style-name="ce8">
            <text:p>300428</text:p>
          </table:table-cell>
          <table:table-cell table:number-columns-repeated="16381"/>
        </table:table-row>
        <table:table-row table:style-name="ro1">
          <table:table-cell office:value-type="float" office:value="208202" table:style-name="ce8">
            <text:p>208202</text:p>
          </table:table-cell>
          <table:table-cell office:value-type="float" office:value="251789" table:style-name="ce8">
            <text:p>251789</text:p>
          </table:table-cell>
          <table:table-cell office:value-type="float" office:value="296285" table:style-name="ce8">
            <text:p>296285</text:p>
          </table:table-cell>
          <table:table-cell table:number-columns-repeated="16381"/>
        </table:table-row>
        <table:table-row table:style-name="ro1">
          <table:table-cell office:value-type="float" office:value="208809" table:style-name="ce8">
            <text:p>208809</text:p>
          </table:table-cell>
          <table:table-cell office:value-type="float" office:value="249942" table:style-name="ce8">
            <text:p>249942</text:p>
          </table:table-cell>
          <table:table-cell office:value-type="float" office:value="292634" table:style-name="ce8">
            <text:p>292634</text:p>
          </table:table-cell>
          <table:table-cell table:number-columns-repeated="16381"/>
        </table:table-row>
        <table:table-row table:style-name="ro1">
          <table:table-cell office:value-type="float" office:value="209416" table:style-name="ce8">
            <text:p>209416</text:p>
          </table:table-cell>
          <table:table-cell office:value-type="float" office:value="251973" table:style-name="ce8">
            <text:p>251973</text:p>
          </table:table-cell>
          <table:table-cell office:value-type="float" office:value="298879" table:style-name="ce8">
            <text:p>298879</text:p>
          </table:table-cell>
          <table:table-cell table:number-columns-repeated="16381"/>
        </table:table-row>
        <table:table-row table:style-name="ro1">
          <table:table-cell office:value-type="float" office:value="210023" table:style-name="ce8">
            <text:p>210023</text:p>
          </table:table-cell>
          <table:table-cell office:value-type="float" office:value="251445" table:style-name="ce8">
            <text:p>251445</text:p>
          </table:table-cell>
          <table:table-cell office:value-type="float" office:value="296752" table:style-name="ce8">
            <text:p>296752</text:p>
          </table:table-cell>
          <table:table-cell table:number-columns-repeated="16381"/>
        </table:table-row>
        <table:table-row table:style-name="ro1">
          <table:table-cell office:value-type="float" office:value="210630" table:style-name="ce8">
            <text:p>210630</text:p>
          </table:table-cell>
          <table:table-cell office:value-type="float" office:value="253238" table:style-name="ce8">
            <text:p>253238</text:p>
          </table:table-cell>
          <table:table-cell office:value-type="float" office:value="300913" table:style-name="ce8">
            <text:p>300913</text:p>
          </table:table-cell>
          <table:table-cell table:number-columns-repeated="16381"/>
        </table:table-row>
        <table:table-row table:style-name="ro1">
          <table:table-cell office:value-type="float" office:value="211237" table:style-name="ce8">
            <text:p>211237</text:p>
          </table:table-cell>
          <table:table-cell office:value-type="float" office:value="252391" table:style-name="ce8">
            <text:p>252391</text:p>
          </table:table-cell>
          <table:table-cell office:value-type="float" office:value="294667" table:style-name="ce8">
            <text:p>294667</text:p>
          </table:table-cell>
          <table:table-cell table:number-columns-repeated="16381"/>
        </table:table-row>
        <table:table-row table:style-name="ro1">
          <table:table-cell office:value-type="float" office:value="211844" table:style-name="ce8">
            <text:p>211844</text:p>
          </table:table-cell>
          <table:table-cell office:value-type="float" office:value="251228" table:style-name="ce8">
            <text:p>251228</text:p>
          </table:table-cell>
          <table:table-cell office:value-type="float" office:value="303517" table:style-name="ce8">
            <text:p>303517</text:p>
          </table:table-cell>
          <table:table-cell table:number-columns-repeated="16381"/>
        </table:table-row>
        <table:table-row table:style-name="ro1">
          <table:table-cell office:value-type="float" office:value="212451" table:style-name="ce8">
            <text:p>212451</text:p>
          </table:table-cell>
          <table:table-cell office:value-type="float" office:value="253186" table:style-name="ce8">
            <text:p>253186</text:p>
          </table:table-cell>
          <table:table-cell office:value-type="float" office:value="294463" table:style-name="ce8">
            <text:p>294463</text:p>
          </table:table-cell>
          <table:table-cell table:number-columns-repeated="16381"/>
        </table:table-row>
        <table:table-row table:style-name="ro1">
          <table:table-cell office:value-type="float" office:value="213058" table:style-name="ce8">
            <text:p>213058</text:p>
          </table:table-cell>
          <table:table-cell office:value-type="float" office:value="251373" table:style-name="ce8">
            <text:p>251373</text:p>
          </table:table-cell>
          <table:table-cell office:value-type="float" office:value="291787" table:style-name="ce8">
            <text:p>291787</text:p>
          </table:table-cell>
          <table:table-cell table:number-columns-repeated="16381"/>
        </table:table-row>
        <table:table-row table:style-name="ro1">
          <table:table-cell office:value-type="float" office:value="213665" table:style-name="ce8">
            <text:p>213665</text:p>
          </table:table-cell>
          <table:table-cell office:value-type="float" office:value="254307" table:style-name="ce8">
            <text:p>254307</text:p>
          </table:table-cell>
          <table:table-cell office:value-type="float" office:value="299596" table:style-name="ce8">
            <text:p>299596</text:p>
          </table:table-cell>
          <table:table-cell table:number-columns-repeated="16381"/>
        </table:table-row>
        <table:table-row table:style-name="ro1">
          <table:table-cell office:value-type="float" office:value="214272" table:style-name="ce8">
            <text:p>214272</text:p>
          </table:table-cell>
          <table:table-cell office:value-type="float" office:value="252703" table:style-name="ce8">
            <text:p>252703</text:p>
          </table:table-cell>
          <table:table-cell office:value-type="float" office:value="304676" table:style-name="ce8">
            <text:p>304676</text:p>
          </table:table-cell>
          <table:table-cell table:number-columns-repeated="16381"/>
        </table:table-row>
        <table:table-row table:style-name="ro1">
          <table:table-cell office:value-type="float" office:value="214879" table:style-name="ce8">
            <text:p>214879</text:p>
          </table:table-cell>
          <table:table-cell office:value-type="float" office:value="255212" table:style-name="ce8">
            <text:p>255212</text:p>
          </table:table-cell>
          <table:table-cell office:value-type="float" office:value="306324" table:style-name="ce8">
            <text:p>306324</text:p>
          </table:table-cell>
          <table:table-cell table:number-columns-repeated="16381"/>
        </table:table-row>
        <table:table-row table:style-name="ro1">
          <table:table-cell office:value-type="float" office:value="215486" table:style-name="ce8">
            <text:p>215486</text:p>
          </table:table-cell>
          <table:table-cell office:value-type="float" office:value="254032" table:style-name="ce8">
            <text:p>254032</text:p>
          </table:table-cell>
          <table:table-cell office:value-type="float" office:value="305840" table:style-name="ce8">
            <text:p>305840</text:p>
          </table:table-cell>
          <table:table-cell table:number-columns-repeated="16381"/>
        </table:table-row>
        <table:table-row table:style-name="ro1">
          <table:table-cell office:value-type="float" office:value="216093" table:style-name="ce8">
            <text:p>216093</text:p>
          </table:table-cell>
          <table:table-cell office:value-type="float" office:value="252292" table:style-name="ce8">
            <text:p>252292</text:p>
          </table:table-cell>
          <table:table-cell office:value-type="float" office:value="296351" table:style-name="ce8">
            <text:p>296351</text:p>
          </table:table-cell>
          <table:table-cell table:number-columns-repeated="16381"/>
        </table:table-row>
        <table:table-row table:style-name="ro1">
          <table:table-cell office:value-type="float" office:value="216700" table:style-name="ce8">
            <text:p>216700</text:p>
          </table:table-cell>
          <table:table-cell office:value-type="float" office:value="252959" table:style-name="ce8">
            <text:p>252959</text:p>
          </table:table-cell>
          <table:table-cell office:value-type="float" office:value="304445" table:style-name="ce8">
            <text:p>304445</text:p>
          </table:table-cell>
          <table:table-cell table:number-columns-repeated="16381"/>
        </table:table-row>
        <table:table-row table:style-name="ro1">
          <table:table-cell office:value-type="float" office:value="217307" table:style-name="ce8">
            <text:p>217307</text:p>
          </table:table-cell>
          <table:table-cell office:value-type="float" office:value="253200" table:style-name="ce8">
            <text:p>253200</text:p>
          </table:table-cell>
          <table:table-cell office:value-type="float" office:value="291112" table:style-name="ce8">
            <text:p>291112</text:p>
          </table:table-cell>
          <table:table-cell table:number-columns-repeated="16381"/>
        </table:table-row>
        <table:table-row table:style-name="ro1">
          <table:table-cell office:value-type="float" office:value="217914" table:style-name="ce8">
            <text:p>217914</text:p>
          </table:table-cell>
          <table:table-cell office:value-type="float" office:value="256997" table:style-name="ce8">
            <text:p>256997</text:p>
          </table:table-cell>
          <table:table-cell office:value-type="float" office:value="304049" table:style-name="ce8">
            <text:p>304049</text:p>
          </table:table-cell>
          <table:table-cell table:number-columns-repeated="16381"/>
        </table:table-row>
        <table:table-row table:style-name="ro1">
          <table:table-cell office:value-type="float" office:value="218521" table:style-name="ce8">
            <text:p>218521</text:p>
          </table:table-cell>
          <table:table-cell office:value-type="float" office:value="255483" table:style-name="ce8">
            <text:p>255483</text:p>
          </table:table-cell>
          <table:table-cell office:value-type="float" office:value="308690" table:style-name="ce8">
            <text:p>308690</text:p>
          </table:table-cell>
          <table:table-cell table:number-columns-repeated="16381"/>
        </table:table-row>
        <table:table-row table:style-name="ro1">
          <table:table-cell office:value-type="float" office:value="219128" table:style-name="ce8">
            <text:p>219128</text:p>
          </table:table-cell>
          <table:table-cell office:value-type="float" office:value="257476" table:style-name="ce8">
            <text:p>257476</text:p>
          </table:table-cell>
          <table:table-cell office:value-type="float" office:value="307195" table:style-name="ce8">
            <text:p>307195</text:p>
          </table:table-cell>
          <table:table-cell table:number-columns-repeated="16381"/>
        </table:table-row>
        <table:table-row table:style-name="ro1">
          <table:table-cell office:value-type="float" office:value="219735" table:style-name="ce8">
            <text:p>219735</text:p>
          </table:table-cell>
          <table:table-cell office:value-type="float" office:value="255971" table:style-name="ce8">
            <text:p>255971</text:p>
          </table:table-cell>
          <table:table-cell office:value-type="float" office:value="304956" table:style-name="ce8">
            <text:p>304956</text:p>
          </table:table-cell>
          <table:table-cell table:number-columns-repeated="16381"/>
        </table:table-row>
        <table:table-row table:style-name="ro1">
          <table:table-cell office:value-type="float" office:value="220342" table:style-name="ce8">
            <text:p>220342</text:p>
          </table:table-cell>
          <table:table-cell office:value-type="float" office:value="258583" table:style-name="ce8">
            <text:p>258583</text:p>
          </table:table-cell>
          <table:table-cell office:value-type="float" office:value="311143" table:style-name="ce8">
            <text:p>311143</text:p>
          </table:table-cell>
          <table:table-cell table:number-columns-repeated="16381"/>
        </table:table-row>
        <table:table-row table:style-name="ro1">
          <table:table-cell office:value-type="float" office:value="220949" table:style-name="ce8">
            <text:p>220949</text:p>
          </table:table-cell>
          <table:table-cell office:value-type="float" office:value="258099" table:style-name="ce8">
            <text:p>258099</text:p>
          </table:table-cell>
          <table:table-cell office:value-type="float" office:value="308371" table:style-name="ce8">
            <text:p>308371</text:p>
          </table:table-cell>
          <table:table-cell table:number-columns-repeated="16381"/>
        </table:table-row>
        <table:table-row table:style-name="ro1">
          <table:table-cell office:value-type="float" office:value="221556" table:style-name="ce8">
            <text:p>221556</text:p>
          </table:table-cell>
          <table:table-cell office:value-type="float" office:value="258532" table:style-name="ce8">
            <text:p>258532</text:p>
          </table:table-cell>
          <table:table-cell office:value-type="float" office:value="302592" table:style-name="ce8">
            <text:p>302592</text:p>
          </table:table-cell>
          <table:table-cell table:number-columns-repeated="16381"/>
        </table:table-row>
        <table:table-row table:style-name="ro1">
          <table:table-cell office:value-type="float" office:value="222163" table:style-name="ce8">
            <text:p>222163</text:p>
          </table:table-cell>
          <table:table-cell office:value-type="float" office:value="254794" table:style-name="ce8">
            <text:p>254794</text:p>
          </table:table-cell>
          <table:table-cell office:value-type="float" office:value="309437" table:style-name="ce8">
            <text:p>309437</text:p>
          </table:table-cell>
          <table:table-cell table:number-columns-repeated="16381"/>
        </table:table-row>
        <table:table-row table:style-name="ro1">
          <table:table-cell office:value-type="float" office:value="222770" table:style-name="ce8">
            <text:p>222770</text:p>
          </table:table-cell>
          <table:table-cell office:value-type="float" office:value="253622" table:style-name="ce8">
            <text:p>253622</text:p>
          </table:table-cell>
          <table:table-cell office:value-type="float" office:value="293850" table:style-name="ce8">
            <text:p>293850</text:p>
          </table:table-cell>
          <table:table-cell table:number-columns-repeated="16381"/>
        </table:table-row>
        <table:table-row table:style-name="ro1">
          <table:table-cell office:value-type="float" office:value="223377" table:style-name="ce8">
            <text:p>223377</text:p>
          </table:table-cell>
          <table:table-cell office:value-type="float" office:value="255328" table:style-name="ce8">
            <text:p>255328</text:p>
          </table:table-cell>
          <table:table-cell office:value-type="float" office:value="296915" table:style-name="ce8">
            <text:p>296915</text:p>
          </table:table-cell>
          <table:table-cell table:number-columns-repeated="16381"/>
        </table:table-row>
        <table:table-row table:style-name="ro1">
          <table:table-cell office:value-type="float" office:value="223984" table:style-name="ce8">
            <text:p>223984</text:p>
          </table:table-cell>
          <table:table-cell office:value-type="float" office:value="255320" table:style-name="ce8">
            <text:p>255320</text:p>
          </table:table-cell>
          <table:table-cell office:value-type="float" office:value="303093" table:style-name="ce8">
            <text:p>303093</text:p>
          </table:table-cell>
          <table:table-cell table:number-columns-repeated="16381"/>
        </table:table-row>
        <table:table-row table:style-name="ro1">
          <table:table-cell office:value-type="float" office:value="224591" table:style-name="ce8">
            <text:p>224591</text:p>
          </table:table-cell>
          <table:table-cell office:value-type="float" office:value="254876" table:style-name="ce8">
            <text:p>254876</text:p>
          </table:table-cell>
          <table:table-cell office:value-type="float" office:value="301282" table:style-name="ce8">
            <text:p>301282</text:p>
          </table:table-cell>
          <table:table-cell table:number-columns-repeated="16381"/>
        </table:table-row>
        <table:table-row table:style-name="ro1">
          <table:table-cell office:value-type="float" office:value="225198" table:style-name="ce8">
            <text:p>225198</text:p>
          </table:table-cell>
          <table:table-cell office:value-type="float" office:value="257114" table:style-name="ce8">
            <text:p>257114</text:p>
          </table:table-cell>
          <table:table-cell office:value-type="float" office:value="308086" table:style-name="ce8">
            <text:p>308086</text:p>
          </table:table-cell>
          <table:table-cell table:number-columns-repeated="16381"/>
        </table:table-row>
        <table:table-row table:style-name="ro1">
          <table:table-cell office:value-type="float" office:value="225805" table:style-name="ce8">
            <text:p>225805</text:p>
          </table:table-cell>
          <table:table-cell office:value-type="float" office:value="258768" table:style-name="ce8">
            <text:p>258768</text:p>
          </table:table-cell>
          <table:table-cell office:value-type="float" office:value="310801" table:style-name="ce8">
            <text:p>310801</text:p>
          </table:table-cell>
          <table:table-cell table:number-columns-repeated="16381"/>
        </table:table-row>
        <table:table-row table:style-name="ro1">
          <table:table-cell office:value-type="float" office:value="226412" table:style-name="ce8">
            <text:p>226412</text:p>
          </table:table-cell>
          <table:table-cell office:value-type="float" office:value="257632" table:style-name="ce8">
            <text:p>257632</text:p>
          </table:table-cell>
          <table:table-cell office:value-type="float" office:value="311281" table:style-name="ce8">
            <text:p>311281</text:p>
          </table:table-cell>
          <table:table-cell table:number-columns-repeated="16381"/>
        </table:table-row>
        <table:table-row table:style-name="ro1">
          <table:table-cell office:value-type="float" office:value="227019" table:style-name="ce8">
            <text:p>227019</text:p>
          </table:table-cell>
          <table:table-cell office:value-type="float" office:value="257196" table:style-name="ce8">
            <text:p>257196</text:p>
          </table:table-cell>
          <table:table-cell office:value-type="float" office:value="298485" table:style-name="ce8">
            <text:p>298485</text:p>
          </table:table-cell>
          <table:table-cell table:number-columns-repeated="16381"/>
        </table:table-row>
        <table:table-row table:style-name="ro1">
          <table:table-cell office:value-type="float" office:value="227626" table:style-name="ce8">
            <text:p>227626</text:p>
          </table:table-cell>
          <table:table-cell office:value-type="float" office:value="258936" table:style-name="ce8">
            <text:p>258936</text:p>
          </table:table-cell>
          <table:table-cell office:value-type="float" office:value="311763" table:style-name="ce8">
            <text:p>311763</text:p>
          </table:table-cell>
          <table:table-cell table:number-columns-repeated="16381"/>
        </table:table-row>
        <table:table-row table:style-name="ro1">
          <table:table-cell office:value-type="float" office:value="228233" table:style-name="ce8">
            <text:p>228233</text:p>
          </table:table-cell>
          <table:table-cell office:value-type="float" office:value="256950" table:style-name="ce8">
            <text:p>256950</text:p>
          </table:table-cell>
          <table:table-cell office:value-type="float" office:value="306687" table:style-name="ce8">
            <text:p>306687</text:p>
          </table:table-cell>
          <table:table-cell table:number-columns-repeated="16381"/>
        </table:table-row>
        <table:table-row table:style-name="ro1">
          <table:table-cell office:value-type="float" office:value="228840" table:style-name="ce8">
            <text:p>228840</text:p>
          </table:table-cell>
          <table:table-cell office:value-type="float" office:value="258701" table:style-name="ce8">
            <text:p>258701</text:p>
          </table:table-cell>
          <table:table-cell office:value-type="float" office:value="314657" table:style-name="ce8">
            <text:p>314657</text:p>
          </table:table-cell>
          <table:table-cell table:number-columns-repeated="16381"/>
        </table:table-row>
        <table:table-row table:style-name="ro1">
          <table:table-cell office:value-type="float" office:value="229447" table:style-name="ce8">
            <text:p>229447</text:p>
          </table:table-cell>
          <table:table-cell office:value-type="float" office:value="256140" table:style-name="ce8">
            <text:p>256140</text:p>
          </table:table-cell>
          <table:table-cell office:value-type="float" office:value="298745" table:style-name="ce8">
            <text:p>298745</text:p>
          </table:table-cell>
          <table:table-cell table:number-columns-repeated="16381"/>
        </table:table-row>
        <table:table-row table:style-name="ro1">
          <table:table-cell office:value-type="float" office:value="230054" table:style-name="ce8">
            <text:p>230054</text:p>
          </table:table-cell>
          <table:table-cell office:value-type="float" office:value="260477" table:style-name="ce8">
            <text:p>260477</text:p>
          </table:table-cell>
          <table:table-cell office:value-type="float" office:value="312877" table:style-name="ce8">
            <text:p>312877</text:p>
          </table:table-cell>
          <table:table-cell table:number-columns-repeated="16381"/>
        </table:table-row>
        <table:table-row table:style-name="ro1">
          <table:table-cell office:value-type="float" office:value="230661" table:style-name="ce8">
            <text:p>230661</text:p>
          </table:table-cell>
          <table:table-cell office:value-type="float" office:value="257943" table:style-name="ce8">
            <text:p>257943</text:p>
          </table:table-cell>
          <table:table-cell office:value-type="float" office:value="303635" table:style-name="ce8">
            <text:p>303635</text:p>
          </table:table-cell>
          <table:table-cell table:number-columns-repeated="16381"/>
        </table:table-row>
        <table:table-row table:style-name="ro1">
          <table:table-cell office:value-type="float" office:value="231268" table:style-name="ce8">
            <text:p>231268</text:p>
          </table:table-cell>
          <table:table-cell office:value-type="float" office:value="257979" table:style-name="ce8">
            <text:p>257979</text:p>
          </table:table-cell>
          <table:table-cell office:value-type="float" office:value="312627" table:style-name="ce8">
            <text:p>312627</text:p>
          </table:table-cell>
          <table:table-cell table:number-columns-repeated="16381"/>
        </table:table-row>
        <table:table-row table:style-name="ro1">
          <table:table-cell office:value-type="float" office:value="231875" table:style-name="ce8">
            <text:p>231875</text:p>
          </table:table-cell>
          <table:table-cell office:value-type="float" office:value="258406" table:style-name="ce8">
            <text:p>258406</text:p>
          </table:table-cell>
          <table:table-cell office:value-type="float" office:value="306375" table:style-name="ce8">
            <text:p>306375</text:p>
          </table:table-cell>
          <table:table-cell table:number-columns-repeated="16381"/>
        </table:table-row>
        <table:table-row table:style-name="ro1">
          <table:table-cell office:value-type="float" office:value="232482" table:style-name="ce8">
            <text:p>232482</text:p>
          </table:table-cell>
          <table:table-cell office:value-type="float" office:value="258937" table:style-name="ce8">
            <text:p>258937</text:p>
          </table:table-cell>
          <table:table-cell office:value-type="float" office:value="310749" table:style-name="ce8">
            <text:p>310749</text:p>
          </table:table-cell>
          <table:table-cell table:number-columns-repeated="16381"/>
        </table:table-row>
        <table:table-row table:style-name="ro1">
          <table:table-cell office:value-type="float" office:value="233089" table:style-name="ce8">
            <text:p>233089</text:p>
          </table:table-cell>
          <table:table-cell office:value-type="float" office:value="259632" table:style-name="ce8">
            <text:p>259632</text:p>
          </table:table-cell>
          <table:table-cell office:value-type="float" office:value="313798" table:style-name="ce8">
            <text:p>313798</text:p>
          </table:table-cell>
          <table:table-cell table:number-columns-repeated="16381"/>
        </table:table-row>
        <table:table-row table:style-name="ro1">
          <table:table-cell office:value-type="float" office:value="233696" table:style-name="ce8">
            <text:p>233696</text:p>
          </table:table-cell>
          <table:table-cell office:value-type="float" office:value="260380" table:style-name="ce8">
            <text:p>260380</text:p>
          </table:table-cell>
          <table:table-cell office:value-type="float" office:value="315797" table:style-name="ce8">
            <text:p>315797</text:p>
          </table:table-cell>
          <table:table-cell table:number-columns-repeated="16381"/>
        </table:table-row>
        <table:table-row table:style-name="ro1">
          <table:table-cell office:value-type="float" office:value="234303" table:style-name="ce8">
            <text:p>234303</text:p>
          </table:table-cell>
          <table:table-cell office:value-type="float" office:value="262383" table:style-name="ce8">
            <text:p>262383</text:p>
          </table:table-cell>
          <table:table-cell office:value-type="float" office:value="316718" table:style-name="ce8">
            <text:p>316718</text:p>
          </table:table-cell>
          <table:table-cell table:number-columns-repeated="16381"/>
        </table:table-row>
        <table:table-row table:style-name="ro1">
          <table:table-cell office:value-type="float" office:value="234910" table:style-name="ce8">
            <text:p>234910</text:p>
          </table:table-cell>
          <table:table-cell office:value-type="float" office:value="257879" table:style-name="ce8">
            <text:p>257879</text:p>
          </table:table-cell>
          <table:table-cell office:value-type="float" office:value="300723" table:style-name="ce8">
            <text:p>300723</text:p>
          </table:table-cell>
          <table:table-cell table:number-columns-repeated="16381"/>
        </table:table-row>
        <table:table-row table:style-name="ro1">
          <table:table-cell office:value-type="float" office:value="235517" table:style-name="ce8">
            <text:p>235517</text:p>
          </table:table-cell>
          <table:table-cell office:value-type="float" office:value="260400" table:style-name="ce8">
            <text:p>260400</text:p>
          </table:table-cell>
          <table:table-cell office:value-type="float" office:value="312866" table:style-name="ce8">
            <text:p>312866</text:p>
          </table:table-cell>
          <table:table-cell table:number-columns-repeated="16381"/>
        </table:table-row>
        <table:table-row table:style-name="ro1">
          <table:table-cell office:value-type="float" office:value="236124" table:style-name="ce8">
            <text:p>236124</text:p>
          </table:table-cell>
          <table:table-cell office:value-type="float" office:value="259794" table:style-name="ce8">
            <text:p>259794</text:p>
          </table:table-cell>
          <table:table-cell office:value-type="float" office:value="316787" table:style-name="ce8">
            <text:p>316787</text:p>
          </table:table-cell>
          <table:table-cell table:number-columns-repeated="16381"/>
        </table:table-row>
        <table:table-row table:style-name="ro1">
          <table:table-cell office:value-type="float" office:value="236731" table:style-name="ce8">
            <text:p>236731</text:p>
          </table:table-cell>
          <table:table-cell office:value-type="float" office:value="259371" table:style-name="ce8">
            <text:p>259371</text:p>
          </table:table-cell>
          <table:table-cell office:value-type="float" office:value="315770" table:style-name="ce8">
            <text:p>315770</text:p>
          </table:table-cell>
          <table:table-cell table:number-columns-repeated="16381"/>
        </table:table-row>
        <table:table-row table:style-name="ro1">
          <table:table-cell office:value-type="float" office:value="237338" table:style-name="ce8">
            <text:p>237338</text:p>
          </table:table-cell>
          <table:table-cell office:value-type="float" office:value="259102" table:style-name="ce8">
            <text:p>259102</text:p>
          </table:table-cell>
          <table:table-cell office:value-type="float" office:value="303998" table:style-name="ce8">
            <text:p>303998</text:p>
          </table:table-cell>
          <table:table-cell table:number-columns-repeated="16381"/>
        </table:table-row>
        <table:table-row table:style-name="ro1">
          <table:table-cell office:value-type="float" office:value="237945" table:style-name="ce8">
            <text:p>237945</text:p>
          </table:table-cell>
          <table:table-cell office:value-type="float" office:value="260513" table:style-name="ce8">
            <text:p>260513</text:p>
          </table:table-cell>
          <table:table-cell office:value-type="float" office:value="305326" table:style-name="ce8">
            <text:p>305326</text:p>
          </table:table-cell>
          <table:table-cell table:number-columns-repeated="16381"/>
        </table:table-row>
        <table:table-row table:style-name="ro1">
          <table:table-cell office:value-type="float" office:value="238552" table:style-name="ce8">
            <text:p>238552</text:p>
          </table:table-cell>
          <table:table-cell office:value-type="float" office:value="259394" table:style-name="ce8">
            <text:p>259394</text:p>
          </table:table-cell>
          <table:table-cell office:value-type="float" office:value="300357" table:style-name="ce8">
            <text:p>300357</text:p>
          </table:table-cell>
          <table:table-cell table:number-columns-repeated="16381"/>
        </table:table-row>
        <table:table-row table:style-name="ro1">
          <table:table-cell office:value-type="float" office:value="239159" table:style-name="ce8">
            <text:p>239159</text:p>
          </table:table-cell>
          <table:table-cell office:value-type="float" office:value="260232" table:style-name="ce8">
            <text:p>260232</text:p>
          </table:table-cell>
          <table:table-cell office:value-type="float" office:value="310672" table:style-name="ce8">
            <text:p>310672</text:p>
          </table:table-cell>
          <table:table-cell table:number-columns-repeated="16381"/>
        </table:table-row>
        <table:table-row table:style-name="ro1">
          <table:table-cell office:value-type="float" office:value="239766" table:style-name="ce8">
            <text:p>239766</text:p>
          </table:table-cell>
          <table:table-cell office:value-type="float" office:value="259643" table:style-name="ce8">
            <text:p>259643</text:p>
          </table:table-cell>
          <table:table-cell office:value-type="float" office:value="307276" table:style-name="ce8">
            <text:p>307276</text:p>
          </table:table-cell>
          <table:table-cell table:number-columns-repeated="16381"/>
        </table:table-row>
        <table:table-row table:style-name="ro1">
          <table:table-cell office:value-type="float" office:value="240373" table:style-name="ce8">
            <text:p>240373</text:p>
          </table:table-cell>
          <table:table-cell office:value-type="float" office:value="260299" table:style-name="ce8">
            <text:p>260299</text:p>
          </table:table-cell>
          <table:table-cell office:value-type="float" office:value="313757" table:style-name="ce8">
            <text:p>313757</text:p>
          </table:table-cell>
          <table:table-cell table:number-columns-repeated="16381"/>
        </table:table-row>
        <table:table-row table:style-name="ro1">
          <table:table-cell office:value-type="float" office:value="240980" table:style-name="ce8">
            <text:p>240980</text:p>
          </table:table-cell>
          <table:table-cell office:value-type="float" office:value="262028" table:style-name="ce8">
            <text:p>262028</text:p>
          </table:table-cell>
          <table:table-cell office:value-type="float" office:value="320897" table:style-name="ce8">
            <text:p>320897</text:p>
          </table:table-cell>
          <table:table-cell table:number-columns-repeated="16381"/>
        </table:table-row>
        <table:table-row table:style-name="ro1">
          <table:table-cell office:value-type="float" office:value="241587" table:style-name="ce8">
            <text:p>241587</text:p>
          </table:table-cell>
          <table:table-cell office:value-type="float" office:value="261593" table:style-name="ce8">
            <text:p>261593</text:p>
          </table:table-cell>
          <table:table-cell office:value-type="float" office:value="318446" table:style-name="ce8">
            <text:p>318446</text:p>
          </table:table-cell>
          <table:table-cell table:number-columns-repeated="16381"/>
        </table:table-row>
        <table:table-row table:style-name="ro1">
          <table:table-cell office:value-type="float" office:value="242194" table:style-name="ce8">
            <text:p>242194</text:p>
          </table:table-cell>
          <table:table-cell office:value-type="float" office:value="261143" table:style-name="ce8">
            <text:p>261143</text:p>
          </table:table-cell>
          <table:table-cell office:value-type="float" office:value="318517" table:style-name="ce8">
            <text:p>318517</text:p>
          </table:table-cell>
          <table:table-cell table:number-columns-repeated="16381"/>
        </table:table-row>
        <table:table-row table:style-name="ro1">
          <table:table-cell office:value-type="float" office:value="242801" table:style-name="ce8">
            <text:p>242801</text:p>
          </table:table-cell>
          <table:table-cell office:value-type="float" office:value="260983" table:style-name="ce8">
            <text:p>260983</text:p>
          </table:table-cell>
          <table:table-cell office:value-type="float" office:value="301685" table:style-name="ce8">
            <text:p>301685</text:p>
          </table:table-cell>
          <table:table-cell table:number-columns-repeated="16381"/>
        </table:table-row>
        <table:table-row table:style-name="ro1">
          <table:table-cell office:value-type="float" office:value="243408" table:style-name="ce8">
            <text:p>243408</text:p>
          </table:table-cell>
          <table:table-cell office:value-type="float" office:value="262152" table:style-name="ce8">
            <text:p>262152</text:p>
          </table:table-cell>
          <table:table-cell office:value-type="float" office:value="315289" table:style-name="ce8">
            <text:p>315289</text:p>
          </table:table-cell>
          <table:table-cell table:number-columns-repeated="16381"/>
        </table:table-row>
        <table:table-row table:style-name="ro1">
          <table:table-cell office:value-type="float" office:value="244015" table:style-name="ce8">
            <text:p>244015</text:p>
          </table:table-cell>
          <table:table-cell office:value-type="float" office:value="262974" table:style-name="ce8">
            <text:p>262974</text:p>
          </table:table-cell>
          <table:table-cell office:value-type="float" office:value="321958" table:style-name="ce8">
            <text:p>321958</text:p>
          </table:table-cell>
          <table:table-cell table:number-columns-repeated="16381"/>
        </table:table-row>
        <table:table-row table:style-name="ro1">
          <table:table-cell office:value-type="float" office:value="244622" table:style-name="ce8">
            <text:p>244622</text:p>
          </table:table-cell>
          <table:table-cell office:value-type="float" office:value="263209" table:style-name="ce8">
            <text:p>263209</text:p>
          </table:table-cell>
          <table:table-cell office:value-type="float" office:value="317601" table:style-name="ce8">
            <text:p>317601</text:p>
          </table:table-cell>
          <table:table-cell table:number-columns-repeated="16381"/>
        </table:table-row>
        <table:table-row table:style-name="ro1">
          <table:table-cell office:value-type="float" office:value="245229" table:style-name="ce8">
            <text:p>245229</text:p>
          </table:table-cell>
          <table:table-cell office:value-type="float" office:value="262812" table:style-name="ce8">
            <text:p>262812</text:p>
          </table:table-cell>
          <table:table-cell office:value-type="float" office:value="318925" table:style-name="ce8">
            <text:p>318925</text:p>
          </table:table-cell>
          <table:table-cell table:number-columns-repeated="16381"/>
        </table:table-row>
        <table:table-row table:style-name="ro1">
          <table:table-cell office:value-type="float" office:value="245836" table:style-name="ce8">
            <text:p>245836</text:p>
          </table:table-cell>
          <table:table-cell office:value-type="float" office:value="263299" table:style-name="ce8">
            <text:p>263299</text:p>
          </table:table-cell>
          <table:table-cell office:value-type="float" office:value="312680" table:style-name="ce8">
            <text:p>312680</text:p>
          </table:table-cell>
          <table:table-cell table:number-columns-repeated="16381"/>
        </table:table-row>
        <table:table-row table:style-name="ro1">
          <table:table-cell office:value-type="float" office:value="246443" table:style-name="ce8">
            <text:p>246443</text:p>
          </table:table-cell>
          <table:table-cell office:value-type="float" office:value="264489" table:style-name="ce8">
            <text:p>264489</text:p>
          </table:table-cell>
          <table:table-cell office:value-type="float" office:value="313749" table:style-name="ce8">
            <text:p>313749</text:p>
          </table:table-cell>
          <table:table-cell table:number-columns-repeated="16381"/>
        </table:table-row>
        <table:table-row table:style-name="ro1">
          <table:table-cell office:value-type="float" office:value="247050" table:style-name="ce8">
            <text:p>247050</text:p>
          </table:table-cell>
          <table:table-cell office:value-type="float" office:value="262260" table:style-name="ce8">
            <text:p>262260</text:p>
          </table:table-cell>
          <table:table-cell office:value-type="float" office:value="311077" table:style-name="ce8">
            <text:p>311077</text:p>
          </table:table-cell>
          <table:table-cell table:number-columns-repeated="16381"/>
        </table:table-row>
        <table:table-row table:style-name="ro1">
          <table:table-cell office:value-type="float" office:value="247657" table:style-name="ce8">
            <text:p>247657</text:p>
          </table:table-cell>
          <table:table-cell office:value-type="float" office:value="260805" table:style-name="ce8">
            <text:p>260805</text:p>
          </table:table-cell>
          <table:table-cell office:value-type="float" office:value="312269" table:style-name="ce8">
            <text:p>312269</text:p>
          </table:table-cell>
          <table:table-cell table:number-columns-repeated="16381"/>
        </table:table-row>
        <table:table-row table:style-name="ro1">
          <table:table-cell office:value-type="float" office:value="248264" table:style-name="ce8">
            <text:p>248264</text:p>
          </table:table-cell>
          <table:table-cell office:value-type="float" office:value="263400" table:style-name="ce8">
            <text:p>263400</text:p>
          </table:table-cell>
          <table:table-cell office:value-type="float" office:value="315123" table:style-name="ce8">
            <text:p>315123</text:p>
          </table:table-cell>
          <table:table-cell table:number-columns-repeated="16381"/>
        </table:table-row>
        <table:table-row table:style-name="ro1">
          <table:table-cell office:value-type="float" office:value="248871" table:style-name="ce8">
            <text:p>248871</text:p>
          </table:table-cell>
          <table:table-cell office:value-type="float" office:value="263501" table:style-name="ce8">
            <text:p>263501</text:p>
          </table:table-cell>
          <table:table-cell office:value-type="float" office:value="311598" table:style-name="ce8">
            <text:p>311598</text:p>
          </table:table-cell>
          <table:table-cell table:number-columns-repeated="16381"/>
        </table:table-row>
        <table:table-row table:style-name="ro1">
          <table:table-cell office:value-type="float" office:value="249478" table:style-name="ce8">
            <text:p>249478</text:p>
          </table:table-cell>
          <table:table-cell office:value-type="float" office:value="263636" table:style-name="ce8">
            <text:p>263636</text:p>
          </table:table-cell>
          <table:table-cell office:value-type="float" office:value="308433" table:style-name="ce8">
            <text:p>308433</text:p>
          </table:table-cell>
          <table:table-cell table:number-columns-repeated="16381"/>
        </table:table-row>
        <table:table-row table:style-name="ro1">
          <table:table-cell office:value-type="float" office:value="250085" table:style-name="ce8">
            <text:p>250085</text:p>
          </table:table-cell>
          <table:table-cell office:value-type="float" office:value="263817" table:style-name="ce8">
            <text:p>263817</text:p>
          </table:table-cell>
          <table:table-cell office:value-type="float" office:value="319217" table:style-name="ce8">
            <text:p>319217</text:p>
          </table:table-cell>
          <table:table-cell table:number-columns-repeated="16381"/>
        </table:table-row>
        <table:table-row table:style-name="ro1">
          <table:table-cell office:value-type="float" office:value="250692" table:style-name="ce8">
            <text:p>250692</text:p>
          </table:table-cell>
          <table:table-cell office:value-type="float" office:value="264514" table:style-name="ce8">
            <text:p>264514</text:p>
          </table:table-cell>
          <table:table-cell office:value-type="float" office:value="319291" table:style-name="ce8">
            <text:p>319291</text:p>
          </table:table-cell>
          <table:table-cell table:number-columns-repeated="16381"/>
        </table:table-row>
        <table:table-row table:style-name="ro1">
          <table:table-cell office:value-type="float" office:value="251299" table:style-name="ce8">
            <text:p>251299</text:p>
          </table:table-cell>
          <table:table-cell office:value-type="float" office:value="262994" table:style-name="ce8">
            <text:p>262994</text:p>
          </table:table-cell>
          <table:table-cell office:value-type="float" office:value="319461" table:style-name="ce8">
            <text:p>319461</text:p>
          </table:table-cell>
          <table:table-cell table:number-columns-repeated="16381"/>
        </table:table-row>
        <table:table-row table:style-name="ro1">
          <table:table-cell office:value-type="float" office:value="251906" table:style-name="ce8">
            <text:p>251906</text:p>
          </table:table-cell>
          <table:table-cell office:value-type="float" office:value="263423" table:style-name="ce8">
            <text:p>263423</text:p>
          </table:table-cell>
          <table:table-cell office:value-type="float" office:value="313292" table:style-name="ce8">
            <text:p>313292</text:p>
          </table:table-cell>
          <table:table-cell table:number-columns-repeated="16381"/>
        </table:table-row>
        <table:table-row table:style-name="ro1">
          <table:table-cell office:value-type="float" office:value="252513" table:style-name="ce8">
            <text:p>252513</text:p>
          </table:table-cell>
          <table:table-cell office:value-type="float" office:value="266713" table:style-name="ce8">
            <text:p>266713</text:p>
          </table:table-cell>
          <table:table-cell office:value-type="float" office:value="318216" table:style-name="ce8">
            <text:p>318216</text:p>
          </table:table-cell>
          <table:table-cell table:number-columns-repeated="16381"/>
        </table:table-row>
        <table:table-row table:style-name="ro1">
          <table:table-cell office:value-type="float" office:value="253120" table:style-name="ce8">
            <text:p>253120</text:p>
          </table:table-cell>
          <table:table-cell office:value-type="float" office:value="265323" table:style-name="ce8">
            <text:p>265323</text:p>
          </table:table-cell>
          <table:table-cell office:value-type="float" office:value="315093" table:style-name="ce8">
            <text:p>315093</text:p>
          </table:table-cell>
          <table:table-cell table:number-columns-repeated="16381"/>
        </table:table-row>
        <table:table-row table:style-name="ro1">
          <table:table-cell office:value-type="float" office:value="253727" table:style-name="ce8">
            <text:p>253727</text:p>
          </table:table-cell>
          <table:table-cell office:value-type="float" office:value="266422" table:style-name="ce8">
            <text:p>266422</text:p>
          </table:table-cell>
          <table:table-cell office:value-type="float" office:value="318167" table:style-name="ce8">
            <text:p>318167</text:p>
          </table:table-cell>
          <table:table-cell table:number-columns-repeated="16381"/>
        </table:table-row>
        <table:table-row table:style-name="ro1">
          <table:table-cell office:value-type="float" office:value="254334" table:style-name="ce8">
            <text:p>254334</text:p>
          </table:table-cell>
          <table:table-cell office:value-type="float" office:value="265673" table:style-name="ce8">
            <text:p>265673</text:p>
          </table:table-cell>
          <table:table-cell office:value-type="float" office:value="320762" table:style-name="ce8">
            <text:p>320762</text:p>
          </table:table-cell>
          <table:table-cell table:number-columns-repeated="16381"/>
        </table:table-row>
        <table:table-row table:style-name="ro1">
          <table:table-cell office:value-type="float" office:value="254941" table:style-name="ce8">
            <text:p>254941</text:p>
          </table:table-cell>
          <table:table-cell office:value-type="float" office:value="263730" table:style-name="ce8">
            <text:p>263730</text:p>
          </table:table-cell>
          <table:table-cell office:value-type="float" office:value="317075" table:style-name="ce8">
            <text:p>317075</text:p>
          </table:table-cell>
          <table:table-cell table:number-columns-repeated="16381"/>
        </table:table-row>
        <table:table-row table:style-name="ro1">
          <table:table-cell office:value-type="float" office:value="255548" table:style-name="ce8">
            <text:p>255548</text:p>
          </table:table-cell>
          <table:table-cell office:value-type="float" office:value="265780" table:style-name="ce8">
            <text:p>265780</text:p>
          </table:table-cell>
          <table:table-cell office:value-type="float" office:value="323751" table:style-name="ce8">
            <text:p>323751</text:p>
          </table:table-cell>
          <table:table-cell table:number-columns-repeated="16381"/>
        </table:table-row>
        <table:table-row table:style-name="ro1">
          <table:table-cell office:value-type="float" office:value="256155" table:style-name="ce8">
            <text:p>256155</text:p>
          </table:table-cell>
          <table:table-cell office:value-type="float" office:value="265292" table:style-name="ce8">
            <text:p>265292</text:p>
          </table:table-cell>
          <table:table-cell office:value-type="float" office:value="321671" table:style-name="ce8">
            <text:p>321671</text:p>
          </table:table-cell>
          <table:table-cell table:number-columns-repeated="16381"/>
        </table:table-row>
        <table:table-row table:style-name="ro1">
          <table:table-cell office:value-type="float" office:value="256762" table:style-name="ce8">
            <text:p>256762</text:p>
          </table:table-cell>
          <table:table-cell office:value-type="float" office:value="266543" table:style-name="ce8">
            <text:p>266543</text:p>
          </table:table-cell>
          <table:table-cell office:value-type="float" office:value="323630" table:style-name="ce8">
            <text:p>323630</text:p>
          </table:table-cell>
          <table:table-cell table:number-columns-repeated="16381"/>
        </table:table-row>
        <table:table-row table:style-name="ro1">
          <table:table-cell office:value-type="float" office:value="257369" table:style-name="ce8">
            <text:p>257369</text:p>
          </table:table-cell>
          <table:table-cell office:value-type="float" office:value="266282" table:style-name="ce8">
            <text:p>266282</text:p>
          </table:table-cell>
          <table:table-cell office:value-type="float" office:value="323566" table:style-name="ce8">
            <text:p>323566</text:p>
          </table:table-cell>
          <table:table-cell table:number-columns-repeated="16381"/>
        </table:table-row>
        <table:table-row table:style-name="ro1">
          <table:table-cell office:value-type="float" office:value="257976" table:style-name="ce8">
            <text:p>257976</text:p>
          </table:table-cell>
          <table:table-cell office:value-type="float" office:value="265419" table:style-name="ce8">
            <text:p>265419</text:p>
          </table:table-cell>
          <table:table-cell office:value-type="float" office:value="316412" table:style-name="ce8">
            <text:p>316412</text:p>
          </table:table-cell>
          <table:table-cell table:number-columns-repeated="16381"/>
        </table:table-row>
        <table:table-row table:style-name="ro1">
          <table:table-cell office:value-type="float" office:value="258583" table:style-name="ce8">
            <text:p>258583</text:p>
          </table:table-cell>
          <table:table-cell office:value-type="float" office:value="266116" table:style-name="ce8">
            <text:p>266116</text:p>
          </table:table-cell>
          <table:table-cell office:value-type="float" office:value="320836" table:style-name="ce8">
            <text:p>320836</text:p>
          </table:table-cell>
          <table:table-cell table:number-columns-repeated="16381"/>
        </table:table-row>
        <table:table-row table:style-name="ro1">
          <table:table-cell office:value-type="float" office:value="259190" table:style-name="ce8">
            <text:p>259190</text:p>
          </table:table-cell>
          <table:table-cell office:value-type="float" office:value="264306" table:style-name="ce8">
            <text:p>264306</text:p>
          </table:table-cell>
          <table:table-cell office:value-type="float" office:value="316560" table:style-name="ce8">
            <text:p>316560</text:p>
          </table:table-cell>
          <table:table-cell table:number-columns-repeated="16381"/>
        </table:table-row>
        <table:table-row table:style-name="ro1">
          <table:table-cell office:value-type="float" office:value="259797" table:style-name="ce8">
            <text:p>259797</text:p>
          </table:table-cell>
          <table:table-cell office:value-type="float" office:value="265154" table:style-name="ce8">
            <text:p>265154</text:p>
          </table:table-cell>
          <table:table-cell office:value-type="float" office:value="312196" table:style-name="ce8">
            <text:p>312196</text:p>
          </table:table-cell>
          <table:table-cell table:number-columns-repeated="16381"/>
        </table:table-row>
        <table:table-row table:style-name="ro1">
          <table:table-cell office:value-type="float" office:value="260404" table:style-name="ce8">
            <text:p>260404</text:p>
          </table:table-cell>
          <table:table-cell office:value-type="float" office:value="264043" table:style-name="ce8">
            <text:p>264043</text:p>
          </table:table-cell>
          <table:table-cell office:value-type="float" office:value="321275" table:style-name="ce8">
            <text:p>321275</text:p>
          </table:table-cell>
          <table:table-cell table:number-columns-repeated="16381"/>
        </table:table-row>
        <table:table-row table:style-name="ro1">
          <table:table-cell office:value-type="float" office:value="261011" table:style-name="ce8">
            <text:p>261011</text:p>
          </table:table-cell>
          <table:table-cell office:value-type="float" office:value="267289" table:style-name="ce8">
            <text:p>267289</text:p>
          </table:table-cell>
          <table:table-cell office:value-type="float" office:value="321015" table:style-name="ce8">
            <text:p>321015</text:p>
          </table:table-cell>
          <table:table-cell table:number-columns-repeated="16381"/>
        </table:table-row>
        <table:table-row table:style-name="ro1">
          <table:table-cell office:value-type="float" office:value="261618" table:style-name="ce8">
            <text:p>261618</text:p>
          </table:table-cell>
          <table:table-cell office:value-type="float" office:value="264425" table:style-name="ce8">
            <text:p>264425</text:p>
          </table:table-cell>
          <table:table-cell office:value-type="float" office:value="305337" table:style-name="ce8">
            <text:p>305337</text:p>
          </table:table-cell>
          <table:table-cell table:number-columns-repeated="16381"/>
        </table:table-row>
        <table:table-row table:style-name="ro1">
          <table:table-cell office:value-type="float" office:value="262225" table:style-name="ce8">
            <text:p>262225</text:p>
          </table:table-cell>
          <table:table-cell office:value-type="float" office:value="265618" table:style-name="ce8">
            <text:p>265618</text:p>
          </table:table-cell>
          <table:table-cell office:value-type="float" office:value="310804" table:style-name="ce8">
            <text:p>310804</text:p>
          </table:table-cell>
          <table:table-cell table:number-columns-repeated="16381"/>
        </table:table-row>
        <table:table-row table:style-name="ro1">
          <table:table-cell office:value-type="float" office:value="262832" table:style-name="ce8">
            <text:p>262832</text:p>
          </table:table-cell>
          <table:table-cell office:value-type="float" office:value="268007" table:style-name="ce8">
            <text:p>268007</text:p>
          </table:table-cell>
          <table:table-cell office:value-type="float" office:value="322392" table:style-name="ce8">
            <text:p>322392</text:p>
          </table:table-cell>
          <table:table-cell table:number-columns-repeated="16381"/>
        </table:table-row>
        <table:table-row table:style-name="ro1">
          <table:table-cell office:value-type="float" office:value="263439" table:style-name="ce8">
            <text:p>263439</text:p>
          </table:table-cell>
          <table:table-cell office:value-type="float" office:value="265619" table:style-name="ce8">
            <text:p>265619</text:p>
          </table:table-cell>
          <table:table-cell office:value-type="float" office:value="319820" table:style-name="ce8">
            <text:p>319820</text:p>
          </table:table-cell>
          <table:table-cell table:number-columns-repeated="16381"/>
        </table:table-row>
        <table:table-row table:style-name="ro1">
          <table:table-cell office:value-type="float" office:value="264046" table:style-name="ce8">
            <text:p>264046</text:p>
          </table:table-cell>
          <table:table-cell office:value-type="float" office:value="265336" table:style-name="ce8">
            <text:p>265336</text:p>
          </table:table-cell>
          <table:table-cell office:value-type="float" office:value="312442" table:style-name="ce8">
            <text:p>312442</text:p>
          </table:table-cell>
          <table:table-cell table:number-columns-repeated="16381"/>
        </table:table-row>
        <table:table-row table:style-name="ro1">
          <table:table-cell office:value-type="float" office:value="264653" table:style-name="ce8">
            <text:p>264653</text:p>
          </table:table-cell>
          <table:table-cell office:value-type="float" office:value="267800" table:style-name="ce8">
            <text:p>267800</text:p>
          </table:table-cell>
          <table:table-cell office:value-type="float" office:value="323521" table:style-name="ce8">
            <text:p>323521</text:p>
          </table:table-cell>
          <table:table-cell table:number-columns-repeated="16381"/>
        </table:table-row>
        <table:table-row table:style-name="ro1">
          <table:table-cell office:value-type="float" office:value="265260" table:style-name="ce8">
            <text:p>265260</text:p>
          </table:table-cell>
          <table:table-cell office:value-type="float" office:value="266324" table:style-name="ce8">
            <text:p>266324</text:p>
          </table:table-cell>
          <table:table-cell office:value-type="float" office:value="326790" table:style-name="ce8">
            <text:p>326790</text:p>
          </table:table-cell>
          <table:table-cell table:number-columns-repeated="16381"/>
        </table:table-row>
        <table:table-row table:style-name="ro1">
          <table:table-cell office:value-type="float" office:value="265867" table:style-name="ce8">
            <text:p>265867</text:p>
          </table:table-cell>
          <table:table-cell office:value-type="float" office:value="265335" table:style-name="ce8">
            <text:p>265335</text:p>
          </table:table-cell>
          <table:table-cell office:value-type="float" office:value="315825" table:style-name="ce8">
            <text:p>315825</text:p>
          </table:table-cell>
          <table:table-cell table:number-columns-repeated="16381"/>
        </table:table-row>
        <table:table-row table:style-name="ro1">
          <table:table-cell office:value-type="float" office:value="266474" table:style-name="ce8">
            <text:p>266474</text:p>
          </table:table-cell>
          <table:table-cell office:value-type="float" office:value="266774" table:style-name="ce8">
            <text:p>266774</text:p>
          </table:table-cell>
          <table:table-cell office:value-type="float" office:value="314624" table:style-name="ce8">
            <text:p>314624</text:p>
          </table:table-cell>
          <table:table-cell table:number-columns-repeated="16381"/>
        </table:table-row>
        <table:table-row table:style-name="ro1">
          <table:table-cell office:value-type="float" office:value="267081" table:style-name="ce8">
            <text:p>267081</text:p>
          </table:table-cell>
          <table:table-cell office:value-type="float" office:value="266071" table:style-name="ce8">
            <text:p>266071</text:p>
          </table:table-cell>
          <table:table-cell office:value-type="float" office:value="310772" table:style-name="ce8">
            <text:p>310772</text:p>
          </table:table-cell>
          <table:table-cell table:number-columns-repeated="16381"/>
        </table:table-row>
        <table:table-row table:number-rows-repeated="104812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edro Silva Martins</meta:initial-creator>
    <dc:creator>ZSUZSA</dc:creator>
    <meta:creation-date>2023-02-14T11:26:50Z</meta:creation-date>
    <dc:date>2023-03-13T15:19:27Z</dc:date>
  </office:meta>
</office:document-meta>
</file>